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7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0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14">
      <style:graphic-properties draw:fill="none" draw:stroke="solid" svg:stroke-width="0.03125in" svg:stroke-color="#000000" draw:marker-end="a1713" svg:stroke-opacity="100%" draw:stroke-linejoin="miter" svg:stroke-linecap="butt"/>
    </style:style>
    <style:style style:family="graphic" style:name="a1716">
      <style:graphic-properties draw:fill="none" draw:stroke="solid" svg:stroke-width="0.03125in" svg:stroke-color="#000000" draw:marker-end="a1715" svg:stroke-opacity="100%" draw:stroke-linejoin="miter" svg:stroke-linecap="butt"/>
    </style:style>
    <style:style style:family="graphic" style:name="a1718">
      <style:graphic-properties draw:fill="none" draw:stroke="solid" svg:stroke-width="0.03125in" svg:stroke-color="#000000" draw:marker-end="a1717" svg:stroke-opacity="100%" draw:stroke-linejoin="miter" svg:stroke-linecap="butt"/>
    </style:style>
    <style:style style:family="graphic" style:name="a14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20">
      <style:graphic-properties draw:fill="none" draw:stroke="solid" svg:stroke-width="0.03125in" svg:stroke-color="#000000" draw:marker-end="a1719" svg:stroke-opacity="100%" draw:stroke-linejoin="miter" svg:stroke-linecap="butt"/>
    </style:style>
    <style:style style:family="graphic" style:name="a1722">
      <style:graphic-properties draw:fill="none" draw:stroke="solid" svg:stroke-width="0.03125in" svg:stroke-color="#000000" draw:marker-end="a1721" svg:stroke-opacity="100%" draw:stroke-linejoin="miter" svg:stroke-linecap="butt"/>
    </style:style>
    <style:style style:family="graphic" style:name="a1724">
      <style:graphic-properties draw:fill="none" draw:stroke="solid" svg:stroke-width="0.03125in" svg:stroke-color="#000000" draw:marker-end="a1723" svg:stroke-opacity="100%" draw:stroke-linejoin="miter" svg:stroke-linecap="butt"/>
    </style:style>
    <style:style style:family="graphic" style:name="a1726">
      <style:graphic-properties draw:fill="none" draw:stroke="solid" svg:stroke-width="0.03125in" svg:stroke-color="#000000" draw:marker-end="a1725" svg:stroke-opacity="100%" draw:stroke-linejoin="miter" svg:stroke-linecap="butt"/>
    </style:style>
    <style:style style:family="graphic" style:name="a1728">
      <style:graphic-properties draw:fill="none" draw:stroke="solid" svg:stroke-width="0.03125in" svg:stroke-color="#000000" draw:marker-end="a1727" svg:stroke-opacity="100%" draw:stroke-linejoin="miter" svg:stroke-linecap="butt"/>
    </style:style>
    <style:style style:family="graphic" style:name="a14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30">
      <style:graphic-properties draw:fill="none" draw:stroke="solid" svg:stroke-width="0.03125in" svg:stroke-color="#000000" draw:marker-end="a1729" svg:stroke-opacity="100%" draw:stroke-linejoin="miter" svg:stroke-linecap="butt"/>
    </style:style>
    <style:style style:family="graphic" style:name="a11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32">
      <style:graphic-properties draw:fill="none" draw:stroke="solid" svg:stroke-width="0.03125in" svg:stroke-color="#000000" draw:marker-end="a1731" svg:stroke-opacity="100%" draw:stroke-linejoin="miter" svg:stroke-linecap="butt"/>
    </style:style>
    <style:style style:family="graphic" style:name="a110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draw:fill="none" draw:stroke="dash" draw:stroke-dash="a1733" svg:stroke-width="0.00694in" svg:stroke-color="#262626" svg:stroke-opacity="100%" draw:stroke-linejoin="miter" svg:stroke-linecap="butt"/>
    </style:style>
    <style:style style:family="graphic" style:name="a1736">
      <style:graphic-properties draw:fill="none" draw:stroke="dash" draw:stroke-dash="a1735" svg:stroke-width="0.00694in" svg:stroke-color="#262626" svg:stroke-opacity="100%" draw:stroke-linejoin="miter" svg:stroke-linecap="butt"/>
    </style:style>
    <style:style style:family="graphic" style:name="a1738">
      <style:graphic-properties draw:fill="none" draw:stroke="dash" draw:stroke-dash="a1737" svg:stroke-width="0.00694in" svg:stroke-color="#262626" svg:stroke-opacity="100%" draw:stroke-linejoin="miter" svg:stroke-linecap="butt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40">
      <style:graphic-properties draw:fill="none" draw:stroke="dash" draw:stroke-dash="a1739" svg:stroke-width="0.00694in" svg:stroke-color="#262626" svg:stroke-opacity="100%" draw:stroke-linejoin="miter" svg:stroke-linecap="butt"/>
    </style:style>
    <style:style style:family="graphic" style:name="a1116">
      <style:graphic-properties draw:fill="none" draw:stroke="solid" svg:stroke-width="0.03125in" svg:stroke-color="#000000" draw:marker-end="a1115" svg:stroke-opacity="100%" draw:stroke-linejoin="miter" svg:stroke-linecap="butt"/>
    </style:style>
    <style:style style:family="graphic" style:name="a1742">
      <style:graphic-properties draw:fill="none" draw:stroke="dash" draw:stroke-dash="a1741" svg:stroke-width="0.00694in" svg:stroke-color="#262626" svg:stroke-opacity="100%" draw:stroke-linejoin="miter" svg:stroke-linecap="butt"/>
    </style:style>
    <style:style style:family="graphic" style:name="a1118">
      <style:graphic-properties draw:fill="none" draw:stroke="solid" svg:stroke-width="0.03125in" svg:stroke-color="#000000" draw:marker-end="a1117" svg:stroke-opacity="100%" draw:stroke-linejoin="miter" svg:stroke-linecap="butt"/>
    </style:style>
    <style:style style:family="graphic" style:name="a1744">
      <style:graphic-properties draw:fill="none" draw:stroke="dash" draw:stroke-dash="a1743" svg:stroke-width="0.00694in" svg:stroke-color="#262626" svg:stroke-opacity="100%" draw:stroke-linejoin="miter" svg:stroke-linecap="butt"/>
    </style:style>
    <style:style style:family="graphic" style:name="a1746">
      <style:graphic-properties draw:fill="none" draw:stroke="dash" draw:stroke-dash="a1745" svg:stroke-width="0.00694in" svg:stroke-color="#262626" svg:stroke-opacity="100%" draw:stroke-linejoin="miter" svg:stroke-linecap="butt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0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3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0">
      <style:graphic-properties draw:fill="none" draw:stroke="solid" svg:stroke-width="0.03125in" svg:stroke-color="#000000" draw:marker-end="a1119" svg:stroke-opacity="100%" draw:stroke-linejoin="miter" svg:stroke-linecap="butt"/>
    </style:style>
    <style:style style:family="graphic" style:name="a1122">
      <style:graphic-properties draw:fill="none" draw:stroke="solid" svg:stroke-width="0.03125in" svg:stroke-color="#000000" draw:marker-end="a1121" svg:stroke-opacity="100%" draw:stroke-linejoin="miter" svg:stroke-linecap="butt"/>
    </style:style>
    <style:style style:family="graphic" style:name="a1124">
      <style:graphic-properties draw:fill="none" draw:stroke="solid" svg:stroke-width="0.03125in" svg:stroke-color="#000000" draw:marker-end="a1123" svg:stroke-opacity="100%" draw:stroke-linejoin="miter" svg:stroke-linecap="butt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draw:fill="none" draw:stroke="solid" svg:stroke-width="0.03125in" svg:stroke-color="#000000" draw:marker-end="a1125" svg:stroke-opacity="100%" draw:stroke-linejoin="miter" svg:stroke-linecap="butt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28">
      <style:graphic-properties draw:fill="none" draw:stroke="solid" svg:stroke-width="0.03125in" svg:stroke-color="#000000" draw:marker-end="a1127" svg:stroke-opacity="100%" draw:stroke-linejoin="miter" svg:stroke-linecap="butt"/>
    </style:style>
    <style:style style:family="drawing-page" style:name="a1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0">
      <style:graphic-properties draw:fill="none" draw:stroke="solid" svg:stroke-width="0.03125in" svg:stroke-color="#000000" draw:marker-end="a1129" svg:stroke-opacity="100%" draw:stroke-linejoin="miter" svg:stroke-linecap="butt"/>
    </style:style>
    <style:style style:family="graphic" style:name="a1132">
      <style:graphic-properties draw:fill="none" draw:stroke="solid" svg:stroke-width="0.03125in" svg:stroke-color="#000000" draw:marker-end="a1131" svg:stroke-opacity="100%" draw:stroke-linejoin="miter" svg:stroke-linecap="butt"/>
    </style:style>
    <style:style style:family="graphic" style:name="a1134">
      <style:graphic-properties draw:fill="none" draw:stroke="solid" svg:stroke-width="0.03125in" svg:stroke-color="#000000" draw:marker-end="a1133" svg:stroke-opacity="100%" draw:stroke-linejoin="miter" svg:stroke-linecap="butt"/>
    </style:style>
    <style:style style:family="graphic" style:name="a176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6">
      <style:graphic-properties draw:fill="none" draw:stroke="dash" draw:stroke-dash="a1135" svg:stroke-width="0.00694in" svg:stroke-color="#262626" svg:stroke-opacity="100%" draw:stroke-linejoin="miter" svg:stroke-linecap="butt"/>
    </style:style>
    <style:style style:family="graphic" style:name="a176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8">
      <style:graphic-properties draw:fill="none" draw:stroke="dash" draw:stroke-dash="a1137" svg:stroke-width="0.00694in" svg:stroke-color="#262626" svg:stroke-opacity="100%" draw:stroke-linejoin="miter" svg:stroke-linecap="butt"/>
    </style:style>
    <style:style style:family="graphic" style:name="a1763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0">
      <style:graphic-properties draw:fill="none" draw:stroke="dash" draw:stroke-dash="a1139" svg:stroke-width="0.00694in" svg:stroke-color="#262626" svg:stroke-opacity="100%" draw:stroke-linejoin="miter" svg:stroke-linecap="butt"/>
    </style:style>
    <style:style style:family="graphic" style:name="a1142">
      <style:graphic-properties draw:fill="none" draw:stroke="dash" draw:stroke-dash="a1141" svg:stroke-width="0.00694in" svg:stroke-color="#262626" svg:stroke-opacity="100%" draw:stroke-linejoin="miter" svg:stroke-linecap="butt"/>
    </style:style>
    <style:style style:family="graphic" style:name="a1144">
      <style:graphic-properties draw:fill="none" draw:stroke="dash" draw:stroke-dash="a1143" svg:stroke-width="0.00694in" svg:stroke-color="#262626" svg:stroke-opacity="100%" draw:stroke-linejoin="miter" svg:stroke-linecap="butt"/>
    </style:style>
    <style:style style:family="graphic" style:name="a17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6">
      <style:graphic-properties draw:fill="none" draw:stroke="dash" draw:stroke-dash="a1145" svg:stroke-width="0.00694in" svg:stroke-color="#262626" svg:stroke-opacity="100%" draw:stroke-linejoin="miter" svg:stroke-linecap="butt"/>
    </style:style>
    <style:style style:family="graphic" style:name="a177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6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6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69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9900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8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8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4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4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9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5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5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8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6600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8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88">
      <style:graphic-properties draw:fill="none" draw:stroke="solid" svg:stroke-width="0.03125in" svg:stroke-color="#000000" draw:marker-end="a2087" svg:stroke-opacity="100%" draw:stroke-linejoin="miter" svg:stroke-linecap="butt"/>
    </style:style>
    <style:style style:family="graphic" style:name="a9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90">
      <style:graphic-properties draw:fill="none" draw:stroke="solid" svg:stroke-width="0.03125in" svg:stroke-color="#000000" draw:marker-end="a2089" svg:stroke-opacity="100%" draw:stroke-linejoin="miter" svg:stroke-linecap="butt"/>
    </style:style>
    <style:style style:family="graphic" style:name="a2092">
      <style:graphic-properties draw:fill="none" draw:stroke="solid" svg:stroke-width="0.03125in" svg:stroke-color="#000000" draw:marker-end="a2091" svg:stroke-opacity="100%" draw:stroke-linejoin="miter" svg:stroke-linecap="butt"/>
    </style:style>
    <style:style style:family="graphic" style:name="a2094">
      <style:graphic-properties draw:fill="none" draw:stroke="solid" svg:stroke-width="0.03125in" svg:stroke-color="#000000" draw:marker-end="a2093" svg:stroke-opacity="100%" draw:stroke-linejoin="miter" svg:stroke-linecap="butt"/>
    </style:style>
    <style:style style:family="graphic" style:name="a2096">
      <style:graphic-properties draw:fill="none" draw:stroke="solid" svg:stroke-width="0.03125in" svg:stroke-color="#000000" draw:marker-end="a2095" svg:stroke-opacity="100%" draw:stroke-linejoin="miter" svg:stroke-linecap="butt"/>
    </style:style>
    <style:style style:family="graphic" style:name="a2098">
      <style:graphic-properties draw:fill="none" draw:stroke="solid" svg:stroke-width="0.03125in" svg:stroke-color="#000000" draw:marker-end="a2097" svg:stroke-opacity="100%" draw:stroke-linejoin="miter" svg:stroke-linecap="butt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06">
      <style:graphic-properties draw:fill="none" draw:stroke="solid" svg:stroke-width="0.03125in" svg:stroke-color="#000000" draw:marker-end="a1905" svg:stroke-opacity="100%" draw:stroke-linejoin="miter" svg:stroke-linecap="butt"/>
    </style:style>
    <style:style style:family="graphic" style:name="a1908">
      <style:graphic-properties draw:fill="none" draw:stroke="solid" svg:stroke-width="0.03125in" svg:stroke-color="#000000" draw:marker-end="a1907" svg:stroke-opacity="100%" draw:stroke-linejoin="miter" svg:stroke-linecap="butt"/>
    </style:style>
    <style:style style:family="graphic" style:name="a1910">
      <style:graphic-properties draw:fill="none" draw:stroke="solid" svg:stroke-width="0.03125in" svg:stroke-color="#000000" draw:marker-end="a1909" svg:stroke-opacity="100%" draw:stroke-linejoin="miter" svg:stroke-linecap="butt"/>
    </style:style>
    <style:style style:family="graphic" style:name="a1912">
      <style:graphic-properties draw:fill="none" draw:stroke="solid" svg:stroke-width="0.03125in" svg:stroke-color="#000000" draw:marker-end="a1911" svg:stroke-opacity="100%" draw:stroke-linejoin="miter" svg:stroke-linecap="butt"/>
    </style:style>
    <style:style style:family="graphic" style:name="a1914">
      <style:graphic-properties draw:fill="none" draw:stroke="solid" svg:stroke-width="0.03125in" svg:stroke-color="#000000" draw:marker-end="a1913" svg:stroke-opacity="100%" draw:stroke-linejoin="miter" svg:stroke-linecap="butt"/>
    </style:style>
    <style:style style:family="graphic" style:name="a1916">
      <style:graphic-properties draw:fill="none" draw:stroke="solid" svg:stroke-width="0.03125in" svg:stroke-color="#000000" draw:marker-end="a1915" svg:stroke-opacity="100%" draw:stroke-linejoin="miter" svg:stroke-linecap="butt"/>
    </style:style>
    <style:style style:family="graphic" style:name="a1918">
      <style:graphic-properties draw:fill="none" draw:stroke="solid" svg:stroke-width="0.03125in" svg:stroke-color="#000000" draw:marker-end="a1917" svg:stroke-opacity="100%" draw:stroke-linejoin="miter" svg:stroke-linecap="butt"/>
    </style:style>
    <style:style style:family="graphic" style:name="a16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0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20">
      <style:graphic-properties draw:fill="none" draw:stroke="solid" svg:stroke-width="0.03125in" svg:stroke-color="#000000" draw:marker-end="a1919" svg:stroke-opacity="100%" draw:stroke-linejoin="miter" svg:stroke-linecap="butt"/>
    </style:style>
    <style:style style:family="graphic" style:name="a1922">
      <style:graphic-properties draw:fill="none" draw:stroke="solid" svg:stroke-width="0.03125in" svg:stroke-color="#000000" draw:marker-end="a1921" svg:stroke-opacity="100%" draw:stroke-linejoin="miter" svg:stroke-linecap="butt"/>
    </style:style>
    <style:style style:family="graphic" style:name="a1924">
      <style:graphic-properties draw:fill="none" draw:stroke="solid" svg:stroke-width="0.03125in" svg:stroke-color="#000000" draw:marker-end="a1923" svg:stroke-opacity="100%" draw:stroke-linejoin="miter" svg:stroke-linecap="butt"/>
    </style:style>
    <style:style style:family="graphic" style:name="a1926">
      <style:graphic-properties draw:fill="none" draw:stroke="dash" draw:stroke-dash="a1925" svg:stroke-width="0.00694in" svg:stroke-color="#262626" svg:stroke-opacity="100%" draw:stroke-linejoin="miter" svg:stroke-linecap="butt"/>
    </style:style>
    <style:style style:family="graphic" style:name="a1928">
      <style:graphic-properties draw:fill="none" draw:stroke="dash" draw:stroke-dash="a1927" svg:stroke-width="0.00694in" svg:stroke-color="#262626" svg:stroke-opacity="100%" draw:stroke-linejoin="miter" svg:stroke-linecap="butt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30">
      <style:graphic-properties draw:fill="none" draw:stroke="dash" draw:stroke-dash="a1929" svg:stroke-width="0.00694in" svg:stroke-color="#262626" svg:stroke-opacity="100%" draw:stroke-linejoin="miter" svg:stroke-linecap="butt"/>
    </style:style>
    <style:style style:family="graphic" style:name="a13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32">
      <style:graphic-properties draw:fill="none" draw:stroke="dash" draw:stroke-dash="a1931" svg:stroke-width="0.00694in" svg:stroke-color="#262626" svg:stroke-opacity="100%" draw:stroke-linejoin="miter" svg:stroke-linecap="butt"/>
    </style:style>
    <style:style style:family="graphic" style:name="a13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34">
      <style:graphic-properties draw:fill="none" draw:stroke="dash" draw:stroke-dash="a1933" svg:stroke-width="0.00694in" svg:stroke-color="#262626" svg:stroke-opacity="100%" draw:stroke-linejoin="miter" svg:stroke-linecap="butt"/>
    </style:style>
    <style:style style:family="graphic" style:name="a1936">
      <style:graphic-properties draw:fill="none" draw:stroke="dash" draw:stroke-dash="a1935" svg:stroke-width="0.00694in" svg:stroke-color="#262626" svg:stroke-opacity="100%" draw:stroke-linejoin="miter" svg:stroke-linecap="butt"/>
    </style:style>
    <style:style style:family="graphic" style:name="a1938">
      <style:graphic-properties draw:fill="none" draw:stroke="dash" draw:stroke-dash="a1937" svg:stroke-width="0.00694in" svg:stroke-color="#262626" svg:stroke-opacity="100%" draw:stroke-linejoin="miter" svg:stroke-linecap="butt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3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35">
      <style:graphic-properties draw:fill="none" draw:stroke="solid" svg:stroke-width="0.03125in" svg:stroke-color="#000000" draw:marker-end="a1334" svg:stroke-opacity="100%" draw:stroke-linejoin="miter" svg:stroke-linecap="butt"/>
    </style:style>
    <style:style style:family="graphic" style:name="a196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37">
      <style:graphic-properties draw:fill="none" draw:stroke="solid" svg:stroke-width="0.03125in" svg:stroke-color="#000000" draw:marker-end="a1336" svg:stroke-opacity="100%" draw:stroke-linejoin="miter" svg:stroke-linecap="butt"/>
    </style:style>
    <style:style style:family="graphic" style:name="a19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39">
      <style:graphic-properties draw:fill="none" draw:stroke="solid" svg:stroke-width="0.03125in" svg:stroke-color="#000000" draw:marker-end="a1338" svg:stroke-opacity="100%" draw:stroke-linejoin="miter" svg:stroke-linecap="butt"/>
    </style:style>
    <style:style style:family="graphic" style:name="a19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5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1">
      <style:graphic-properties draw:fill="none" draw:stroke="solid" svg:stroke-width="0.03125in" svg:stroke-color="#000000" draw:marker-end="a1340" svg:stroke-opacity="100%" draw:stroke-linejoin="miter" svg:stroke-linecap="butt"/>
    </style:style>
    <style:style style:family="graphic" style:name="a1343">
      <style:graphic-properties draw:fill="none" draw:stroke="solid" svg:stroke-width="0.03125in" svg:stroke-color="#000000" draw:marker-end="a1342" svg:stroke-opacity="100%" draw:stroke-linejoin="miter" svg:stroke-linecap="butt"/>
    </style:style>
    <style:style style:family="graphic" style:name="a1345">
      <style:graphic-properties draw:fill="none" draw:stroke="solid" svg:stroke-width="0.03125in" svg:stroke-color="#000000" draw:marker-end="a1344" svg:stroke-opacity="100%" draw:stroke-linejoin="miter" svg:stroke-linecap="butt"/>
    </style:style>
    <style:style style:family="graphic" style:name="a19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47">
      <style:graphic-properties draw:fill="none" draw:stroke="solid" svg:stroke-width="0.03125in" svg:stroke-color="#000000" draw:marker-end="a1346" svg:stroke-opacity="100%" draw:stroke-linejoin="miter" svg:stroke-linecap="butt"/>
    </style:style>
    <style:style style:family="graphic" style:name="a19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49">
      <style:graphic-properties draw:fill="none" draw:stroke="solid" svg:stroke-width="0.03125in" svg:stroke-color="#000000" draw:marker-end="a1348" svg:stroke-opacity="100%" draw:stroke-linejoin="miter" svg:stroke-linecap="butt"/>
    </style:style>
    <style:style style:family="graphic" style:name="a19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draw:fill="none" draw:stroke="solid" svg:stroke-width="0.03125in" svg:stroke-color="#000000" draw:marker-end="a1350" svg:stroke-opacity="100%" draw:stroke-linejoin="miter" svg:stroke-linecap="butt"/>
    </style:style>
    <style:style style:family="graphic" style:name="a1353">
      <style:graphic-properties draw:fill="none" draw:stroke="solid" svg:stroke-width="0.03125in" svg:stroke-color="#000000" draw:marker-end="a1352" svg:stroke-opacity="100%" draw:stroke-linejoin="miter" svg:stroke-linecap="butt"/>
    </style:style>
    <style:style style:family="graphic" style:name="a1355">
      <style:graphic-properties draw:fill="none" draw:stroke="dash" draw:stroke-dash="a1354" svg:stroke-width="0.00694in" svg:stroke-color="#262626" svg:stroke-opacity="100%" draw:stroke-linejoin="miter" svg:stroke-linecap="butt"/>
    </style:style>
    <style:style style:family="graphic" style:name="a19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draw:fill="none" draw:stroke="dash" draw:stroke-dash="a1356" svg:stroke-width="0.00694in" svg:stroke-color="#262626" svg:stroke-opacity="100%" draw:stroke-linejoin="miter" svg:stroke-linecap="butt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59">
      <style:graphic-properties draw:fill="none" draw:stroke="dash" draw:stroke-dash="a1358" svg:stroke-width="0.00694in" svg:stroke-color="#262626" svg:stroke-opacity="100%" draw:stroke-linejoin="miter" svg:stroke-linecap="butt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61">
      <style:graphic-properties draw:fill="none" draw:stroke="dash" draw:stroke-dash="a1360" svg:stroke-width="0.00694in" svg:stroke-color="#262626" svg:stroke-opacity="100%" draw:stroke-linejoin="miter" svg:stroke-linecap="butt"/>
    </style:style>
    <style:style style:family="graphic" style:name="a1363">
      <style:graphic-properties draw:fill="none" draw:stroke="dash" draw:stroke-dash="a1362" svg:stroke-width="0.00694in" svg:stroke-color="#262626" svg:stroke-opacity="100%" draw:stroke-linejoin="miter" svg:stroke-linecap="butt"/>
    </style:style>
    <style:style style:family="graphic" style:name="a1365">
      <style:graphic-properties draw:fill="none" draw:stroke="dash" draw:stroke-dash="a1364" svg:stroke-width="0.00694in" svg:stroke-color="#262626" svg:stroke-opacity="100%" draw:stroke-linejoin="miter" svg:stroke-linecap="butt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draw:fill="none" draw:stroke="dash" draw:stroke-dash="a1366" svg:stroke-width="0.00694in" svg:stroke-color="#262626" svg:stroke-opacity="100%" draw:stroke-linejoin="miter" svg:stroke-linecap="butt"/>
    </style:style>
    <style:style style:family="graphic" style:name="a19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8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9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99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2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4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draw:fill="none" draw:stroke="solid" svg:stroke-width="0.03125in" svg:stroke-color="#000000" draw:marker-end="a2099" svg:stroke-opacity="100%" draw:stroke-linejoin="miter" svg:stroke-linecap="butt"/>
    </style:style>
    <style:style style:family="graphic" style:name="a1530">
      <style:graphic-properties draw:fill="none" draw:stroke="solid" svg:stroke-width="0.03125in" svg:stroke-color="#000000" draw:marker-end="a1529" svg:stroke-opacity="100%" draw:stroke-linejoin="miter" svg:stroke-linecap="butt"/>
    </style:style>
    <style:style style:family="graphic" style:name="a2102">
      <style:graphic-properties draw:fill="none" draw:stroke="solid" svg:stroke-width="0.03125in" svg:stroke-color="#000000" draw:marker-end="a2101" svg:stroke-opacity="100%" draw:stroke-linejoin="miter" svg:stroke-linecap="butt"/>
    </style:style>
    <style:style style:family="graphic" style:name="a1532">
      <style:graphic-properties draw:fill="none" draw:stroke="solid" svg:stroke-width="0.03125in" svg:stroke-color="#000000" draw:marker-end="a1531" svg:stroke-opacity="100%" draw:stroke-linejoin="miter" svg:stroke-linecap="butt"/>
    </style:style>
    <style:style style:family="graphic" style:name="a2104">
      <style:graphic-properties draw:fill="none" draw:stroke="solid" svg:stroke-width="0.03125in" svg:stroke-color="#000000" draw:marker-end="a2103" svg:stroke-opacity="100%" draw:stroke-linejoin="miter" svg:stroke-linecap="butt"/>
    </style:style>
    <style:style style:family="graphic" style:name="a1534">
      <style:graphic-properties draw:fill="none" draw:stroke="solid" svg:stroke-width="0.03125in" svg:stroke-color="#000000" draw:marker-end="a1533" svg:stroke-opacity="100%" draw:stroke-linejoin="miter" svg:stroke-linecap="butt"/>
    </style:style>
    <style:style style:family="graphic" style:name="a2106">
      <style:graphic-properties draw:fill="none" draw:stroke="solid" svg:stroke-width="0.03125in" svg:stroke-color="#000000" draw:marker-end="a2105" svg:stroke-opacity="100%" draw:stroke-linejoin="miter" svg:stroke-linecap="butt"/>
    </style:style>
    <style:style style:family="graphic" style:name="a1536">
      <style:graphic-properties draw:fill="none" draw:stroke="solid" svg:stroke-width="0.03125in" svg:stroke-color="#000000" draw:marker-end="a1535" svg:stroke-opacity="100%" draw:stroke-linejoin="miter" svg:stroke-linecap="butt"/>
    </style:style>
    <style:style style:family="graphic" style:name="a2108">
      <style:graphic-properties draw:fill="none" draw:stroke="dash" draw:stroke-dash="a2107" svg:stroke-width="0.00694in" svg:stroke-color="#262626" svg:stroke-opacity="100%" draw:stroke-linejoin="miter" svg:stroke-linecap="butt"/>
    </style:style>
    <style:style style:family="graphic" style:name="a1538">
      <style:graphic-properties draw:fill="none" draw:stroke="solid" svg:stroke-width="0.03125in" svg:stroke-color="#000000" draw:marker-end="a1537" svg:stroke-opacity="100%" draw:stroke-linejoin="miter" svg:stroke-linecap="butt"/>
    </style:style>
    <style:style style:family="graphic" style:name="a12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2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draw:fill="none" draw:stroke="dash" draw:stroke-dash="a2109" svg:stroke-width="0.00694in" svg:stroke-color="#262626" svg:stroke-opacity="100%" draw:stroke-linejoin="miter" svg:stroke-linecap="butt"/>
    </style:style>
    <style:style style:family="graphic" style:name="a1540">
      <style:graphic-properties draw:fill="none" draw:stroke="solid" svg:stroke-width="0.03125in" svg:stroke-color="#000000" draw:marker-end="a1539" svg:stroke-opacity="100%" draw:stroke-linejoin="miter" svg:stroke-linecap="butt"/>
    </style:style>
    <style:style style:family="graphic" style:name="a2112">
      <style:graphic-properties draw:fill="none" draw:stroke="dash" draw:stroke-dash="a2111" svg:stroke-width="0.00694in" svg:stroke-color="#262626" svg:stroke-opacity="100%" draw:stroke-linejoin="miter" svg:stroke-linecap="butt"/>
    </style:style>
    <style:style style:family="graphic" style:name="a1542">
      <style:graphic-properties draw:fill="none" draw:stroke="solid" svg:stroke-width="0.03125in" svg:stroke-color="#000000" draw:marker-end="a1541" svg:stroke-opacity="100%" draw:stroke-linejoin="miter" svg:stroke-linecap="butt"/>
    </style:style>
    <style:style style:family="graphic" style:name="a2114">
      <style:graphic-properties draw:fill="none" draw:stroke="dash" draw:stroke-dash="a2113" svg:stroke-width="0.00694in" svg:stroke-color="#262626" svg:stroke-opacity="100%" draw:stroke-linejoin="miter" svg:stroke-linecap="butt"/>
    </style:style>
    <style:style style:family="graphic" style:name="a1544">
      <style:graphic-properties draw:fill="none" draw:stroke="solid" svg:stroke-width="0.03125in" svg:stroke-color="#000000" draw:marker-end="a1543" svg:stroke-opacity="100%" draw:stroke-linejoin="miter" svg:stroke-linecap="butt"/>
    </style:style>
    <style:style style:family="graphic" style:name="a2116">
      <style:graphic-properties draw:fill="none" draw:stroke="dash" draw:stroke-dash="a2115" svg:stroke-width="0.00694in" svg:stroke-color="#262626" svg:stroke-opacity="100%" draw:stroke-linejoin="miter" svg:stroke-linecap="butt"/>
    </style:style>
    <style:style style:family="graphic" style:name="a1546">
      <style:graphic-properties draw:fill="none" draw:stroke="solid" svg:stroke-width="0.03125in" svg:stroke-color="#000000" draw:marker-end="a1545" svg:stroke-opacity="100%" draw:stroke-linejoin="miter" svg:stroke-linecap="butt"/>
    </style:style>
    <style:style style:family="graphic" style:name="a2118">
      <style:graphic-properties draw:fill="none" draw:stroke="dash" draw:stroke-dash="a2117" svg:stroke-width="0.00694in" svg:stroke-color="#262626" svg:stroke-opacity="100%" draw:stroke-linejoin="miter" svg:stroke-linecap="butt"/>
    </style:style>
    <style:style style:family="graphic" style:name="a1548">
      <style:graphic-properties draw:fill="none" draw:stroke="solid" svg:stroke-width="0.03125in" svg:stroke-color="#000000" draw:marker-end="a1547" svg:stroke-opacity="100%" draw:stroke-linejoin="miter" svg:stroke-linecap="butt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6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120">
      <style:graphic-properties draw:fill="none" draw:stroke="dash" draw:stroke-dash="a2119" svg:stroke-width="0.00694in" svg:stroke-color="#262626" svg:stroke-opacity="100%" draw:stroke-linejoin="miter" svg:stroke-linecap="butt"/>
    </style:style>
    <style:style style:family="graphic" style:name="a1550">
      <style:graphic-properties draw:fill="none" draw:stroke="dash" draw:stroke-dash="a1549" svg:stroke-width="0.00694in" svg:stroke-color="#262626" svg:stroke-opacity="100%" draw:stroke-linejoin="miter" svg:stroke-linecap="butt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draw:fill="none" draw:stroke="dash" draw:stroke-dash="a1551" svg:stroke-width="0.00694in" svg:stroke-color="#262626" svg:stroke-opacity="100%" draw:stroke-linejoin="miter" svg:stroke-linecap="butt"/>
    </style:style>
    <style:style style:family="graphic" style:name="a2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draw:fill="none" draw:stroke="dash" draw:stroke-dash="a1553" svg:stroke-width="0.00694in" svg:stroke-color="#262626" svg:stroke-opacity="100%" draw:stroke-linejoin="miter" svg:stroke-linecap="butt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56">
      <style:graphic-properties draw:fill="none" draw:stroke="dash" draw:stroke-dash="a1555" svg:stroke-width="0.00694in" svg:stroke-color="#262626" svg:stroke-opacity="100%" draw:stroke-linejoin="miter" svg:stroke-linecap="butt"/>
    </style:style>
    <style:style style:family="graphic" style:name="a1558">
      <style:graphic-properties draw:fill="none" draw:stroke="dash" draw:stroke-dash="a1557" svg:stroke-width="0.00694in" svg:stroke-color="#262626" svg:stroke-opacity="100%" draw:stroke-linejoin="miter" svg:stroke-linecap="butt"/>
    </style:style>
    <style:style style:family="graphic" style:name="a12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60">
      <style:graphic-properties draw:fill="none" draw:stroke="dash" draw:stroke-dash="a1559" svg:stroke-width="0.00694in" svg:stroke-color="#262626" svg:stroke-opacity="100%" draw:stroke-linejoin="miter" svg:stroke-linecap="butt"/>
    </style:style>
    <style:style style:family="graphic" style:name="a1562">
      <style:graphic-properties draw:fill="none" draw:stroke="dash" draw:stroke-dash="a1561" svg:stroke-width="0.00694in" svg:stroke-color="#262626" svg:stroke-opacity="100%" draw:stroke-linejoin="miter" svg:stroke-linecap="butt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9">
      <style:graphic-properties draw:fill="none" draw:stroke="solid" svg:stroke-width="0.00694in" svg:stroke-color="#000000" svg:stroke-opacity="100%" draw:stroke-linejoin="miter" svg:stroke-linecap="butt"/>
    </style:style>
  </office:automatic-styles>
  <office:body>
    <office:presentation>
      <draw:page draw:name="Slide67" draw:style-name="a921" draw:master-page-name="Master1-Layout6-titleOnly-Solo-titolo" presentation:presentation-page-layout-name="Master1-PPL6" draw:id="Slide-322">
        <draw:custom-shape svg:x="5.63823in" svg:y="4.88508in" svg:width="0.70038in" svg:height="0.37207in" draw:id="id114" draw:style-name="a924" draw:name="Rettangolo con angoli arrotondati 268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1.80316in" svg:y="4.91338in" svg:width="1.02786in" svg:height="0.35318in" draw:id="id115" draw:style-name="a927" draw:name="Rettangolo con angoli arrotondati 264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41659in" svg:y="4.92548in" svg:width="0.3463in" svg:height="0.35318in" draw:id="id116" draw:style-name="a930" draw:name="Rettangolo con angoli arrotondati 265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22565in" svg:y="4.91718in" svg:width="0.3463in" svg:height="0.35318in" draw:id="id117" draw:style-name="a933" draw:name="Rettangolo con angoli arrotondati 262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7572in" svg:y="3.92663in" svg:width="1.02032in" svg:height="0.35318in" draw:id="id118" draw:style-name="a936" draw:name="Rettangolo con angoli arrotondati 261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2386in" svg:y="3.92745in" svg:width="1.02032in" svg:height="0.35318in" draw:id="id119" draw:style-name="a939" draw:name="Rettangolo con angoli arrotondati 260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65916in" svg:y="3.92745in" svg:width="1.02032in" svg:height="0.35318in" draw:id="id120" draw:style-name="a942" draw:name="Rettangolo con angoli arrotondati 259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61734in" svg:y="3.92663in" svg:width="1.02032in" svg:height="0.35318in" draw:id="id121" draw:style-name="a945" draw:name="Rettangolo con angoli arrotondati 258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57841in" svg:y="3.92719in" svg:width="1.02032in" svg:height="0.35318in" draw:id="id122" draw:style-name="a948" draw:name="Rettangolo con angoli arrotondati 257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51731in" svg:y="3.9365in" svg:width="1.02032in" svg:height="0.35318in" draw:id="id123" draw:style-name="a951" draw:name="Rettangolo con angoli arrotondati 256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73144in" svg:y="2.97961in" svg:width="0.6804in" svg:height="0.35318in" draw:id="id124" draw:style-name="a954" draw:name="Rettangolo con angoli arrotondati 254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4552in" svg:y="2.96137in" svg:width="0.67745in" svg:height="0.35318in" draw:id="id125" draw:style-name="a957" draw:name="Rettangolo con angoli arrotondati 250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8012in" svg:y="2.96675in" svg:width="0.6804in" svg:height="0.35318in" draw:id="id126" draw:style-name="a960" draw:name="Rettangolo con angoli arrotondati 253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7893in" svg:y="2.97113in" svg:width="0.6804in" svg:height="0.35318in" draw:id="id127" draw:style-name="a963" draw:name="Rettangolo con angoli arrotondati 252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8" presentation:style-name="a966" draw:name="Titolo 1" svg:x="0.62981in" svg:y="0.79796in" svg:width="12.06213in" svg:height="1.08085in" presentation:class="title" presentation:placeholder="false">
          <draw:text-box>
            <text:p text:style-name="a965" text:class-names="" text:cond-style-name=""><text:span text:style-name="a964" text:class-names="">Schedulazione con rate monotonic: parte uno</text:span></text:p>
          </draw:text-box>
          <svg:title/>
          <svg:desc/>
        </draw:frame>
        <draw:connector draw:type="line" svg:x1="0.51208in" svg:y1="3.31697in" svg:x2="12.82125in" svg:y2="3.32136in" draw:id="id129" draw:style-name="a967" draw:name="Connettore diritto 2">
          <svg:title/>
          <svg:desc/>
        </draw:connector>
        <draw:connector draw:type="line" svg:x1="2.22234in" svg:y1="3.14649in" svg:x2="2.22234in" svg:y2="3.50175in" draw:id="id130" draw:style-name="a968" draw:name="Connettore diritto 3">
          <svg:title/>
          <svg:desc/>
        </draw:connector>
        <draw:connector draw:type="line" svg:x1="2.55983in" svg:y1="3.14649in" svg:x2="2.55983in" svg:y2="3.50175in" draw:id="id131" draw:style-name="a969" draw:name="Connettore diritto 4">
          <svg:title/>
          <svg:desc/>
        </draw:connector>
        <draw:connector draw:type="line" svg:x1="2.89945in" svg:y1="3.1423in" svg:x2="2.89945in" svg:y2="3.49756in" draw:id="id132" draw:style-name="a970" draw:name="Connettore diritto 5">
          <svg:title/>
          <svg:desc/>
        </draw:connector>
        <draw:connector draw:type="line" svg:x1="3.24585in" svg:y1="3.12618in" svg:x2="3.24585in" svg:y2="3.48144in" draw:id="id133" draw:style-name="a971" draw:name="Connettore diritto 6">
          <svg:title/>
          <svg:desc/>
        </draw:connector>
        <draw:connector draw:type="line" svg:x1="3.57958in" svg:y1="3.11851in" svg:x2="3.57958in" svg:y2="3.47377in" draw:id="id134" draw:style-name="a972" draw:name="Connettore diritto 7">
          <svg:title/>
          <svg:desc/>
        </draw:connector>
        <draw:connector draw:type="line" svg:x1="3.91981in" svg:y1="3.12618in" svg:x2="3.91981in" svg:y2="3.48144in" draw:id="id135" draw:style-name="a973" draw:name="Connettore diritto 8">
          <svg:title/>
          <svg:desc/>
        </draw:connector>
        <draw:connector draw:type="line" svg:x1="1.88456in" svg:y1="3.14649in" svg:x2="1.88456in" svg:y2="3.50175in" draw:id="id136" draw:style-name="a974" draw:name="Connettore diritto 9">
          <svg:title/>
          <svg:desc/>
        </draw:connector>
        <draw:connector draw:type="line" svg:x1="4.2655in" svg:y1="3.12618in" svg:x2="4.2655in" svg:y2="3.48144in" draw:id="id137" draw:style-name="a975" draw:name="Connettore diritto 10">
          <svg:title/>
          <svg:desc/>
        </draw:connector>
        <draw:connector draw:type="line" svg:x1="4.60815in" svg:y1="3.12618in" svg:x2="4.60815in" svg:y2="3.48144in" draw:id="id138" draw:style-name="a976" draw:name="Connettore diritto 11">
          <svg:title/>
          <svg:desc/>
        </draw:connector>
        <draw:connector draw:type="line" svg:x1="4.94154in" svg:y1="3.13495in" svg:x2="4.94154in" svg:y2="3.49021in" draw:id="id139" draw:style-name="a977" draw:name="Connettore diritto 12">
          <svg:title/>
          <svg:desc/>
        </draw:connector>
        <draw:connector draw:type="line" svg:x1="5.27419in" svg:y1="3.14406in" svg:x2="5.27419in" svg:y2="3.49932in" draw:id="id140" draw:style-name="a978" draw:name="Connettore diritto 13">
          <svg:title/>
          <svg:desc/>
        </draw:connector>
        <draw:connector draw:type="line" svg:x1="5.61445in" svg:y1="3.14373in" svg:x2="5.61445in" svg:y2="3.49899in" draw:id="id141" draw:style-name="a979" draw:name="Connettore diritto 14">
          <svg:title/>
          <svg:desc/>
        </draw:connector>
        <draw:connector draw:type="line" svg:x1="5.95672in" svg:y1="3.13578in" svg:x2="5.95672in" svg:y2="3.49104in" draw:id="id142" draw:style-name="a980" draw:name="Connettore diritto 15">
          <svg:title/>
          <svg:desc/>
        </draw:connector>
        <draw:connector draw:type="line" svg:x1="6.31631in" svg:y1="3.14077in" svg:x2="6.31631in" svg:y2="3.49603in" draw:id="id143" draw:style-name="a981" draw:name="Connettore diritto 16">
          <svg:title/>
          <svg:desc/>
        </draw:connector>
        <draw:connector draw:type="line" svg:x1="6.65408in" svg:y1="3.13495in" svg:x2="6.65408in" svg:y2="3.49021in" draw:id="id144" draw:style-name="a982" draw:name="Connettore diritto 17">
          <svg:title/>
          <svg:desc/>
        </draw:connector>
        <draw:connector draw:type="line" svg:x1="6.98729in" svg:y1="3.12618in" svg:x2="6.98729in" svg:y2="3.48144in" draw:id="id145" draw:style-name="a983" draw:name="Connettore diritto 18">
          <svg:title/>
          <svg:desc/>
        </draw:connector>
        <draw:connector draw:type="line" svg:x1="7.33975in" svg:y1="3.14373in" svg:x2="7.33975in" svg:y2="3.49899in" draw:id="id146" draw:style-name="a984" draw:name="Connettore diritto 19">
          <svg:title/>
          <svg:desc/>
        </draw:connector>
        <draw:connector draw:type="line" svg:x1="7.67753in" svg:y1="3.14373in" svg:x2="7.67753in" svg:y2="3.49899in" draw:id="id147" draw:style-name="a985" draw:name="Connettore diritto 20">
          <svg:title/>
          <svg:desc/>
        </draw:connector>
        <draw:connector draw:type="line" svg:x1="8.01979in" svg:y1="3.14373in" svg:x2="8.01979in" svg:y2="3.49899in" draw:id="id148" draw:style-name="a986" draw:name="Connettore diritto 21">
          <svg:title/>
          <svg:desc/>
        </draw:connector>
        <draw:connector draw:type="line" svg:x1="8.37129in" svg:y1="3.14373in" svg:x2="8.37129in" svg:y2="3.49899in" draw:id="id149" draw:style-name="a987" draw:name="Connettore diritto 22">
          <svg:title/>
          <svg:desc/>
        </draw:connector>
        <draw:connector draw:type="line" svg:x1="8.71101in" svg:y1="3.14372in" svg:x2="8.71101in" svg:y2="3.49899in" draw:id="id150" draw:style-name="a988" draw:name="Connettore diritto 23">
          <svg:title/>
          <svg:desc/>
        </draw:connector>
        <draw:connector draw:type="line" svg:x1="9.05465in" svg:y1="3.13495in" svg:x2="9.05465in" svg:y2="3.49021in" draw:id="id151" draw:style-name="a989" draw:name="Connettore diritto 24">
          <svg:title/>
          <svg:desc/>
        </draw:connector>
        <draw:connector draw:type="line" svg:x1="9.39863in" svg:y1="3.1423in" svg:x2="9.39863in" svg:y2="3.49756in" draw:id="id152" draw:style-name="a990" draw:name="Connettore diritto 25">
          <svg:title/>
          <svg:desc/>
        </draw:connector>
        <draw:connector draw:type="line" svg:x1="9.72734in" svg:y1="3.13057in" svg:x2="9.72734in" svg:y2="3.48583in" draw:id="id153" draw:style-name="a991" draw:name="Connettore diritto 26">
          <svg:title/>
          <svg:desc/>
        </draw:connector>
        <draw:connector draw:type="line" svg:x1="10.05912in" svg:y1="3.12618in" svg:x2="10.05912in" svg:y2="3.48144in" draw:id="id154" draw:style-name="a992" draw:name="Connettore diritto 27">
          <svg:title/>
          <svg:desc/>
        </draw:connector>
        <draw:connector draw:type="line" svg:x1="10.40587in" svg:y1="3.13495in" svg:x2="10.40587in" svg:y2="3.49021in" draw:id="id155" draw:style-name="a993" draw:name="Connettore diritto 28">
          <svg:title/>
          <svg:desc/>
        </draw:connector>
        <draw:connector draw:type="line" svg:x1="10.74814in" svg:y1="3.12618in" svg:x2="10.74814in" svg:y2="3.48144in" draw:id="id156" draw:style-name="a994" draw:name="Connettore diritto 29">
          <svg:title/>
          <svg:desc/>
        </draw:connector>
        <draw:connector draw:type="line" svg:x1="11.09801in" svg:y1="3.15111in" svg:x2="11.09801in" svg:y2="3.50637in" draw:id="id157" draw:style-name="a995" draw:name="Connettore diritto 30">
          <svg:title/>
          <svg:desc/>
        </draw:connector>
        <draw:connector draw:type="line" svg:x1="11.45058in" svg:y1="3.14177in" svg:x2="11.45058in" svg:y2="3.49704in" draw:id="id158" draw:style-name="a996" draw:name="Connettore diritto 31">
          <svg:title/>
          <svg:desc/>
        </draw:connector>
        <draw:connector draw:type="line" svg:x1="11.79187in" svg:y1="3.15111in" svg:x2="11.79187in" svg:y2="3.50637in" draw:id="id159" draw:style-name="a997" draw:name="Connettore diritto 32">
          <svg:title/>
          <svg:desc/>
        </draw:connector>
        <draw:connector draw:type="line" svg:x1="12.13782in" svg:y1="3.1423in" svg:x2="12.13782in" svg:y2="3.49756in" draw:id="id160" draw:style-name="a998" draw:name="Connettore diritto 33">
          <svg:title/>
          <svg:desc/>
        </draw:connector>
        <draw:connector draw:type="line" svg:x1="12.48348in" svg:y1="3.12618in" svg:x2="12.48348in" svg:y2="3.48144in" draw:id="id161" draw:style-name="a999" draw:name="Connettore diritto 34">
          <svg:title/>
          <svg:desc/>
        </draw:connector>
        <draw:connector draw:type="line" svg:x1="12.82125in" svg:y1="3.13935in" svg:x2="12.82125in" svg:y2="3.49462in" draw:id="id162" draw:style-name="a1000" draw:name="Connettore diritto 35">
          <svg:title/>
          <svg:desc/>
        </draw:connector>
        <draw:connector draw:type="line" svg:x1="1.54552in" svg:y1="3.13934in" svg:x2="1.54552in" svg:y2="3.4946in" draw:id="id163" draw:style-name="a1001" draw:name="Connettore diritto 36">
          <svg:title/>
          <svg:desc/>
        </draw:connector>
        <draw:connector draw:type="line" svg:x1="1.20458in" svg:y1="3.13056in" svg:x2="1.20458in" svg:y2="3.48583in" draw:id="id164" draw:style-name="a1002" draw:name="Connettore diritto 37">
          <svg:title/>
          <svg:desc/>
        </draw:connector>
        <draw:connector draw:type="line" svg:x1="0.86683in" svg:y1="3.13934in" svg:x2="0.86683in" svg:y2="3.4946in" draw:id="id165" draw:style-name="a1003" draw:name="Connettore diritto 38">
          <svg:title/>
          <svg:desc/>
        </draw:connector>
        <draw:connector draw:type="line" svg:x1="0.51208in" svg:y1="3.13057in" svg:x2="0.51208in" svg:y2="3.48583in" draw:id="id166" draw:style-name="a1004" draw:name="Connettore diritto 39">
          <svg:title/>
          <svg:desc/>
        </draw:connector>
        <draw:frame draw:id="id167" draw:style-name="a1007" draw:name="CasellaDiTesto 40" svg:x="0.38071in" svg:y="3.45941in" svg:width="0.27249in" svg:height="0.25244in">
          <draw:text-box>
            <text:p text:style-name="a1006" text:class-names="" text:cond-style-name=""><text:span text:style-name="a1005" text:class-names="">0</text:span></text:p>
          </draw:text-box>
          <svg:title/>
          <svg:desc/>
        </draw:frame>
        <draw:frame draw:id="id168" draw:style-name="a1011" draw:name="CasellaDiTesto 42" svg:x="3.44201in" svg:y="3.47377in" svg:width="0.27513in" svg:height="0.25244in">
          <draw:text-box>
            <text:p text:style-name="a1010" text:class-names="" text:cond-style-name=""><text:span text:style-name="a1008" text:class-names="">9</text:span><text:span text:style-name="a1009" text:class-names=""/></text:p>
          </draw:text-box>
          <svg:title/>
          <svg:desc/>
        </draw:frame>
        <draw:frame draw:id="id169" draw:style-name="a1014" draw:name="CasellaDiTesto 44" svg:x="6.47165in" svg:y="3.48144in" svg:width="0.36773in" svg:height="0.25244in">
          <draw:text-box>
            <text:p text:style-name="a1013" text:class-names="" text:cond-style-name=""><text:span text:style-name="a1012" text:class-names="">18</text:span></text:p>
          </draw:text-box>
          <svg:title/>
          <svg:desc/>
        </draw:frame>
        <draw:frame draw:id="id170" draw:style-name="a1017" draw:name="CasellaDiTesto 45" svg:x="9.53914in" svg:y="3.48411in" svg:width="0.36773in" svg:height="0.25244in">
          <draw:text-box>
            <text:p text:style-name="a1016" text:class-names="" text:cond-style-name=""><text:span text:style-name="a1015" text:class-names="">27</text:span></text:p>
          </draw:text-box>
          <svg:title/>
          <svg:desc/>
        </draw:frame>
        <draw:connector draw:type="line" svg:x1="0.51208in" svg:y1="4.27999in" svg:x2="12.82125in" svg:y2="4.28437in" draw:id="id171" draw:style-name="a1018" draw:name="Connettore diritto 87">
          <svg:title/>
          <svg:desc/>
        </draw:connector>
        <draw:connector draw:type="line" svg:x1="2.22234in" svg:y1="4.1095in" svg:x2="2.22234in" svg:y2="4.46477in" draw:id="id172" draw:style-name="a1019" draw:name="Connettore diritto 88">
          <svg:title/>
          <svg:desc/>
        </draw:connector>
        <draw:connector draw:type="line" svg:x1="2.55983in" svg:y1="4.1095in" svg:x2="2.55983in" svg:y2="4.46476in" draw:id="id173" draw:style-name="a1020" draw:name="Connettore diritto 89">
          <svg:title/>
          <svg:desc/>
        </draw:connector>
        <draw:connector draw:type="line" svg:x1="2.89945in" svg:y1="4.10531in" svg:x2="2.89945in" svg:y2="4.46058in" draw:id="id174" draw:style-name="a1021" draw:name="Connettore diritto 90">
          <svg:title/>
          <svg:desc/>
        </draw:connector>
        <draw:connector draw:type="line" svg:x1="3.24585in" svg:y1="4.0892in" svg:x2="3.24585in" svg:y2="4.44446in" draw:id="id175" draw:style-name="a1022" draw:name="Connettore diritto 91">
          <svg:title/>
          <svg:desc/>
        </draw:connector>
        <draw:connector draw:type="line" svg:x1="3.57958in" svg:y1="4.0813in" svg:x2="3.57958in" svg:y2="4.43656in" draw:id="id176" draw:style-name="a1023" draw:name="Connettore diritto 92">
          <svg:title/>
          <svg:desc/>
        </draw:connector>
        <draw:connector draw:type="line" svg:x1="3.91981in" svg:y1="4.08919in" svg:x2="3.91981in" svg:y2="4.44446in" draw:id="id177" draw:style-name="a1024" draw:name="Connettore diritto 93">
          <svg:title/>
          <svg:desc/>
        </draw:connector>
        <draw:connector draw:type="line" svg:x1="1.88456in" svg:y1="4.1095in" svg:x2="1.88456in" svg:y2="4.46477in" draw:id="id178" draw:style-name="a1025" draw:name="Connettore diritto 94">
          <svg:title/>
          <svg:desc/>
        </draw:connector>
        <draw:connector draw:type="line" svg:x1="4.2655in" svg:y1="4.08919in" svg:x2="4.2655in" svg:y2="4.44446in" draw:id="id179" draw:style-name="a1026" draw:name="Connettore diritto 95">
          <svg:title/>
          <svg:desc/>
        </draw:connector>
        <draw:connector draw:type="line" svg:x1="4.60815in" svg:y1="4.08919in" svg:x2="4.60815in" svg:y2="4.44446in" draw:id="id180" draw:style-name="a1027" draw:name="Connettore diritto 96">
          <svg:title/>
          <svg:desc/>
        </draw:connector>
        <draw:connector draw:type="line" svg:x1="4.94154in" svg:y1="4.09796in" svg:x2="4.94154in" svg:y2="4.45323in" draw:id="id181" draw:style-name="a1028" draw:name="Connettore diritto 97">
          <svg:title/>
          <svg:desc/>
        </draw:connector>
        <draw:connector draw:type="line" svg:x1="5.27419in" svg:y1="4.10707in" svg:x2="5.27419in" svg:y2="4.46233in" draw:id="id182" draw:style-name="a1029" draw:name="Connettore diritto 98">
          <svg:title/>
          <svg:desc/>
        </draw:connector>
        <draw:connector draw:type="line" svg:x1="5.61445in" svg:y1="4.10674in" svg:x2="5.61445in" svg:y2="4.46201in" draw:id="id183" draw:style-name="a1030" draw:name="Connettore diritto 99">
          <svg:title/>
          <svg:desc/>
        </draw:connector>
        <draw:connector draw:type="line" svg:x1="5.95672in" svg:y1="4.09879in" svg:x2="5.95672in" svg:y2="4.45406in" draw:id="id184" draw:style-name="a1031" draw:name="Connettore diritto 100">
          <svg:title/>
          <svg:desc/>
        </draw:connector>
        <draw:connector draw:type="line" svg:x1="6.31631in" svg:y1="4.10378in" svg:x2="6.31631in" svg:y2="4.45905in" draw:id="id185" draw:style-name="a1032" draw:name="Connettore diritto 101">
          <svg:title/>
          <svg:desc/>
        </draw:connector>
        <draw:connector draw:type="line" svg:x1="6.65408in" svg:y1="4.09796in" svg:x2="6.65408in" svg:y2="4.45323in" draw:id="id186" draw:style-name="a1033" draw:name="Connettore diritto 102">
          <svg:title/>
          <svg:desc/>
        </draw:connector>
        <draw:connector draw:type="line" svg:x1="6.98729in" svg:y1="4.08919in" svg:x2="6.98729in" svg:y2="4.44446in" draw:id="id187" draw:style-name="a1034" draw:name="Connettore diritto 103">
          <svg:title/>
          <svg:desc/>
        </draw:connector>
        <draw:connector draw:type="line" svg:x1="7.33975in" svg:y1="4.10674in" svg:x2="7.33975in" svg:y2="4.46201in" draw:id="id188" draw:style-name="a1035" draw:name="Connettore diritto 104">
          <svg:title/>
          <svg:desc/>
        </draw:connector>
        <draw:connector draw:type="line" svg:x1="7.67753in" svg:y1="4.10674in" svg:x2="7.67753in" svg:y2="4.46201in" draw:id="id189" draw:style-name="a1036" draw:name="Connettore diritto 105">
          <svg:title/>
          <svg:desc/>
        </draw:connector>
        <draw:connector draw:type="line" svg:x1="8.01979in" svg:y1="4.10674in" svg:x2="8.01979in" svg:y2="4.46201in" draw:id="id190" draw:style-name="a1037" draw:name="Connettore diritto 106">
          <svg:title/>
          <svg:desc/>
        </draw:connector>
        <draw:connector draw:type="line" svg:x1="8.37129in" svg:y1="4.10674in" svg:x2="8.37129in" svg:y2="4.46201in" draw:id="id191" draw:style-name="a1038" draw:name="Connettore diritto 107">
          <svg:title/>
          <svg:desc/>
        </draw:connector>
        <draw:connector draw:type="line" svg:x1="8.71101in" svg:y1="4.10674in" svg:x2="8.71101in" svg:y2="4.462in" draw:id="id192" draw:style-name="a1039" draw:name="Connettore diritto 108">
          <svg:title/>
          <svg:desc/>
        </draw:connector>
        <draw:connector draw:type="line" svg:x1="9.05465in" svg:y1="4.09796in" svg:x2="9.05465in" svg:y2="4.45323in" draw:id="id193" draw:style-name="a1040" draw:name="Connettore diritto 109">
          <svg:title/>
          <svg:desc/>
        </draw:connector>
        <draw:connector draw:type="line" svg:x1="9.39863in" svg:y1="4.10531in" svg:x2="9.39863in" svg:y2="4.46058in" draw:id="id194" draw:style-name="a1041" draw:name="Connettore diritto 110">
          <svg:title/>
          <svg:desc/>
        </draw:connector>
        <draw:connector draw:type="line" svg:x1="9.72734in" svg:y1="4.09358in" svg:x2="9.72734in" svg:y2="4.44885in" draw:id="id195" draw:style-name="a1042" draw:name="Connettore diritto 111">
          <svg:title/>
          <svg:desc/>
        </draw:connector>
        <draw:connector draw:type="line" svg:x1="10.05912in" svg:y1="4.08919in" svg:x2="10.05912in" svg:y2="4.44446in" draw:id="id196" draw:style-name="a1043" draw:name="Connettore diritto 112">
          <svg:title/>
          <svg:desc/>
        </draw:connector>
        <draw:connector draw:type="line" svg:x1="10.40587in" svg:y1="4.09796in" svg:x2="10.40587in" svg:y2="4.45323in" draw:id="id197" draw:style-name="a1044" draw:name="Connettore diritto 113">
          <svg:title/>
          <svg:desc/>
        </draw:connector>
        <draw:connector draw:type="line" svg:x1="10.74814in" svg:y1="4.08919in" svg:x2="10.74814in" svg:y2="4.44446in" draw:id="id198" draw:style-name="a1045" draw:name="Connettore diritto 114">
          <svg:title/>
          <svg:desc/>
        </draw:connector>
        <draw:connector draw:type="line" svg:x1="11.09801in" svg:y1="4.11413in" svg:x2="11.09801in" svg:y2="4.46939in" draw:id="id199" draw:style-name="a1046" draw:name="Connettore diritto 115">
          <svg:title/>
          <svg:desc/>
        </draw:connector>
        <draw:connector draw:type="line" svg:x1="11.45058in" svg:y1="4.10479in" svg:x2="11.45058in" svg:y2="4.46005in" draw:id="id200" draw:style-name="a1047" draw:name="Connettore diritto 116">
          <svg:title/>
          <svg:desc/>
        </draw:connector>
        <draw:connector draw:type="line" svg:x1="11.79187in" svg:y1="4.11413in" svg:x2="11.79187in" svg:y2="4.46939in" draw:id="id201" draw:style-name="a1048" draw:name="Connettore diritto 117">
          <svg:title/>
          <svg:desc/>
        </draw:connector>
        <draw:connector draw:type="line" svg:x1="12.13782in" svg:y1="4.10531in" svg:x2="12.13782in" svg:y2="4.46058in" draw:id="id202" draw:style-name="a1049" draw:name="Connettore diritto 118">
          <svg:title/>
          <svg:desc/>
        </draw:connector>
        <draw:connector draw:type="line" svg:x1="12.48348in" svg:y1="4.0892in" svg:x2="12.48348in" svg:y2="4.44446in" draw:id="id203" draw:style-name="a1050" draw:name="Connettore diritto 119">
          <svg:title/>
          <svg:desc/>
        </draw:connector>
        <draw:connector draw:type="line" svg:x1="12.82125in" svg:y1="4.10237in" svg:x2="12.82125in" svg:y2="4.45763in" draw:id="id204" draw:style-name="a1051" draw:name="Connettore diritto 120">
          <svg:title/>
          <svg:desc/>
        </draw:connector>
        <draw:connector draw:type="line" svg:x1="1.54552in" svg:y1="4.10235in" svg:x2="1.54552in" svg:y2="4.45761in" draw:id="id205" draw:style-name="a1052" draw:name="Connettore diritto 121">
          <svg:title/>
          <svg:desc/>
        </draw:connector>
        <draw:connector draw:type="line" svg:x1="1.20458in" svg:y1="4.09358in" svg:x2="1.20458in" svg:y2="4.44884in" draw:id="id206" draw:style-name="a1053" draw:name="Connettore diritto 122">
          <svg:title/>
          <svg:desc/>
        </draw:connector>
        <draw:connector draw:type="line" svg:x1="0.86683in" svg:y1="4.10235in" svg:x2="0.86683in" svg:y2="4.45761in" draw:id="id207" draw:style-name="a1054" draw:name="Connettore diritto 123">
          <svg:title/>
          <svg:desc/>
        </draw:connector>
        <draw:connector draw:type="line" svg:x1="0.51208in" svg:y1="4.09358in" svg:x2="0.51208in" svg:y2="4.44885in" draw:id="id208" draw:style-name="a1055" draw:name="Connettore diritto 124">
          <svg:title/>
          <svg:desc/>
        </draw:connector>
        <draw:frame draw:id="id209" draw:style-name="a1058" draw:name="CasellaDiTesto 125" svg:x="2.42227in" svg:y="4.42781in" svg:width="0.27513in" svg:height="0.25244in">
          <draw:text-box>
            <text:p text:style-name="a1057" text:class-names="" text:cond-style-name=""><text:span text:style-name="a1056" text:class-names="">6</text:span></text:p>
          </draw:text-box>
          <svg:title/>
          <svg:desc/>
        </draw:frame>
        <draw:frame draw:id="id210" draw:style-name="a1061" draw:name="CasellaDiTesto 127" svg:x="4.42246in" svg:y="4.40025in" svg:width="0.36773in" svg:height="0.25244in">
          <draw:text-box>
            <text:p text:style-name="a1060" text:class-names="" text:cond-style-name=""><text:span text:style-name="a1059" text:class-names="">12</text:span></text:p>
          </draw:text-box>
          <svg:title/>
          <svg:desc/>
        </draw:frame>
        <draw:frame draw:id="id211" draw:style-name="a1064" draw:name="CasellaDiTesto 128" svg:x="6.47165in" svg:y="4.44446in" svg:width="0.36773in" svg:height="0.25244in">
          <draw:text-box>
            <text:p text:style-name="a1063" text:class-names="" text:cond-style-name=""><text:span text:style-name="a1062" text:class-names="">18</text:span></text:p>
          </draw:text-box>
          <svg:title/>
          <svg:desc/>
        </draw:frame>
        <draw:frame draw:id="id212" draw:style-name="a1067" draw:name="CasellaDiTesto 130" svg:x="8.51712in" svg:y="4.42829in" svg:width="0.36773in" svg:height="0.25244in">
          <draw:text-box>
            <text:p text:style-name="a1066" text:class-names="" text:cond-style-name=""><text:span text:style-name="a1065" text:class-names="">24</text:span></text:p>
          </draw:text-box>
          <svg:title/>
          <svg:desc/>
        </draw:frame>
        <draw:frame draw:id="id213" draw:style-name="a1070" draw:name="CasellaDiTesto 131" svg:x="10.56736in" svg:y="4.42731in" svg:width="0.36773in" svg:height="0.25244in">
          <draw:text-box>
            <text:p text:style-name="a1069" text:class-names="" text:cond-style-name=""><text:span text:style-name="a1068" text:class-names="">30</text:span></text:p>
          </draw:text-box>
          <svg:title/>
          <svg:desc/>
        </draw:frame>
        <draw:connector draw:type="line" svg:x1="0.51208in" svg:y1="5.26793in" svg:x2="12.82125in" svg:y2="5.27232in" draw:id="id214" draw:style-name="a1071" draw:name="Connettore diritto 133">
          <svg:title/>
          <svg:desc/>
        </draw:connector>
        <draw:connector draw:type="line" svg:x1="2.22234in" svg:y1="5.09745in" svg:x2="2.22234in" svg:y2="5.45271in" draw:id="id215" draw:style-name="a1072" draw:name="Connettore diritto 134">
          <svg:title/>
          <svg:desc/>
        </draw:connector>
        <draw:connector draw:type="line" svg:x1="2.55983in" svg:y1="5.09745in" svg:x2="2.55983in" svg:y2="5.45271in" draw:id="id216" draw:style-name="a1073" draw:name="Connettore diritto 135">
          <svg:title/>
          <svg:desc/>
        </draw:connector>
        <draw:connector draw:type="line" svg:x1="2.89945in" svg:y1="5.09326in" svg:x2="2.89945in" svg:y2="5.44852in" draw:id="id217" draw:style-name="a1074" draw:name="Connettore diritto 136">
          <svg:title/>
          <svg:desc/>
        </draw:connector>
        <draw:connector draw:type="line" svg:x1="3.24585in" svg:y1="5.07714in" svg:x2="3.24585in" svg:y2="5.4324in" draw:id="id218" draw:style-name="a1075" draw:name="Connettore diritto 137">
          <svg:title/>
          <svg:desc/>
        </draw:connector>
        <draw:connector draw:type="line" svg:x1="3.57958in" svg:y1="5.06924in" svg:x2="3.57958in" svg:y2="5.42451in" draw:id="id219" draw:style-name="a1076" draw:name="Connettore diritto 138">
          <svg:title/>
          <svg:desc/>
        </draw:connector>
        <draw:connector draw:type="line" svg:x1="3.91981in" svg:y1="5.07714in" svg:x2="3.91981in" svg:y2="5.4324in" draw:id="id220" draw:style-name="a1077" draw:name="Connettore diritto 139">
          <svg:title/>
          <svg:desc/>
        </draw:connector>
        <draw:connector draw:type="line" svg:x1="1.88456in" svg:y1="5.09745in" svg:x2="1.88456in" svg:y2="5.45271in" draw:id="id221" draw:style-name="a1078" draw:name="Connettore diritto 140">
          <svg:title/>
          <svg:desc/>
        </draw:connector>
        <draw:connector draw:type="line" svg:x1="4.2655in" svg:y1="5.07714in" svg:x2="4.2655in" svg:y2="5.4324in" draw:id="id222" draw:style-name="a1079" draw:name="Connettore diritto 141">
          <svg:title/>
          <svg:desc/>
        </draw:connector>
        <draw:connector draw:type="line" svg:x1="4.60815in" svg:y1="5.07714in" svg:x2="4.60815in" svg:y2="5.4324in" draw:id="id223" draw:style-name="a1080" draw:name="Connettore diritto 142">
          <svg:title/>
          <svg:desc/>
        </draw:connector>
        <draw:connector draw:type="line" svg:x1="4.94154in" svg:y1="5.08591in" svg:x2="4.94154in" svg:y2="5.44117in" draw:id="id224" draw:style-name="a1081" draw:name="Connettore diritto 143">
          <svg:title/>
          <svg:desc/>
        </draw:connector>
        <draw:connector draw:type="line" svg:x1="5.27419in" svg:y1="5.09502in" svg:x2="5.27419in" svg:y2="5.45028in" draw:id="id225" draw:style-name="a1082" draw:name="Connettore diritto 144">
          <svg:title/>
          <svg:desc/>
        </draw:connector>
        <draw:connector draw:type="line" svg:x1="5.61445in" svg:y1="5.09469in" svg:x2="5.61445in" svg:y2="5.44995in" draw:id="id226" draw:style-name="a1083" draw:name="Connettore diritto 145">
          <svg:title/>
          <svg:desc/>
        </draw:connector>
        <draw:connector draw:type="line" svg:x1="5.95672in" svg:y1="5.08674in" svg:x2="5.95672in" svg:y2="5.442in" draw:id="id227" draw:style-name="a1084" draw:name="Connettore diritto 146">
          <svg:title/>
          <svg:desc/>
        </draw:connector>
        <draw:connector draw:type="line" svg:x1="6.31631in" svg:y1="5.09173in" svg:x2="6.31631in" svg:y2="5.44699in" draw:id="id228" draw:style-name="a1085" draw:name="Connettore diritto 147">
          <svg:title/>
          <svg:desc/>
        </draw:connector>
        <draw:connector draw:type="line" svg:x1="6.65408in" svg:y1="5.08591in" svg:x2="6.65408in" svg:y2="5.44117in" draw:id="id229" draw:style-name="a1086" draw:name="Connettore diritto 148">
          <svg:title/>
          <svg:desc/>
        </draw:connector>
        <draw:connector draw:type="line" svg:x1="6.98729in" svg:y1="5.07714in" svg:x2="6.98729in" svg:y2="5.4324in" draw:id="id230" draw:style-name="a1087" draw:name="Connettore diritto 149">
          <svg:title/>
          <svg:desc/>
        </draw:connector>
        <draw:connector draw:type="line" svg:x1="7.33975in" svg:y1="5.09469in" svg:x2="7.33975in" svg:y2="5.44995in" draw:id="id231" draw:style-name="a1088" draw:name="Connettore diritto 150">
          <svg:title/>
          <svg:desc/>
        </draw:connector>
        <draw:connector draw:type="line" svg:x1="7.67753in" svg:y1="5.09469in" svg:x2="7.67753in" svg:y2="5.44995in" draw:id="id232" draw:style-name="a1089" draw:name="Connettore diritto 151">
          <svg:title/>
          <svg:desc/>
        </draw:connector>
        <draw:connector draw:type="line" svg:x1="8.01979in" svg:y1="5.09469in" svg:x2="8.01979in" svg:y2="5.44995in" draw:id="id233" draw:style-name="a1090" draw:name="Connettore diritto 152">
          <svg:title/>
          <svg:desc/>
        </draw:connector>
        <draw:connector draw:type="line" svg:x1="8.37129in" svg:y1="5.09469in" svg:x2="8.37129in" svg:y2="5.44995in" draw:id="id234" draw:style-name="a1091" draw:name="Connettore diritto 153">
          <svg:title/>
          <svg:desc/>
        </draw:connector>
        <draw:connector draw:type="line" svg:x1="8.71101in" svg:y1="5.09469in" svg:x2="8.71101in" svg:y2="5.44995in" draw:id="id235" draw:style-name="a1092" draw:name="Connettore diritto 154">
          <svg:title/>
          <svg:desc/>
        </draw:connector>
        <draw:connector draw:type="line" svg:x1="9.05465in" svg:y1="5.08591in" svg:x2="9.05465in" svg:y2="5.44117in" draw:id="id236" draw:style-name="a1093" draw:name="Connettore diritto 155">
          <svg:title/>
          <svg:desc/>
        </draw:connector>
        <draw:connector draw:type="line" svg:x1="9.39863in" svg:y1="5.09326in" svg:x2="9.39863in" svg:y2="5.44852in" draw:id="id237" draw:style-name="a1094" draw:name="Connettore diritto 156">
          <svg:title/>
          <svg:desc/>
        </draw:connector>
        <draw:connector draw:type="line" svg:x1="9.72734in" svg:y1="5.08153in" svg:x2="9.72734in" svg:y2="5.43679in" draw:id="id238" draw:style-name="a1095" draw:name="Connettore diritto 157">
          <svg:title/>
          <svg:desc/>
        </draw:connector>
        <draw:connector draw:type="line" svg:x1="10.05912in" svg:y1="5.07714in" svg:x2="10.05912in" svg:y2="5.4324in" draw:id="id239" draw:style-name="a1096" draw:name="Connettore diritto 158">
          <svg:title/>
          <svg:desc/>
        </draw:connector>
        <draw:connector draw:type="line" svg:x1="10.40587in" svg:y1="5.08591in" svg:x2="10.40587in" svg:y2="5.44117in" draw:id="id240" draw:style-name="a1097" draw:name="Connettore diritto 159">
          <svg:title/>
          <svg:desc/>
        </draw:connector>
        <draw:connector draw:type="line" svg:x1="10.74814in" svg:y1="5.07714in" svg:x2="10.74814in" svg:y2="5.4324in" draw:id="id241" draw:style-name="a1098" draw:name="Connettore diritto 160">
          <svg:title/>
          <svg:desc/>
        </draw:connector>
        <draw:connector draw:type="line" svg:x1="11.09801in" svg:y1="5.10207in" svg:x2="11.09801in" svg:y2="5.45734in" draw:id="id242" draw:style-name="a1099" draw:name="Connettore diritto 161">
          <svg:title/>
          <svg:desc/>
        </draw:connector>
        <draw:connector draw:type="line" svg:x1="11.45058in" svg:y1="5.09273in" svg:x2="11.45058in" svg:y2="5.448in" draw:id="id243" draw:style-name="a1100" draw:name="Connettore diritto 162">
          <svg:title/>
          <svg:desc/>
        </draw:connector>
        <draw:connector draw:type="line" svg:x1="11.79187in" svg:y1="5.10207in" svg:x2="11.79187in" svg:y2="5.45733in" draw:id="id244" draw:style-name="a1101" draw:name="Connettore diritto 163">
          <svg:title/>
          <svg:desc/>
        </draw:connector>
        <draw:connector draw:type="line" svg:x1="12.13782in" svg:y1="5.09326in" svg:x2="12.13782in" svg:y2="5.44852in" draw:id="id245" draw:style-name="a1102" draw:name="Connettore diritto 164">
          <svg:title/>
          <svg:desc/>
        </draw:connector>
        <draw:connector draw:type="line" svg:x1="12.48348in" svg:y1="5.07714in" svg:x2="12.48348in" svg:y2="5.43241in" draw:id="id246" draw:style-name="a1103" draw:name="Connettore diritto 165">
          <svg:title/>
          <svg:desc/>
        </draw:connector>
        <draw:connector draw:type="line" svg:x1="12.82125in" svg:y1="5.09032in" svg:x2="12.82125in" svg:y2="5.44558in" draw:id="id247" draw:style-name="a1104" draw:name="Connettore diritto 166">
          <svg:title/>
          <svg:desc/>
        </draw:connector>
        <draw:connector draw:type="line" svg:x1="1.54552in" svg:y1="5.0903in" svg:x2="1.54552in" svg:y2="5.44556in" draw:id="id248" draw:style-name="a1105" draw:name="Connettore diritto 167">
          <svg:title/>
          <svg:desc/>
        </draw:connector>
        <draw:connector draw:type="line" svg:x1="1.20458in" svg:y1="5.08153in" svg:x2="1.20458in" svg:y2="5.43679in" draw:id="id249" draw:style-name="a1106" draw:name="Connettore diritto 168">
          <svg:title/>
          <svg:desc/>
        </draw:connector>
        <draw:connector draw:type="line" svg:x1="0.86683in" svg:y1="5.0903in" svg:x2="0.86683in" svg:y2="5.44556in" draw:id="id250" draw:style-name="a1107" draw:name="Connettore diritto 169">
          <svg:title/>
          <svg:desc/>
        </draw:connector>
        <draw:connector draw:type="line" svg:x1="0.51208in" svg:y1="5.08153in" svg:x2="0.51208in" svg:y2="5.43679in" draw:id="id251" draw:style-name="a1108" draw:name="Connettore diritto 170">
          <svg:title/>
          <svg:desc/>
        </draw:connector>
        <draw:frame draw:id="id252" draw:style-name="a1111" draw:name="CasellaDiTesto 176" svg:x="8.51712in" svg:y="5.41624in" svg:width="0.36773in" svg:height="0.25244in">
          <draw:text-box>
            <text:p text:style-name="a1110" text:class-names="" text:cond-style-name=""><text:span text:style-name="a1109" text:class-names="">24</text:span></text:p>
          </draw:text-box>
          <svg:title/>
          <svg:desc/>
        </draw:frame>
        <draw:frame draw:id="id253" draw:style-name="a1114" draw:name="CasellaDiTesto 178" svg:x="12.63739in" svg:y="4.42341in" svg:width="0.36773in" svg:height="0.25244in">
          <draw:text-box>
            <text:p text:style-name="a1113" text:class-names="" text:cond-style-name=""><text:span text:style-name="a1112" text:class-names="">36</text:span></text:p>
          </draw:text-box>
          <svg:title/>
          <svg:desc/>
        </draw:frame>
        <draw:connector draw:type="line" svg:x1="3.57958in" svg:y1="3.31455in" svg:x2="3.57958in" svg:y2="3.06082in" draw:id="id254" draw:style-name="a1116" draw:name="Connettore 2 180">
          <svg:title/>
          <svg:desc/>
        </draw:connector>
        <draw:connector draw:type="line" svg:x1="6.65408in" svg:y1="3.31455in" svg:x2="6.65408in" svg:y2="3.06082in" draw:id="id255" draw:style-name="a1118" draw:name="Connettore 2 230">
          <svg:title/>
          <svg:desc/>
        </draw:connector>
        <draw:connector draw:type="line" svg:x1="9.72941in" svg:y1="3.31455in" svg:x2="9.72941in" svg:y2="3.06082in" draw:id="id256" draw:style-name="a1120" draw:name="Connettore 2 231">
          <svg:title/>
          <svg:desc/>
        </draw:connector>
        <draw:connector draw:type="line" svg:x1="2.55983in" svg:y1="4.27999in" svg:x2="2.55983in" svg:y2="4.02625in" draw:id="id257" draw:style-name="a1122" draw:name="Connettore 2 232">
          <svg:title/>
          <svg:desc/>
        </draw:connector>
        <draw:connector draw:type="line" svg:x1="4.60815in" svg:y1="4.27999in" svg:x2="4.60815in" svg:y2="4.02625in" draw:id="id258" draw:style-name="a1124" draw:name="Connettore 2 233">
          <svg:title/>
          <svg:desc/>
        </draw:connector>
        <draw:connector draw:type="line" svg:x1="6.66324in" svg:y1="4.27999in" svg:x2="6.66324in" svg:y2="4.02625in" draw:id="id259" draw:style-name="a1126" draw:name="Connettore 2 234">
          <svg:title/>
          <svg:desc/>
        </draw:connector>
        <draw:connector draw:type="line" svg:x1="8.71101in" svg:y1="4.27999in" svg:x2="8.71101in" svg:y2="4.02625in" draw:id="id260" draw:style-name="a1128" draw:name="Connettore 2 235">
          <svg:title/>
          <svg:desc/>
        </draw:connector>
        <draw:connector draw:type="line" svg:x1="10.74814in" svg:y1="4.27999in" svg:x2="10.74814in" svg:y2="4.02625in" draw:id="id261" draw:style-name="a1130" draw:name="Connettore 2 236">
          <svg:title/>
          <svg:desc/>
        </draw:connector>
        <draw:connector draw:type="line" svg:x1="12.82397in" svg:y1="4.27999in" svg:x2="12.82397in" svg:y2="4.02625in" draw:id="id262" draw:style-name="a1132" draw:name="Connettore 2 237">
          <svg:title/>
          <svg:desc/>
        </draw:connector>
        <draw:connector draw:type="line" svg:x1="8.71373in" svg:y1="5.26793in" svg:x2="8.71373in" svg:y2="5.0142in" draw:id="id263" draw:style-name="a1134" draw:name="Connettore 2 238">
          <svg:title/>
          <svg:desc/>
        </draw:connector>
        <draw:connector draw:type="line" svg:x1="2.55983in" svg:y1="2.93023in" svg:x2="2.55983in" svg:y2="5.54246in" draw:id="id264" draw:style-name="a1136" draw:name="Connettore diritto 240">
          <svg:title/>
          <svg:desc/>
        </draw:connector>
        <draw:connector draw:type="line" svg:x1="4.60633in" svg:y1="2.91667in" svg:x2="4.60633in" svg:y2="5.52889in" draw:id="id265" draw:style-name="a1138" draw:name="Connettore diritto 245">
          <svg:title/>
          <svg:desc/>
        </draw:connector>
        <draw:connector draw:type="line" svg:x1="6.65408in" svg:y1="2.91613in" svg:x2="6.65408in" svg:y2="5.52836in" draw:id="id266" draw:style-name="a1140" draw:name="Connettore diritto 246">
          <svg:title/>
          <svg:desc/>
        </draw:connector>
        <draw:connector draw:type="line" svg:x1="8.71101in" svg:y1="2.9283in" svg:x2="8.71101in" svg:y2="5.54052in" draw:id="id267" draw:style-name="a1142" draw:name="Connettore diritto 247">
          <svg:title/>
          <svg:desc/>
        </draw:connector>
        <draw:connector draw:type="line" svg:x1="10.74814in" svg:y1="2.92829in" svg:x2="10.74814in" svg:y2="5.54052in" draw:id="id268" draw:style-name="a1144" draw:name="Connettore diritto 248">
          <svg:title/>
          <svg:desc/>
        </draw:connector>
        <draw:connector draw:type="line" svg:x1="12.82125in" svg:y1="2.92829in" svg:x2="12.82125in" svg:y2="5.54052in" draw:id="id269" draw:style-name="a1146" draw:name="Connettore diritto 249">
          <svg:title/>
          <svg:desc/>
        </draw:connector>
        <draw:custom-shape svg:x="4.26051in" svg:y="4.91338in" svg:width="0.3463in" svg:height="0.35318in" draw:id="id270" draw:style-name="a1149" draw:name="Rettangolo con angoli arrotondati 263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2" draw:style-name="a1150" draw:master-page-name="Master1-Layout6-titleOnly-Solo-titolo" presentation:presentation-page-layout-name="Master1-PPL6" draw:id="Slide-327">
        <draw:custom-shape svg:x="8.35156in" svg:y="4.91337in" svg:width="0.3463in" svg:height="0.35318in" draw:id="id271" draw:style-name="a1153" draw:name="Rettangolo con angoli arrotondati 186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3109in" svg:y="4.91337in" svg:width="1.02786in" svg:height="0.35318in" draw:id="id272" draw:style-name="a1156" draw:name="Rettangolo con angoli arrotondati 185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7676in" svg:y="3.91747in" svg:width="1.02032in" svg:height="0.35318in" draw:id="id273" draw:style-name="a1159" draw:name="Rettangolo con angoli arrotondati 184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1557in" svg:y="3.91738in" svg:width="1.02032in" svg:height="0.35318in" draw:id="id274" draw:style-name="a1162" draw:name="Rettangolo con angoli arrotondati 183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67378in" svg:y="3.93118in" svg:width="1.02032in" svg:height="0.35318in" draw:id="id275" draw:style-name="a1165" draw:name="Rettangolo con angoli arrotondati 182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9513in" svg:y="3.9177in" svg:width="1.02032in" svg:height="0.35318in" draw:id="id276" draw:style-name="a1168" draw:name="Rettangolo con angoli arrotondati 181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5704in" svg:y="3.9196in" svg:width="1.02032in" svg:height="0.35318in" draw:id="id277" draw:style-name="a1171" draw:name="Rettangolo con angoli arrotondati 179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51731in" svg:y="3.91966in" svg:width="1.02032in" svg:height="0.35318in" draw:id="id278" draw:style-name="a1174" draw:name="Rettangolo con angoli arrotondati 178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72345in" svg:y="2.95778in" svg:width="0.6804in" svg:height="0.35318in" draw:id="id279" draw:style-name="a1177" draw:name="Rettangolo con angoli arrotondati 177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8372in" svg:y="2.95808in" svg:width="0.6804in" svg:height="0.35318in" draw:id="id280" draw:style-name="a1180" draw:name="Rettangolo con angoli arrotondati 175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9109in" svg:y="2.9577in" svg:width="0.6804in" svg:height="0.35318in" draw:id="id281" draw:style-name="a1183" draw:name="Rettangolo con angoli arrotondati 174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5284in" svg:y="2.9577in" svg:width="0.6804in" svg:height="0.35318in" draw:id="id282" draw:style-name="a1186" draw:name="Rettangolo con angoli arrotondati 173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83" presentation:style-name="a1189" draw:name="Titolo 1" svg:x="0.62981in" svg:y="0.79796in" svg:width="12.06213in" svg:height="1.08085in" presentation:class="title" presentation:placeholder="false">
          <draw:text-box>
            <text:p text:style-name="a1188" text:class-names="" text:cond-style-name=""><text:span text:style-name="a1187" text:class-names="">Schedulazione con rate monotonic: parte due</text:span></text:p>
          </draw:text-box>
          <svg:title/>
          <svg:desc/>
        </draw:frame>
        <draw:connector draw:type="line" svg:x1="0.51208in" svg:y1="3.31697in" svg:x2="12.82125in" svg:y2="3.32136in" draw:id="id284" draw:style-name="a1190" draw:name="Connettore diritto 2">
          <svg:title/>
          <svg:desc/>
        </draw:connector>
        <draw:connector draw:type="line" svg:x1="2.22234in" svg:y1="3.14649in" svg:x2="2.22234in" svg:y2="3.50175in" draw:id="id285" draw:style-name="a1191" draw:name="Connettore diritto 3">
          <svg:title/>
          <svg:desc/>
        </draw:connector>
        <draw:connector draw:type="line" svg:x1="2.55983in" svg:y1="3.14649in" svg:x2="2.55983in" svg:y2="3.50175in" draw:id="id286" draw:style-name="a1192" draw:name="Connettore diritto 4">
          <svg:title/>
          <svg:desc/>
        </draw:connector>
        <draw:connector draw:type="line" svg:x1="2.89945in" svg:y1="3.1423in" svg:x2="2.89945in" svg:y2="3.49756in" draw:id="id287" draw:style-name="a1193" draw:name="Connettore diritto 5">
          <svg:title/>
          <svg:desc/>
        </draw:connector>
        <draw:connector draw:type="line" svg:x1="3.24585in" svg:y1="3.12618in" svg:x2="3.24585in" svg:y2="3.48144in" draw:id="id288" draw:style-name="a1194" draw:name="Connettore diritto 6">
          <svg:title/>
          <svg:desc/>
        </draw:connector>
        <draw:connector draw:type="line" svg:x1="3.57958in" svg:y1="3.11851in" svg:x2="3.57958in" svg:y2="3.47377in" draw:id="id289" draw:style-name="a1195" draw:name="Connettore diritto 7">
          <svg:title/>
          <svg:desc/>
        </draw:connector>
        <draw:connector draw:type="line" svg:x1="3.91981in" svg:y1="3.12618in" svg:x2="3.91981in" svg:y2="3.48144in" draw:id="id290" draw:style-name="a1196" draw:name="Connettore diritto 8">
          <svg:title/>
          <svg:desc/>
        </draw:connector>
        <draw:connector draw:type="line" svg:x1="1.88456in" svg:y1="3.14649in" svg:x2="1.88456in" svg:y2="3.50175in" draw:id="id291" draw:style-name="a1197" draw:name="Connettore diritto 9">
          <svg:title/>
          <svg:desc/>
        </draw:connector>
        <draw:connector draw:type="line" svg:x1="4.2655in" svg:y1="3.12618in" svg:x2="4.2655in" svg:y2="3.48144in" draw:id="id292" draw:style-name="a1198" draw:name="Connettore diritto 10">
          <svg:title/>
          <svg:desc/>
        </draw:connector>
        <draw:connector draw:type="line" svg:x1="4.60815in" svg:y1="3.12618in" svg:x2="4.60815in" svg:y2="3.48144in" draw:id="id293" draw:style-name="a1199" draw:name="Connettore diritto 11">
          <svg:title/>
          <svg:desc/>
        </draw:connector>
        <draw:connector draw:type="line" svg:x1="4.94154in" svg:y1="3.13495in" svg:x2="4.94154in" svg:y2="3.49021in" draw:id="id294" draw:style-name="a1200" draw:name="Connettore diritto 12">
          <svg:title/>
          <svg:desc/>
        </draw:connector>
        <draw:connector draw:type="line" svg:x1="5.27419in" svg:y1="3.14406in" svg:x2="5.27419in" svg:y2="3.49932in" draw:id="id295" draw:style-name="a1201" draw:name="Connettore diritto 13">
          <svg:title/>
          <svg:desc/>
        </draw:connector>
        <draw:connector draw:type="line" svg:x1="5.61445in" svg:y1="3.14373in" svg:x2="5.61445in" svg:y2="3.49899in" draw:id="id296" draw:style-name="a1202" draw:name="Connettore diritto 14">
          <svg:title/>
          <svg:desc/>
        </draw:connector>
        <draw:connector draw:type="line" svg:x1="5.95672in" svg:y1="3.13578in" svg:x2="5.95672in" svg:y2="3.49104in" draw:id="id297" draw:style-name="a1203" draw:name="Connettore diritto 15">
          <svg:title/>
          <svg:desc/>
        </draw:connector>
        <draw:connector draw:type="line" svg:x1="6.31631in" svg:y1="3.14077in" svg:x2="6.31631in" svg:y2="3.49603in" draw:id="id298" draw:style-name="a1204" draw:name="Connettore diritto 16">
          <svg:title/>
          <svg:desc/>
        </draw:connector>
        <draw:connector draw:type="line" svg:x1="6.65408in" svg:y1="3.13495in" svg:x2="6.65408in" svg:y2="3.49021in" draw:id="id299" draw:style-name="a1205" draw:name="Connettore diritto 17">
          <svg:title/>
          <svg:desc/>
        </draw:connector>
        <draw:connector draw:type="line" svg:x1="6.98729in" svg:y1="3.12618in" svg:x2="6.98729in" svg:y2="3.48144in" draw:id="id300" draw:style-name="a1206" draw:name="Connettore diritto 18">
          <svg:title/>
          <svg:desc/>
        </draw:connector>
        <draw:connector draw:type="line" svg:x1="7.33975in" svg:y1="3.14373in" svg:x2="7.33975in" svg:y2="3.49899in" draw:id="id301" draw:style-name="a1207" draw:name="Connettore diritto 19">
          <svg:title/>
          <svg:desc/>
        </draw:connector>
        <draw:connector draw:type="line" svg:x1="7.67753in" svg:y1="3.14373in" svg:x2="7.67753in" svg:y2="3.49899in" draw:id="id302" draw:style-name="a1208" draw:name="Connettore diritto 20">
          <svg:title/>
          <svg:desc/>
        </draw:connector>
        <draw:connector draw:type="line" svg:x1="8.01979in" svg:y1="3.14373in" svg:x2="8.01979in" svg:y2="3.49899in" draw:id="id303" draw:style-name="a1209" draw:name="Connettore diritto 21">
          <svg:title/>
          <svg:desc/>
        </draw:connector>
        <draw:connector draw:type="line" svg:x1="8.37129in" svg:y1="3.14373in" svg:x2="8.37129in" svg:y2="3.49899in" draw:id="id304" draw:style-name="a1210" draw:name="Connettore diritto 22">
          <svg:title/>
          <svg:desc/>
        </draw:connector>
        <draw:connector draw:type="line" svg:x1="8.71101in" svg:y1="3.14372in" svg:x2="8.71101in" svg:y2="3.49899in" draw:id="id305" draw:style-name="a1211" draw:name="Connettore diritto 23">
          <svg:title/>
          <svg:desc/>
        </draw:connector>
        <draw:connector draw:type="line" svg:x1="9.05465in" svg:y1="3.13495in" svg:x2="9.05465in" svg:y2="3.49021in" draw:id="id306" draw:style-name="a1212" draw:name="Connettore diritto 24">
          <svg:title/>
          <svg:desc/>
        </draw:connector>
        <draw:connector draw:type="line" svg:x1="9.39863in" svg:y1="3.1423in" svg:x2="9.39863in" svg:y2="3.49756in" draw:id="id307" draw:style-name="a1213" draw:name="Connettore diritto 25">
          <svg:title/>
          <svg:desc/>
        </draw:connector>
        <draw:connector draw:type="line" svg:x1="9.72734in" svg:y1="3.13057in" svg:x2="9.72734in" svg:y2="3.48583in" draw:id="id308" draw:style-name="a1214" draw:name="Connettore diritto 26">
          <svg:title/>
          <svg:desc/>
        </draw:connector>
        <draw:connector draw:type="line" svg:x1="10.05912in" svg:y1="3.12618in" svg:x2="10.05912in" svg:y2="3.48144in" draw:id="id309" draw:style-name="a1215" draw:name="Connettore diritto 27">
          <svg:title/>
          <svg:desc/>
        </draw:connector>
        <draw:connector draw:type="line" svg:x1="10.40587in" svg:y1="3.13495in" svg:x2="10.40587in" svg:y2="3.49021in" draw:id="id310" draw:style-name="a1216" draw:name="Connettore diritto 28">
          <svg:title/>
          <svg:desc/>
        </draw:connector>
        <draw:connector draw:type="line" svg:x1="10.74814in" svg:y1="3.12618in" svg:x2="10.74814in" svg:y2="3.48144in" draw:id="id311" draw:style-name="a1217" draw:name="Connettore diritto 29">
          <svg:title/>
          <svg:desc/>
        </draw:connector>
        <draw:connector draw:type="line" svg:x1="11.09801in" svg:y1="3.15111in" svg:x2="11.09801in" svg:y2="3.50637in" draw:id="id312" draw:style-name="a1218" draw:name="Connettore diritto 30">
          <svg:title/>
          <svg:desc/>
        </draw:connector>
        <draw:connector draw:type="line" svg:x1="11.45058in" svg:y1="3.14177in" svg:x2="11.45058in" svg:y2="3.49704in" draw:id="id313" draw:style-name="a1219" draw:name="Connettore diritto 31">
          <svg:title/>
          <svg:desc/>
        </draw:connector>
        <draw:connector draw:type="line" svg:x1="11.79187in" svg:y1="3.15111in" svg:x2="11.79187in" svg:y2="3.50637in" draw:id="id314" draw:style-name="a1220" draw:name="Connettore diritto 32">
          <svg:title/>
          <svg:desc/>
        </draw:connector>
        <draw:connector draw:type="line" svg:x1="12.13782in" svg:y1="3.1423in" svg:x2="12.13782in" svg:y2="3.49756in" draw:id="id315" draw:style-name="a1221" draw:name="Connettore diritto 33">
          <svg:title/>
          <svg:desc/>
        </draw:connector>
        <draw:connector draw:type="line" svg:x1="12.48348in" svg:y1="3.12618in" svg:x2="12.48348in" svg:y2="3.48144in" draw:id="id316" draw:style-name="a1222" draw:name="Connettore diritto 34">
          <svg:title/>
          <svg:desc/>
        </draw:connector>
        <draw:connector draw:type="line" svg:x1="12.82125in" svg:y1="3.13935in" svg:x2="12.82125in" svg:y2="3.49462in" draw:id="id317" draw:style-name="a1223" draw:name="Connettore diritto 35">
          <svg:title/>
          <svg:desc/>
        </draw:connector>
        <draw:connector draw:type="line" svg:x1="1.54552in" svg:y1="3.13934in" svg:x2="1.54552in" svg:y2="3.4946in" draw:id="id318" draw:style-name="a1224" draw:name="Connettore diritto 36">
          <svg:title/>
          <svg:desc/>
        </draw:connector>
        <draw:connector draw:type="line" svg:x1="1.20458in" svg:y1="3.13056in" svg:x2="1.20458in" svg:y2="3.48583in" draw:id="id319" draw:style-name="a1225" draw:name="Connettore diritto 37">
          <svg:title/>
          <svg:desc/>
        </draw:connector>
        <draw:connector draw:type="line" svg:x1="0.86683in" svg:y1="3.13934in" svg:x2="0.86683in" svg:y2="3.4946in" draw:id="id320" draw:style-name="a1226" draw:name="Connettore diritto 38">
          <svg:title/>
          <svg:desc/>
        </draw:connector>
        <draw:connector draw:type="line" svg:x1="0.51208in" svg:y1="3.13057in" svg:x2="0.51208in" svg:y2="3.48583in" draw:id="id321" draw:style-name="a1227" draw:name="Connettore diritto 39">
          <svg:title/>
          <svg:desc/>
        </draw:connector>
        <draw:frame draw:id="id322" draw:style-name="a1230" draw:name="CasellaDiTesto 40" svg:x="0.33561in" svg:y="4.42731in" svg:width="0.34805in" svg:height="0.25244in">
          <draw:text-box>
            <text:p text:style-name="a1229" text:class-names="" text:cond-style-name=""><text:span text:style-name="a1228" text:class-names="">36</text:span></text:p>
          </draw:text-box>
          <svg:title/>
          <svg:desc/>
        </draw:frame>
        <draw:frame draw:id="id323" draw:style-name="a1233" draw:name="CasellaDiTesto 42" svg:x="3.3589in" svg:y="3.4438in" svg:width="0.43709in" svg:height="0.25244in">
          <draw:text-box>
            <text:p text:style-name="a1232" text:class-names="" text:cond-style-name=""><text:span text:style-name="a1231" text:class-names="">45</text:span></text:p>
          </draw:text-box>
          <svg:title/>
          <svg:desc/>
        </draw:frame>
        <draw:frame draw:id="id324" draw:style-name="a1236" draw:name="CasellaDiTesto 44" svg:x="6.47165in" svg:y="3.48144in" svg:width="0.36773in" svg:height="0.25244in">
          <draw:text-box>
            <text:p text:style-name="a1235" text:class-names="" text:cond-style-name=""><text:span text:style-name="a1234" text:class-names="">54</text:span></text:p>
          </draw:text-box>
          <svg:title/>
          <svg:desc/>
        </draw:frame>
        <draw:frame draw:id="id325" draw:style-name="a1239" draw:name="CasellaDiTesto 45" svg:x="9.53914in" svg:y="3.48411in" svg:width="0.36773in" svg:height="0.25244in">
          <draw:text-box>
            <text:p text:style-name="a1238" text:class-names="" text:cond-style-name=""><text:span text:style-name="a1237" text:class-names="">63</text:span></text:p>
          </draw:text-box>
          <svg:title/>
          <svg:desc/>
        </draw:frame>
        <draw:connector draw:type="line" svg:x1="0.51208in" svg:y1="4.27999in" svg:x2="12.82125in" svg:y2="4.28437in" draw:id="id326" draw:style-name="a1240" draw:name="Connettore diritto 87">
          <svg:title/>
          <svg:desc/>
        </draw:connector>
        <draw:connector draw:type="line" svg:x1="2.22234in" svg:y1="4.1095in" svg:x2="2.22234in" svg:y2="4.46477in" draw:id="id327" draw:style-name="a1241" draw:name="Connettore diritto 88">
          <svg:title/>
          <svg:desc/>
        </draw:connector>
        <draw:connector draw:type="line" svg:x1="2.55983in" svg:y1="4.1095in" svg:x2="2.55983in" svg:y2="4.46476in" draw:id="id328" draw:style-name="a1242" draw:name="Connettore diritto 89">
          <svg:title/>
          <svg:desc/>
        </draw:connector>
        <draw:connector draw:type="line" svg:x1="2.89945in" svg:y1="4.10531in" svg:x2="2.89945in" svg:y2="4.46058in" draw:id="id329" draw:style-name="a1243" draw:name="Connettore diritto 90">
          <svg:title/>
          <svg:desc/>
        </draw:connector>
        <draw:connector draw:type="line" svg:x1="3.24585in" svg:y1="4.0892in" svg:x2="3.24585in" svg:y2="4.44446in" draw:id="id330" draw:style-name="a1244" draw:name="Connettore diritto 91">
          <svg:title/>
          <svg:desc/>
        </draw:connector>
        <draw:connector draw:type="line" svg:x1="3.57958in" svg:y1="4.0813in" svg:x2="3.57958in" svg:y2="4.43656in" draw:id="id331" draw:style-name="a1245" draw:name="Connettore diritto 92">
          <svg:title/>
          <svg:desc/>
        </draw:connector>
        <draw:connector draw:type="line" svg:x1="3.91981in" svg:y1="4.08919in" svg:x2="3.91981in" svg:y2="4.44446in" draw:id="id332" draw:style-name="a1246" draw:name="Connettore diritto 93">
          <svg:title/>
          <svg:desc/>
        </draw:connector>
        <draw:connector draw:type="line" svg:x1="1.88456in" svg:y1="4.1095in" svg:x2="1.88456in" svg:y2="4.46477in" draw:id="id333" draw:style-name="a1247" draw:name="Connettore diritto 94">
          <svg:title/>
          <svg:desc/>
        </draw:connector>
        <draw:connector draw:type="line" svg:x1="4.2655in" svg:y1="4.08919in" svg:x2="4.2655in" svg:y2="4.44446in" draw:id="id334" draw:style-name="a1248" draw:name="Connettore diritto 95">
          <svg:title/>
          <svg:desc/>
        </draw:connector>
        <draw:connector draw:type="line" svg:x1="4.60815in" svg:y1="4.08919in" svg:x2="4.60815in" svg:y2="4.44446in" draw:id="id335" draw:style-name="a1249" draw:name="Connettore diritto 96">
          <svg:title/>
          <svg:desc/>
        </draw:connector>
        <draw:connector draw:type="line" svg:x1="4.94154in" svg:y1="4.09796in" svg:x2="4.94154in" svg:y2="4.45323in" draw:id="id336" draw:style-name="a1250" draw:name="Connettore diritto 97">
          <svg:title/>
          <svg:desc/>
        </draw:connector>
        <draw:connector draw:type="line" svg:x1="5.27419in" svg:y1="4.10707in" svg:x2="5.27419in" svg:y2="4.46233in" draw:id="id337" draw:style-name="a1251" draw:name="Connettore diritto 98">
          <svg:title/>
          <svg:desc/>
        </draw:connector>
        <draw:connector draw:type="line" svg:x1="5.61445in" svg:y1="4.10674in" svg:x2="5.61445in" svg:y2="4.46201in" draw:id="id338" draw:style-name="a1252" draw:name="Connettore diritto 99">
          <svg:title/>
          <svg:desc/>
        </draw:connector>
        <draw:connector draw:type="line" svg:x1="5.95672in" svg:y1="4.09879in" svg:x2="5.95672in" svg:y2="4.45406in" draw:id="id339" draw:style-name="a1253" draw:name="Connettore diritto 100">
          <svg:title/>
          <svg:desc/>
        </draw:connector>
        <draw:connector draw:type="line" svg:x1="6.31631in" svg:y1="4.10378in" svg:x2="6.31631in" svg:y2="4.45905in" draw:id="id340" draw:style-name="a1254" draw:name="Connettore diritto 101">
          <svg:title/>
          <svg:desc/>
        </draw:connector>
        <draw:connector draw:type="line" svg:x1="6.65408in" svg:y1="4.09796in" svg:x2="6.65408in" svg:y2="4.45323in" draw:id="id341" draw:style-name="a1255" draw:name="Connettore diritto 102">
          <svg:title/>
          <svg:desc/>
        </draw:connector>
        <draw:connector draw:type="line" svg:x1="6.98729in" svg:y1="4.08919in" svg:x2="6.98729in" svg:y2="4.44446in" draw:id="id342" draw:style-name="a1256" draw:name="Connettore diritto 103">
          <svg:title/>
          <svg:desc/>
        </draw:connector>
        <draw:connector draw:type="line" svg:x1="7.33975in" svg:y1="4.10674in" svg:x2="7.33975in" svg:y2="4.46201in" draw:id="id343" draw:style-name="a1257" draw:name="Connettore diritto 104">
          <svg:title/>
          <svg:desc/>
        </draw:connector>
        <draw:connector draw:type="line" svg:x1="7.67753in" svg:y1="4.10674in" svg:x2="7.67753in" svg:y2="4.46201in" draw:id="id344" draw:style-name="a1258" draw:name="Connettore diritto 105">
          <svg:title/>
          <svg:desc/>
        </draw:connector>
        <draw:connector draw:type="line" svg:x1="8.01979in" svg:y1="4.10674in" svg:x2="8.01979in" svg:y2="4.46201in" draw:id="id345" draw:style-name="a1259" draw:name="Connettore diritto 106">
          <svg:title/>
          <svg:desc/>
        </draw:connector>
        <draw:connector draw:type="line" svg:x1="8.37129in" svg:y1="4.10674in" svg:x2="8.37129in" svg:y2="4.46201in" draw:id="id346" draw:style-name="a1260" draw:name="Connettore diritto 107">
          <svg:title/>
          <svg:desc/>
        </draw:connector>
        <draw:connector draw:type="line" svg:x1="8.71101in" svg:y1="4.10674in" svg:x2="8.71101in" svg:y2="4.462in" draw:id="id347" draw:style-name="a1261" draw:name="Connettore diritto 108">
          <svg:title/>
          <svg:desc/>
        </draw:connector>
        <draw:connector draw:type="line" svg:x1="9.05465in" svg:y1="4.09796in" svg:x2="9.05465in" svg:y2="4.45323in" draw:id="id348" draw:style-name="a1262" draw:name="Connettore diritto 109">
          <svg:title/>
          <svg:desc/>
        </draw:connector>
        <draw:connector draw:type="line" svg:x1="9.39863in" svg:y1="4.10531in" svg:x2="9.39863in" svg:y2="4.46058in" draw:id="id349" draw:style-name="a1263" draw:name="Connettore diritto 110">
          <svg:title/>
          <svg:desc/>
        </draw:connector>
        <draw:connector draw:type="line" svg:x1="9.72734in" svg:y1="4.09358in" svg:x2="9.72734in" svg:y2="4.44885in" draw:id="id350" draw:style-name="a1264" draw:name="Connettore diritto 111">
          <svg:title/>
          <svg:desc/>
        </draw:connector>
        <draw:connector draw:type="line" svg:x1="10.05912in" svg:y1="4.08919in" svg:x2="10.05912in" svg:y2="4.44446in" draw:id="id351" draw:style-name="a1265" draw:name="Connettore diritto 112">
          <svg:title/>
          <svg:desc/>
        </draw:connector>
        <draw:connector draw:type="line" svg:x1="10.40587in" svg:y1="4.09796in" svg:x2="10.40587in" svg:y2="4.45323in" draw:id="id352" draw:style-name="a1266" draw:name="Connettore diritto 113">
          <svg:title/>
          <svg:desc/>
        </draw:connector>
        <draw:connector draw:type="line" svg:x1="10.74814in" svg:y1="4.08919in" svg:x2="10.74814in" svg:y2="4.44446in" draw:id="id353" draw:style-name="a1267" draw:name="Connettore diritto 114">
          <svg:title/>
          <svg:desc/>
        </draw:connector>
        <draw:connector draw:type="line" svg:x1="11.09801in" svg:y1="4.11413in" svg:x2="11.09801in" svg:y2="4.46939in" draw:id="id354" draw:style-name="a1268" draw:name="Connettore diritto 115">
          <svg:title/>
          <svg:desc/>
        </draw:connector>
        <draw:connector draw:type="line" svg:x1="11.45058in" svg:y1="4.10479in" svg:x2="11.45058in" svg:y2="4.46005in" draw:id="id355" draw:style-name="a1269" draw:name="Connettore diritto 116">
          <svg:title/>
          <svg:desc/>
        </draw:connector>
        <draw:connector draw:type="line" svg:x1="11.79187in" svg:y1="4.11413in" svg:x2="11.79187in" svg:y2="4.46939in" draw:id="id356" draw:style-name="a1270" draw:name="Connettore diritto 117">
          <svg:title/>
          <svg:desc/>
        </draw:connector>
        <draw:connector draw:type="line" svg:x1="12.13782in" svg:y1="4.10531in" svg:x2="12.13782in" svg:y2="4.46058in" draw:id="id357" draw:style-name="a1271" draw:name="Connettore diritto 118">
          <svg:title/>
          <svg:desc/>
        </draw:connector>
        <draw:connector draw:type="line" svg:x1="12.48348in" svg:y1="4.0892in" svg:x2="12.48348in" svg:y2="4.44446in" draw:id="id358" draw:style-name="a1272" draw:name="Connettore diritto 119">
          <svg:title/>
          <svg:desc/>
        </draw:connector>
        <draw:connector draw:type="line" svg:x1="12.82125in" svg:y1="4.10237in" svg:x2="12.82125in" svg:y2="4.45763in" draw:id="id359" draw:style-name="a1273" draw:name="Connettore diritto 120">
          <svg:title/>
          <svg:desc/>
        </draw:connector>
        <draw:connector draw:type="line" svg:x1="1.54552in" svg:y1="4.10235in" svg:x2="1.54552in" svg:y2="4.45761in" draw:id="id360" draw:style-name="a1274" draw:name="Connettore diritto 121">
          <svg:title/>
          <svg:desc/>
        </draw:connector>
        <draw:connector draw:type="line" svg:x1="1.20458in" svg:y1="4.09358in" svg:x2="1.20458in" svg:y2="4.44884in" draw:id="id361" draw:style-name="a1275" draw:name="Connettore diritto 122">
          <svg:title/>
          <svg:desc/>
        </draw:connector>
        <draw:connector draw:type="line" svg:x1="0.86683in" svg:y1="4.10235in" svg:x2="0.86683in" svg:y2="4.45761in" draw:id="id362" draw:style-name="a1276" draw:name="Connettore diritto 123">
          <svg:title/>
          <svg:desc/>
        </draw:connector>
        <draw:connector draw:type="line" svg:x1="0.51208in" svg:y1="4.09358in" svg:x2="0.51208in" svg:y2="4.44885in" draw:id="id363" draw:style-name="a1277" draw:name="Connettore diritto 124">
          <svg:title/>
          <svg:desc/>
        </draw:connector>
        <draw:frame draw:id="id364" draw:style-name="a1280" draw:name="CasellaDiTesto 125" svg:x="2.42227in" svg:y="4.42781in" svg:width="0.43142in" svg:height="0.25244in">
          <draw:text-box>
            <text:p text:style-name="a1279" text:class-names="" text:cond-style-name=""><text:span text:style-name="a1278" text:class-names="">42</text:span></text:p>
          </draw:text-box>
          <svg:title/>
          <svg:desc/>
        </draw:frame>
        <draw:frame draw:id="id365" draw:style-name="a1283" draw:name="CasellaDiTesto 127" svg:x="4.42246in" svg:y="4.40025in" svg:width="0.36773in" svg:height="0.25244in">
          <draw:text-box>
            <text:p text:style-name="a1282" text:class-names="" text:cond-style-name=""><text:span text:style-name="a1281" text:class-names="">48</text:span></text:p>
          </draw:text-box>
          <svg:title/>
          <svg:desc/>
        </draw:frame>
        <draw:frame draw:id="id366" draw:style-name="a1286" draw:name="CasellaDiTesto 128" svg:x="6.47165in" svg:y="4.44446in" svg:width="0.36773in" svg:height="0.25244in">
          <draw:text-box>
            <text:p text:style-name="a1285" text:class-names="" text:cond-style-name=""><text:span text:style-name="a1284" text:class-names="">54</text:span></text:p>
          </draw:text-box>
          <svg:title/>
          <svg:desc/>
        </draw:frame>
        <draw:frame draw:id="id367" draw:style-name="a1289" draw:name="CasellaDiTesto 130" svg:x="8.51712in" svg:y="4.42829in" svg:width="0.36773in" svg:height="0.25244in">
          <draw:text-box>
            <text:p text:style-name="a1288" text:class-names="" text:cond-style-name=""><text:span text:style-name="a1287" text:class-names="">60</text:span></text:p>
          </draw:text-box>
          <svg:title/>
          <svg:desc/>
        </draw:frame>
        <draw:frame draw:id="id368" draw:style-name="a1292" draw:name="CasellaDiTesto 131" svg:x="10.56736in" svg:y="4.42731in" svg:width="0.36773in" svg:height="0.25244in">
          <draw:text-box>
            <text:p text:style-name="a1291" text:class-names="" text:cond-style-name=""><text:span text:style-name="a1290" text:class-names="">66</text:span></text:p>
          </draw:text-box>
          <svg:title/>
          <svg:desc/>
        </draw:frame>
        <draw:connector draw:type="line" svg:x1="0.51208in" svg:y1="5.26793in" svg:x2="12.82125in" svg:y2="5.27232in" draw:id="id369" draw:style-name="a1293" draw:name="Connettore diritto 133">
          <svg:title/>
          <svg:desc/>
        </draw:connector>
        <draw:connector draw:type="line" svg:x1="2.22234in" svg:y1="5.09745in" svg:x2="2.22234in" svg:y2="5.45271in" draw:id="id370" draw:style-name="a1294" draw:name="Connettore diritto 134">
          <svg:title/>
          <svg:desc/>
        </draw:connector>
        <draw:connector draw:type="line" svg:x1="2.55983in" svg:y1="5.09745in" svg:x2="2.55983in" svg:y2="5.45271in" draw:id="id371" draw:style-name="a1295" draw:name="Connettore diritto 135">
          <svg:title/>
          <svg:desc/>
        </draw:connector>
        <draw:connector draw:type="line" svg:x1="2.89945in" svg:y1="5.09326in" svg:x2="2.89945in" svg:y2="5.44852in" draw:id="id372" draw:style-name="a1296" draw:name="Connettore diritto 136">
          <svg:title/>
          <svg:desc/>
        </draw:connector>
        <draw:connector draw:type="line" svg:x1="3.24585in" svg:y1="5.07714in" svg:x2="3.24585in" svg:y2="5.4324in" draw:id="id373" draw:style-name="a1297" draw:name="Connettore diritto 137">
          <svg:title/>
          <svg:desc/>
        </draw:connector>
        <draw:connector draw:type="line" svg:x1="3.57958in" svg:y1="5.06924in" svg:x2="3.57958in" svg:y2="5.42451in" draw:id="id374" draw:style-name="a1298" draw:name="Connettore diritto 138">
          <svg:title/>
          <svg:desc/>
        </draw:connector>
        <draw:connector draw:type="line" svg:x1="3.91981in" svg:y1="5.07714in" svg:x2="3.91981in" svg:y2="5.4324in" draw:id="id375" draw:style-name="a1299" draw:name="Connettore diritto 139">
          <svg:title/>
          <svg:desc/>
        </draw:connector>
        <draw:connector draw:type="line" svg:x1="1.88456in" svg:y1="5.09745in" svg:x2="1.88456in" svg:y2="5.45271in" draw:id="id376" draw:style-name="a1300" draw:name="Connettore diritto 140">
          <svg:title/>
          <svg:desc/>
        </draw:connector>
        <draw:connector draw:type="line" svg:x1="4.2655in" svg:y1="5.07714in" svg:x2="4.2655in" svg:y2="5.4324in" draw:id="id377" draw:style-name="a1301" draw:name="Connettore diritto 141">
          <svg:title/>
          <svg:desc/>
        </draw:connector>
        <draw:connector draw:type="line" svg:x1="4.60815in" svg:y1="5.07714in" svg:x2="4.60815in" svg:y2="5.4324in" draw:id="id378" draw:style-name="a1302" draw:name="Connettore diritto 142">
          <svg:title/>
          <svg:desc/>
        </draw:connector>
        <draw:connector draw:type="line" svg:x1="4.94154in" svg:y1="5.08591in" svg:x2="4.94154in" svg:y2="5.44117in" draw:id="id379" draw:style-name="a1303" draw:name="Connettore diritto 143">
          <svg:title/>
          <svg:desc/>
        </draw:connector>
        <draw:connector draw:type="line" svg:x1="5.27419in" svg:y1="5.09502in" svg:x2="5.27419in" svg:y2="5.45028in" draw:id="id380" draw:style-name="a1304" draw:name="Connettore diritto 144">
          <svg:title/>
          <svg:desc/>
        </draw:connector>
        <draw:connector draw:type="line" svg:x1="5.61445in" svg:y1="5.09469in" svg:x2="5.61445in" svg:y2="5.44995in" draw:id="id381" draw:style-name="a1305" draw:name="Connettore diritto 145">
          <svg:title/>
          <svg:desc/>
        </draw:connector>
        <draw:connector draw:type="line" svg:x1="5.95672in" svg:y1="5.08674in" svg:x2="5.95672in" svg:y2="5.442in" draw:id="id382" draw:style-name="a1306" draw:name="Connettore diritto 146">
          <svg:title/>
          <svg:desc/>
        </draw:connector>
        <draw:connector draw:type="line" svg:x1="6.31631in" svg:y1="5.09173in" svg:x2="6.31631in" svg:y2="5.44699in" draw:id="id383" draw:style-name="a1307" draw:name="Connettore diritto 147">
          <svg:title/>
          <svg:desc/>
        </draw:connector>
        <draw:connector draw:type="line" svg:x1="6.65408in" svg:y1="5.08591in" svg:x2="6.65408in" svg:y2="5.44117in" draw:id="id384" draw:style-name="a1308" draw:name="Connettore diritto 148">
          <svg:title/>
          <svg:desc/>
        </draw:connector>
        <draw:connector draw:type="line" svg:x1="6.98729in" svg:y1="5.07714in" svg:x2="6.98729in" svg:y2="5.4324in" draw:id="id385" draw:style-name="a1309" draw:name="Connettore diritto 149">
          <svg:title/>
          <svg:desc/>
        </draw:connector>
        <draw:connector draw:type="line" svg:x1="7.33975in" svg:y1="5.09469in" svg:x2="7.33975in" svg:y2="5.44995in" draw:id="id386" draw:style-name="a1310" draw:name="Connettore diritto 150">
          <svg:title/>
          <svg:desc/>
        </draw:connector>
        <draw:connector draw:type="line" svg:x1="7.67753in" svg:y1="5.09469in" svg:x2="7.67753in" svg:y2="5.44995in" draw:id="id387" draw:style-name="a1311" draw:name="Connettore diritto 151">
          <svg:title/>
          <svg:desc/>
        </draw:connector>
        <draw:connector draw:type="line" svg:x1="8.01979in" svg:y1="5.09469in" svg:x2="8.01979in" svg:y2="5.44995in" draw:id="id388" draw:style-name="a1312" draw:name="Connettore diritto 152">
          <svg:title/>
          <svg:desc/>
        </draw:connector>
        <draw:connector draw:type="line" svg:x1="8.37129in" svg:y1="5.09469in" svg:x2="8.37129in" svg:y2="5.44995in" draw:id="id389" draw:style-name="a1313" draw:name="Connettore diritto 153">
          <svg:title/>
          <svg:desc/>
        </draw:connector>
        <draw:connector draw:type="line" svg:x1="8.71101in" svg:y1="5.09469in" svg:x2="8.71101in" svg:y2="5.44995in" draw:id="id390" draw:style-name="a1314" draw:name="Connettore diritto 154">
          <svg:title/>
          <svg:desc/>
        </draw:connector>
        <draw:connector draw:type="line" svg:x1="9.05465in" svg:y1="5.08591in" svg:x2="9.05465in" svg:y2="5.44117in" draw:id="id391" draw:style-name="a1315" draw:name="Connettore diritto 155">
          <svg:title/>
          <svg:desc/>
        </draw:connector>
        <draw:connector draw:type="line" svg:x1="9.39863in" svg:y1="5.09326in" svg:x2="9.39863in" svg:y2="5.44852in" draw:id="id392" draw:style-name="a1316" draw:name="Connettore diritto 156">
          <svg:title/>
          <svg:desc/>
        </draw:connector>
        <draw:connector draw:type="line" svg:x1="9.72734in" svg:y1="5.08153in" svg:x2="9.72734in" svg:y2="5.43679in" draw:id="id393" draw:style-name="a1317" draw:name="Connettore diritto 157">
          <svg:title/>
          <svg:desc/>
        </draw:connector>
        <draw:connector draw:type="line" svg:x1="10.05912in" svg:y1="5.07714in" svg:x2="10.05912in" svg:y2="5.4324in" draw:id="id394" draw:style-name="a1318" draw:name="Connettore diritto 158">
          <svg:title/>
          <svg:desc/>
        </draw:connector>
        <draw:connector draw:type="line" svg:x1="10.40587in" svg:y1="5.08591in" svg:x2="10.40587in" svg:y2="5.44117in" draw:id="id395" draw:style-name="a1319" draw:name="Connettore diritto 159">
          <svg:title/>
          <svg:desc/>
        </draw:connector>
        <draw:connector draw:type="line" svg:x1="10.74814in" svg:y1="5.07714in" svg:x2="10.74814in" svg:y2="5.4324in" draw:id="id396" draw:style-name="a1320" draw:name="Connettore diritto 160">
          <svg:title/>
          <svg:desc/>
        </draw:connector>
        <draw:connector draw:type="line" svg:x1="11.09801in" svg:y1="5.10207in" svg:x2="11.09801in" svg:y2="5.45734in" draw:id="id397" draw:style-name="a1321" draw:name="Connettore diritto 161">
          <svg:title/>
          <svg:desc/>
        </draw:connector>
        <draw:connector draw:type="line" svg:x1="11.45058in" svg:y1="5.09273in" svg:x2="11.45058in" svg:y2="5.448in" draw:id="id398" draw:style-name="a1322" draw:name="Connettore diritto 162">
          <svg:title/>
          <svg:desc/>
        </draw:connector>
        <draw:connector draw:type="line" svg:x1="11.79187in" svg:y1="5.10207in" svg:x2="11.79187in" svg:y2="5.45733in" draw:id="id399" draw:style-name="a1323" draw:name="Connettore diritto 163">
          <svg:title/>
          <svg:desc/>
        </draw:connector>
        <draw:connector draw:type="line" svg:x1="12.13782in" svg:y1="5.09326in" svg:x2="12.13782in" svg:y2="5.44852in" draw:id="id400" draw:style-name="a1324" draw:name="Connettore diritto 164">
          <svg:title/>
          <svg:desc/>
        </draw:connector>
        <draw:connector draw:type="line" svg:x1="12.48348in" svg:y1="5.07714in" svg:x2="12.48348in" svg:y2="5.43241in" draw:id="id401" draw:style-name="a1325" draw:name="Connettore diritto 165">
          <svg:title/>
          <svg:desc/>
        </draw:connector>
        <draw:connector draw:type="line" svg:x1="12.82125in" svg:y1="5.09032in" svg:x2="12.82125in" svg:y2="5.44558in" draw:id="id402" draw:style-name="a1326" draw:name="Connettore diritto 166">
          <svg:title/>
          <svg:desc/>
        </draw:connector>
        <draw:connector draw:type="line" svg:x1="1.54552in" svg:y1="5.0903in" svg:x2="1.54552in" svg:y2="5.44556in" draw:id="id403" draw:style-name="a1327" draw:name="Connettore diritto 167">
          <svg:title/>
          <svg:desc/>
        </draw:connector>
        <draw:connector draw:type="line" svg:x1="1.20458in" svg:y1="5.08153in" svg:x2="1.20458in" svg:y2="5.43679in" draw:id="id404" draw:style-name="a1328" draw:name="Connettore diritto 168">
          <svg:title/>
          <svg:desc/>
        </draw:connector>
        <draw:connector draw:type="line" svg:x1="0.86683in" svg:y1="5.0903in" svg:x2="0.86683in" svg:y2="5.44556in" draw:id="id405" draw:style-name="a1329" draw:name="Connettore diritto 169">
          <svg:title/>
          <svg:desc/>
        </draw:connector>
        <draw:connector draw:type="line" svg:x1="0.51208in" svg:y1="5.08153in" svg:x2="0.51208in" svg:y2="5.43679in" draw:id="id406" draw:style-name="a1330" draw:name="Connettore diritto 170">
          <svg:title/>
          <svg:desc/>
        </draw:connector>
        <draw:frame draw:id="id407" draw:style-name="a1333" draw:name="CasellaDiTesto 176" svg:x="4.41192in" svg:y="5.45275in" svg:width="0.36773in" svg:height="0.25244in">
          <draw:text-box>
            <text:p text:style-name="a1332" text:class-names="" text:cond-style-name=""><text:span text:style-name="a1331" text:class-names="">48</text:span></text:p>
          </draw:text-box>
          <svg:title/>
          <svg:desc/>
        </draw:frame>
        <draw:connector draw:type="line" svg:x1="3.57958in" svg:y1="3.31455in" svg:x2="3.57958in" svg:y2="3.06082in" draw:id="id408" draw:style-name="a1335" draw:name="Connettore 2 180">
          <svg:title/>
          <svg:desc/>
        </draw:connector>
        <draw:connector draw:type="line" svg:x1="6.65408in" svg:y1="3.31455in" svg:x2="6.65408in" svg:y2="3.06082in" draw:id="id409" draw:style-name="a1337" draw:name="Connettore 2 230">
          <svg:title/>
          <svg:desc/>
        </draw:connector>
        <draw:connector draw:type="line" svg:x1="9.72941in" svg:y1="3.31455in" svg:x2="9.72941in" svg:y2="3.06082in" draw:id="id410" draw:style-name="a1339" draw:name="Connettore 2 231">
          <svg:title/>
          <svg:desc/>
        </draw:connector>
        <draw:connector draw:type="line" svg:x1="2.55983in" svg:y1="4.27999in" svg:x2="2.55983in" svg:y2="4.02625in" draw:id="id411" draw:style-name="a1341" draw:name="Connettore 2 232">
          <svg:title/>
          <svg:desc/>
        </draw:connector>
        <draw:connector draw:type="line" svg:x1="4.60815in" svg:y1="4.27999in" svg:x2="4.60815in" svg:y2="4.02625in" draw:id="id412" draw:style-name="a1343" draw:name="Connettore 2 233">
          <svg:title/>
          <svg:desc/>
        </draw:connector>
        <draw:connector draw:type="line" svg:x1="6.66324in" svg:y1="4.27999in" svg:x2="6.66324in" svg:y2="4.02625in" draw:id="id413" draw:style-name="a1345" draw:name="Connettore 2 234">
          <svg:title/>
          <svg:desc/>
        </draw:connector>
        <draw:connector draw:type="line" svg:x1="8.71101in" svg:y1="4.27999in" svg:x2="8.71101in" svg:y2="4.02625in" draw:id="id414" draw:style-name="a1347" draw:name="Connettore 2 235">
          <svg:title/>
          <svg:desc/>
        </draw:connector>
        <draw:connector draw:type="line" svg:x1="10.74814in" svg:y1="4.27999in" svg:x2="10.74814in" svg:y2="4.02625in" draw:id="id415" draw:style-name="a1349" draw:name="Connettore 2 236">
          <svg:title/>
          <svg:desc/>
        </draw:connector>
        <draw:connector draw:type="line" svg:x1="12.82397in" svg:y1="4.27999in" svg:x2="12.82397in" svg:y2="4.02625in" draw:id="id416" draw:style-name="a1351" draw:name="Connettore 2 237">
          <svg:title/>
          <svg:desc/>
        </draw:connector>
        <draw:connector draw:type="line" svg:x1="8.71373in" svg:y1="5.26793in" svg:x2="8.71373in" svg:y2="5.0142in" draw:id="id417" draw:style-name="a1353" draw:name="Connettore 2 238">
          <svg:title/>
          <svg:desc/>
        </draw:connector>
        <draw:connector draw:type="line" svg:x1="2.55983in" svg:y1="2.92829in" svg:x2="2.55983in" svg:y2="5.54052in" draw:id="id418" draw:style-name="a1355" draw:name="Connettore diritto 240">
          <svg:title/>
          <svg:desc/>
        </draw:connector>
        <draw:connector draw:type="line" svg:x1="0.51208in" svg:y1="2.92829in" svg:x2="0.51208in" svg:y2="5.54052in" draw:id="id419" draw:style-name="a1357" draw:name="Connettore diritto 244">
          <svg:title/>
          <svg:desc/>
        </draw:connector>
        <draw:connector draw:type="line" svg:x1="4.60633in" svg:y1="2.95281in" svg:x2="4.60633in" svg:y2="5.56504in" draw:id="id420" draw:style-name="a1359" draw:name="Connettore diritto 245">
          <svg:title/>
          <svg:desc/>
        </draw:connector>
        <draw:connector draw:type="line" svg:x1="6.65408in" svg:y1="2.96071in" svg:x2="6.65408in" svg:y2="5.57294in" draw:id="id421" draw:style-name="a1361" draw:name="Connettore diritto 246">
          <svg:title/>
          <svg:desc/>
        </draw:connector>
        <draw:connector draw:type="line" svg:x1="8.70099in" svg:y1="2.93583in" svg:x2="8.70099in" svg:y2="5.54805in" draw:id="id422" draw:style-name="a1363" draw:name="Connettore diritto 247">
          <svg:title/>
          <svg:desc/>
        </draw:connector>
        <draw:connector draw:type="line" svg:x1="10.74814in" svg:y1="2.92829in" svg:x2="10.74814in" svg:y2="5.54052in" draw:id="id423" draw:style-name="a1365" draw:name="Connettore diritto 248">
          <svg:title/>
          <svg:desc/>
        </draw:connector>
        <draw:connector draw:type="line" svg:x1="12.82914in" svg:y1="2.92829in" svg:x2="12.82914in" svg:y2="5.54052in" draw:id="id424" draw:style-name="a1367" draw:name="Connettore diritto 249">
          <svg:title/>
          <svg:desc/>
        </draw:connector>
        <draw:frame draw:id="id425" draw:style-name="a1370" draw:name="CasellaDiTesto 171" svg:x="12.64527in" svg:y="4.42614in" svg:width="0.36773in" svg:height="0.25244in">
          <draw:text-box>
            <text:p text:style-name="a1369" text:class-names="" text:cond-style-name=""><text:span text:style-name="a1368" text:class-names="">72</text:span></text:p>
          </draw:text-box>
          <svg:title/>
          <svg:desc/>
        </draw:frame>
        <draw:frame draw:id="id426" draw:style-name="a1373" draw:name="CasellaDiTesto 172" svg:x="12.63739in" svg:y="5.41667in" svg:width="0.36773in" svg:height="0.25244in">
          <draw:text-box>
            <text:p text:style-name="a1372" text:class-names="" text:cond-style-name=""><text:span text:style-name="a1371" text:class-names="">72</text:span></text:p>
          </draw:text-box>
          <svg:title/>
          <svg:desc/>
        </draw:frame>
      </draw:page>
      <draw:page draw:name="Slide71" draw:style-name="a1374" draw:master-page-name="Master1-Layout6-titleOnly-Solo-titolo" presentation:presentation-page-layout-name="Master1-PPL6" draw:id="Slide-326">
        <draw:frame draw:id="id427" presentation:style-name="a1380" draw:name="Titolo 1" svg:x="0.62981in" svg:y="0.79796in" svg:width="12.06213in" svg:height="1.08085in" presentation:class="title" presentation:placeholder="false">
          <draw:text-box>
            <text:p text:style-name="a1379" text:class-names="" text:cond-style-name=""><text:span text:style-name="a1375" text:class-names="">Earliest</text:span><text:span text:style-name="a1376" text:class-names=""><text:s text:c="1"/>deadline first:<text:s text:c="1"/></text:span><text:span text:style-name="a1377" text:class-names="">parte uno</text:span><text:span text:style-name="a1378" text:class-names=""/></text:p>
          </draw:text-box>
          <svg:title/>
          <svg:desc/>
        </draw:frame>
        <draw:connector draw:type="line" svg:x1="0.51208in" svg:y1="3.31697in" svg:x2="12.82125in" svg:y2="3.32136in" draw:id="id428" draw:style-name="a1381" draw:name="Connettore diritto 2">
          <svg:title/>
          <svg:desc/>
        </draw:connector>
        <draw:connector draw:type="line" svg:x1="2.22234in" svg:y1="3.14649in" svg:x2="2.22234in" svg:y2="3.50175in" draw:id="id429" draw:style-name="a1382" draw:name="Connettore diritto 3">
          <svg:title/>
          <svg:desc/>
        </draw:connector>
        <draw:connector draw:type="line" svg:x1="2.55983in" svg:y1="3.14649in" svg:x2="2.55983in" svg:y2="3.50175in" draw:id="id430" draw:style-name="a1383" draw:name="Connettore diritto 4">
          <svg:title/>
          <svg:desc/>
        </draw:connector>
        <draw:connector draw:type="line" svg:x1="2.89945in" svg:y1="3.1423in" svg:x2="2.89945in" svg:y2="3.49756in" draw:id="id431" draw:style-name="a1384" draw:name="Connettore diritto 5">
          <svg:title/>
          <svg:desc/>
        </draw:connector>
        <draw:connector draw:type="line" svg:x1="3.24585in" svg:y1="3.12618in" svg:x2="3.24585in" svg:y2="3.48144in" draw:id="id432" draw:style-name="a1385" draw:name="Connettore diritto 6">
          <svg:title/>
          <svg:desc/>
        </draw:connector>
        <draw:connector draw:type="line" svg:x1="3.57958in" svg:y1="3.11851in" svg:x2="3.57958in" svg:y2="3.47377in" draw:id="id433" draw:style-name="a1386" draw:name="Connettore diritto 7">
          <svg:title/>
          <svg:desc/>
        </draw:connector>
        <draw:connector draw:type="line" svg:x1="3.91981in" svg:y1="3.12618in" svg:x2="3.91981in" svg:y2="3.48144in" draw:id="id434" draw:style-name="a1387" draw:name="Connettore diritto 8">
          <svg:title/>
          <svg:desc/>
        </draw:connector>
        <draw:connector draw:type="line" svg:x1="1.88456in" svg:y1="3.14649in" svg:x2="1.88456in" svg:y2="3.50175in" draw:id="id435" draw:style-name="a1388" draw:name="Connettore diritto 9">
          <svg:title/>
          <svg:desc/>
        </draw:connector>
        <draw:connector draw:type="line" svg:x1="4.2655in" svg:y1="3.12618in" svg:x2="4.2655in" svg:y2="3.48144in" draw:id="id436" draw:style-name="a1389" draw:name="Connettore diritto 10">
          <svg:title/>
          <svg:desc/>
        </draw:connector>
        <draw:connector draw:type="line" svg:x1="4.60815in" svg:y1="3.12618in" svg:x2="4.60815in" svg:y2="3.48144in" draw:id="id437" draw:style-name="a1390" draw:name="Connettore diritto 11">
          <svg:title/>
          <svg:desc/>
        </draw:connector>
        <draw:connector draw:type="line" svg:x1="4.94154in" svg:y1="3.13495in" svg:x2="4.94154in" svg:y2="3.49021in" draw:id="id438" draw:style-name="a1391" draw:name="Connettore diritto 12">
          <svg:title/>
          <svg:desc/>
        </draw:connector>
        <draw:connector draw:type="line" svg:x1="5.27419in" svg:y1="3.14406in" svg:x2="5.27419in" svg:y2="3.49932in" draw:id="id439" draw:style-name="a1392" draw:name="Connettore diritto 13">
          <svg:title/>
          <svg:desc/>
        </draw:connector>
        <draw:connector draw:type="line" svg:x1="5.61445in" svg:y1="3.14373in" svg:x2="5.61445in" svg:y2="3.49899in" draw:id="id440" draw:style-name="a1393" draw:name="Connettore diritto 14">
          <svg:title/>
          <svg:desc/>
        </draw:connector>
        <draw:connector draw:type="line" svg:x1="5.95672in" svg:y1="3.13578in" svg:x2="5.95672in" svg:y2="3.49104in" draw:id="id441" draw:style-name="a1394" draw:name="Connettore diritto 15">
          <svg:title/>
          <svg:desc/>
        </draw:connector>
        <draw:connector draw:type="line" svg:x1="6.31631in" svg:y1="3.14077in" svg:x2="6.31631in" svg:y2="3.49603in" draw:id="id442" draw:style-name="a1395" draw:name="Connettore diritto 16">
          <svg:title/>
          <svg:desc/>
        </draw:connector>
        <draw:connector draw:type="line" svg:x1="6.65408in" svg:y1="3.13495in" svg:x2="6.65408in" svg:y2="3.49021in" draw:id="id443" draw:style-name="a1396" draw:name="Connettore diritto 17">
          <svg:title/>
          <svg:desc/>
        </draw:connector>
        <draw:connector draw:type="line" svg:x1="6.98729in" svg:y1="3.12618in" svg:x2="6.98729in" svg:y2="3.48144in" draw:id="id444" draw:style-name="a1397" draw:name="Connettore diritto 18">
          <svg:title/>
          <svg:desc/>
        </draw:connector>
        <draw:connector draw:type="line" svg:x1="7.33975in" svg:y1="3.14373in" svg:x2="7.33975in" svg:y2="3.49899in" draw:id="id445" draw:style-name="a1398" draw:name="Connettore diritto 19">
          <svg:title/>
          <svg:desc/>
        </draw:connector>
        <draw:connector draw:type="line" svg:x1="7.67753in" svg:y1="3.14373in" svg:x2="7.67753in" svg:y2="3.49899in" draw:id="id446" draw:style-name="a1399" draw:name="Connettore diritto 20">
          <svg:title/>
          <svg:desc/>
        </draw:connector>
        <draw:connector draw:type="line" svg:x1="8.01979in" svg:y1="3.14373in" svg:x2="8.01979in" svg:y2="3.49899in" draw:id="id447" draw:style-name="a1400" draw:name="Connettore diritto 21">
          <svg:title/>
          <svg:desc/>
        </draw:connector>
        <draw:connector draw:type="line" svg:x1="8.37129in" svg:y1="3.14373in" svg:x2="8.37129in" svg:y2="3.49899in" draw:id="id448" draw:style-name="a1401" draw:name="Connettore diritto 22">
          <svg:title/>
          <svg:desc/>
        </draw:connector>
        <draw:connector draw:type="line" svg:x1="8.71101in" svg:y1="3.14372in" svg:x2="8.71101in" svg:y2="3.49899in" draw:id="id449" draw:style-name="a1402" draw:name="Connettore diritto 23">
          <svg:title/>
          <svg:desc/>
        </draw:connector>
        <draw:connector draw:type="line" svg:x1="9.05465in" svg:y1="3.13495in" svg:x2="9.05465in" svg:y2="3.49021in" draw:id="id450" draw:style-name="a1403" draw:name="Connettore diritto 24">
          <svg:title/>
          <svg:desc/>
        </draw:connector>
        <draw:connector draw:type="line" svg:x1="9.39863in" svg:y1="3.1423in" svg:x2="9.39863in" svg:y2="3.49756in" draw:id="id451" draw:style-name="a1404" draw:name="Connettore diritto 25">
          <svg:title/>
          <svg:desc/>
        </draw:connector>
        <draw:connector draw:type="line" svg:x1="9.72734in" svg:y1="3.13057in" svg:x2="9.72734in" svg:y2="3.48583in" draw:id="id452" draw:style-name="a1405" draw:name="Connettore diritto 26">
          <svg:title/>
          <svg:desc/>
        </draw:connector>
        <draw:connector draw:type="line" svg:x1="10.05912in" svg:y1="3.12618in" svg:x2="10.05912in" svg:y2="3.48144in" draw:id="id453" draw:style-name="a1406" draw:name="Connettore diritto 27">
          <svg:title/>
          <svg:desc/>
        </draw:connector>
        <draw:connector draw:type="line" svg:x1="10.40587in" svg:y1="3.13495in" svg:x2="10.40587in" svg:y2="3.49021in" draw:id="id454" draw:style-name="a1407" draw:name="Connettore diritto 28">
          <svg:title/>
          <svg:desc/>
        </draw:connector>
        <draw:connector draw:type="line" svg:x1="10.74814in" svg:y1="3.12618in" svg:x2="10.74814in" svg:y2="3.48144in" draw:id="id455" draw:style-name="a1408" draw:name="Connettore diritto 29">
          <svg:title/>
          <svg:desc/>
        </draw:connector>
        <draw:connector draw:type="line" svg:x1="11.09801in" svg:y1="3.15111in" svg:x2="11.09801in" svg:y2="3.50637in" draw:id="id456" draw:style-name="a1409" draw:name="Connettore diritto 30">
          <svg:title/>
          <svg:desc/>
        </draw:connector>
        <draw:connector draw:type="line" svg:x1="11.45058in" svg:y1="3.14177in" svg:x2="11.45058in" svg:y2="3.49704in" draw:id="id457" draw:style-name="a1410" draw:name="Connettore diritto 31">
          <svg:title/>
          <svg:desc/>
        </draw:connector>
        <draw:connector draw:type="line" svg:x1="11.79187in" svg:y1="3.15111in" svg:x2="11.79187in" svg:y2="3.50637in" draw:id="id458" draw:style-name="a1411" draw:name="Connettore diritto 32">
          <svg:title/>
          <svg:desc/>
        </draw:connector>
        <draw:connector draw:type="line" svg:x1="12.13782in" svg:y1="3.1423in" svg:x2="12.13782in" svg:y2="3.49756in" draw:id="id459" draw:style-name="a1412" draw:name="Connettore diritto 33">
          <svg:title/>
          <svg:desc/>
        </draw:connector>
        <draw:connector draw:type="line" svg:x1="12.48348in" svg:y1="3.12618in" svg:x2="12.48348in" svg:y2="3.48144in" draw:id="id460" draw:style-name="a1413" draw:name="Connettore diritto 34">
          <svg:title/>
          <svg:desc/>
        </draw:connector>
        <draw:connector draw:type="line" svg:x1="12.82125in" svg:y1="3.13935in" svg:x2="12.82125in" svg:y2="3.49462in" draw:id="id461" draw:style-name="a1414" draw:name="Connettore diritto 35">
          <svg:title/>
          <svg:desc/>
        </draw:connector>
        <draw:connector draw:type="line" svg:x1="1.54552in" svg:y1="3.13934in" svg:x2="1.54552in" svg:y2="3.4946in" draw:id="id462" draw:style-name="a1415" draw:name="Connettore diritto 36">
          <svg:title/>
          <svg:desc/>
        </draw:connector>
        <draw:connector draw:type="line" svg:x1="1.20458in" svg:y1="3.13056in" svg:x2="1.20458in" svg:y2="3.48583in" draw:id="id463" draw:style-name="a1416" draw:name="Connettore diritto 37">
          <svg:title/>
          <svg:desc/>
        </draw:connector>
        <draw:connector draw:type="line" svg:x1="0.86683in" svg:y1="3.13934in" svg:x2="0.86683in" svg:y2="3.4946in" draw:id="id464" draw:style-name="a1417" draw:name="Connettore diritto 38">
          <svg:title/>
          <svg:desc/>
        </draw:connector>
        <draw:connector draw:type="line" svg:x1="0.51208in" svg:y1="3.13057in" svg:x2="0.51208in" svg:y2="3.48583in" draw:id="id465" draw:style-name="a1418" draw:name="Connettore diritto 39">
          <svg:title/>
          <svg:desc/>
        </draw:connector>
        <draw:frame draw:id="id466" draw:style-name="a1421" draw:name="CasellaDiTesto 40" svg:x="0.38138in" svg:y="3.47377in" svg:width="0.27513in" svg:height="0.25244in">
          <draw:text-box>
            <text:p text:style-name="a1420" text:class-names="" text:cond-style-name=""><text:span text:style-name="a1419" text:class-names="">0</text:span></text:p>
          </draw:text-box>
          <svg:title/>
          <svg:desc/>
        </draw:frame>
        <draw:frame draw:id="id467" draw:style-name="a1425" draw:name="CasellaDiTesto 42" svg:x="3.44201in" svg:y="3.47377in" svg:width="0.27513in" svg:height="0.25244in">
          <draw:text-box>
            <text:p text:style-name="a1424" text:class-names="" text:cond-style-name=""><text:span text:style-name="a1422" text:class-names="">9</text:span><text:span text:style-name="a1423" text:class-names=""/></text:p>
          </draw:text-box>
          <svg:title/>
          <svg:desc/>
        </draw:frame>
        <draw:frame draw:id="id468" draw:style-name="a1428" draw:name="CasellaDiTesto 44" svg:x="6.47165in" svg:y="3.48144in" svg:width="0.36773in" svg:height="0.25244in">
          <draw:text-box>
            <text:p text:style-name="a1427" text:class-names="" text:cond-style-name=""><text:span text:style-name="a1426" text:class-names="">18</text:span></text:p>
          </draw:text-box>
          <svg:title/>
          <svg:desc/>
        </draw:frame>
        <draw:frame draw:id="id469" draw:style-name="a1431" draw:name="CasellaDiTesto 45" svg:x="9.53914in" svg:y="3.48411in" svg:width="0.36773in" svg:height="0.25244in">
          <draw:text-box>
            <text:p text:style-name="a1430" text:class-names="" text:cond-style-name=""><text:span text:style-name="a1429" text:class-names="">27</text:span></text:p>
          </draw:text-box>
          <svg:title/>
          <svg:desc/>
        </draw:frame>
        <draw:connector draw:type="line" svg:x1="0.51208in" svg:y1="4.27999in" svg:x2="12.82125in" svg:y2="4.28437in" draw:id="id470" draw:style-name="a1432" draw:name="Connettore diritto 87">
          <svg:title/>
          <svg:desc/>
        </draw:connector>
        <draw:connector draw:type="line" svg:x1="2.22234in" svg:y1="4.1095in" svg:x2="2.22234in" svg:y2="4.46477in" draw:id="id471" draw:style-name="a1433" draw:name="Connettore diritto 88">
          <svg:title/>
          <svg:desc/>
        </draw:connector>
        <draw:connector draw:type="line" svg:x1="2.55983in" svg:y1="4.1095in" svg:x2="2.55983in" svg:y2="4.46476in" draw:id="id472" draw:style-name="a1434" draw:name="Connettore diritto 89">
          <svg:title/>
          <svg:desc/>
        </draw:connector>
        <draw:connector draw:type="line" svg:x1="2.89945in" svg:y1="4.10531in" svg:x2="2.89945in" svg:y2="4.46058in" draw:id="id473" draw:style-name="a1435" draw:name="Connettore diritto 90">
          <svg:title/>
          <svg:desc/>
        </draw:connector>
        <draw:connector draw:type="line" svg:x1="3.24585in" svg:y1="4.0892in" svg:x2="3.24585in" svg:y2="4.44446in" draw:id="id474" draw:style-name="a1436" draw:name="Connettore diritto 91">
          <svg:title/>
          <svg:desc/>
        </draw:connector>
        <draw:connector draw:type="line" svg:x1="3.57958in" svg:y1="4.0813in" svg:x2="3.57958in" svg:y2="4.43656in" draw:id="id475" draw:style-name="a1437" draw:name="Connettore diritto 92">
          <svg:title/>
          <svg:desc/>
        </draw:connector>
        <draw:connector draw:type="line" svg:x1="3.91981in" svg:y1="4.08919in" svg:x2="3.91981in" svg:y2="4.44446in" draw:id="id476" draw:style-name="a1438" draw:name="Connettore diritto 93">
          <svg:title/>
          <svg:desc/>
        </draw:connector>
        <draw:connector draw:type="line" svg:x1="1.88456in" svg:y1="4.1095in" svg:x2="1.88456in" svg:y2="4.46477in" draw:id="id477" draw:style-name="a1439" draw:name="Connettore diritto 94">
          <svg:title/>
          <svg:desc/>
        </draw:connector>
        <draw:connector draw:type="line" svg:x1="4.2655in" svg:y1="4.08919in" svg:x2="4.2655in" svg:y2="4.44446in" draw:id="id478" draw:style-name="a1440" draw:name="Connettore diritto 95">
          <svg:title/>
          <svg:desc/>
        </draw:connector>
        <draw:connector draw:type="line" svg:x1="4.60815in" svg:y1="4.08919in" svg:x2="4.60815in" svg:y2="4.44446in" draw:id="id479" draw:style-name="a1441" draw:name="Connettore diritto 96">
          <svg:title/>
          <svg:desc/>
        </draw:connector>
        <draw:connector draw:type="line" svg:x1="4.94154in" svg:y1="4.09796in" svg:x2="4.94154in" svg:y2="4.45323in" draw:id="id480" draw:style-name="a1442" draw:name="Connettore diritto 97">
          <svg:title/>
          <svg:desc/>
        </draw:connector>
        <draw:connector draw:type="line" svg:x1="5.27419in" svg:y1="4.10707in" svg:x2="5.27419in" svg:y2="4.46233in" draw:id="id481" draw:style-name="a1443" draw:name="Connettore diritto 98">
          <svg:title/>
          <svg:desc/>
        </draw:connector>
        <draw:connector draw:type="line" svg:x1="5.61445in" svg:y1="4.10674in" svg:x2="5.61445in" svg:y2="4.46201in" draw:id="id482" draw:style-name="a1444" draw:name="Connettore diritto 99">
          <svg:title/>
          <svg:desc/>
        </draw:connector>
        <draw:connector draw:type="line" svg:x1="5.95672in" svg:y1="4.09879in" svg:x2="5.95672in" svg:y2="4.45406in" draw:id="id483" draw:style-name="a1445" draw:name="Connettore diritto 100">
          <svg:title/>
          <svg:desc/>
        </draw:connector>
        <draw:connector draw:type="line" svg:x1="6.31631in" svg:y1="4.10378in" svg:x2="6.31631in" svg:y2="4.45905in" draw:id="id484" draw:style-name="a1446" draw:name="Connettore diritto 101">
          <svg:title/>
          <svg:desc/>
        </draw:connector>
        <draw:connector draw:type="line" svg:x1="6.65408in" svg:y1="4.09796in" svg:x2="6.65408in" svg:y2="4.45323in" draw:id="id485" draw:style-name="a1447" draw:name="Connettore diritto 102">
          <svg:title/>
          <svg:desc/>
        </draw:connector>
        <draw:connector draw:type="line" svg:x1="6.98729in" svg:y1="4.08919in" svg:x2="6.98729in" svg:y2="4.44446in" draw:id="id486" draw:style-name="a1448" draw:name="Connettore diritto 103">
          <svg:title/>
          <svg:desc/>
        </draw:connector>
        <draw:connector draw:type="line" svg:x1="7.33975in" svg:y1="4.10674in" svg:x2="7.33975in" svg:y2="4.46201in" draw:id="id487" draw:style-name="a1449" draw:name="Connettore diritto 104">
          <svg:title/>
          <svg:desc/>
        </draw:connector>
        <draw:connector draw:type="line" svg:x1="7.67753in" svg:y1="4.10674in" svg:x2="7.67753in" svg:y2="4.46201in" draw:id="id488" draw:style-name="a1450" draw:name="Connettore diritto 105">
          <svg:title/>
          <svg:desc/>
        </draw:connector>
        <draw:connector draw:type="line" svg:x1="8.01979in" svg:y1="4.10674in" svg:x2="8.01979in" svg:y2="4.46201in" draw:id="id489" draw:style-name="a1451" draw:name="Connettore diritto 106">
          <svg:title/>
          <svg:desc/>
        </draw:connector>
        <draw:connector draw:type="line" svg:x1="8.37129in" svg:y1="4.10674in" svg:x2="8.37129in" svg:y2="4.46201in" draw:id="id490" draw:style-name="a1452" draw:name="Connettore diritto 107">
          <svg:title/>
          <svg:desc/>
        </draw:connector>
        <draw:connector draw:type="line" svg:x1="8.71101in" svg:y1="4.10674in" svg:x2="8.71101in" svg:y2="4.462in" draw:id="id491" draw:style-name="a1453" draw:name="Connettore diritto 108">
          <svg:title/>
          <svg:desc/>
        </draw:connector>
        <draw:connector draw:type="line" svg:x1="9.05465in" svg:y1="4.09796in" svg:x2="9.05465in" svg:y2="4.45323in" draw:id="id492" draw:style-name="a1454" draw:name="Connettore diritto 109">
          <svg:title/>
          <svg:desc/>
        </draw:connector>
        <draw:connector draw:type="line" svg:x1="9.39863in" svg:y1="4.10531in" svg:x2="9.39863in" svg:y2="4.46058in" draw:id="id493" draw:style-name="a1455" draw:name="Connettore diritto 110">
          <svg:title/>
          <svg:desc/>
        </draw:connector>
        <draw:connector draw:type="line" svg:x1="9.72734in" svg:y1="4.09358in" svg:x2="9.72734in" svg:y2="4.44885in" draw:id="id494" draw:style-name="a1456" draw:name="Connettore diritto 111">
          <svg:title/>
          <svg:desc/>
        </draw:connector>
        <draw:connector draw:type="line" svg:x1="10.05912in" svg:y1="4.08919in" svg:x2="10.05912in" svg:y2="4.44446in" draw:id="id495" draw:style-name="a1457" draw:name="Connettore diritto 112">
          <svg:title/>
          <svg:desc/>
        </draw:connector>
        <draw:connector draw:type="line" svg:x1="10.40587in" svg:y1="4.09796in" svg:x2="10.40587in" svg:y2="4.45323in" draw:id="id496" draw:style-name="a1458" draw:name="Connettore diritto 113">
          <svg:title/>
          <svg:desc/>
        </draw:connector>
        <draw:connector draw:type="line" svg:x1="10.74814in" svg:y1="4.08919in" svg:x2="10.74814in" svg:y2="4.44446in" draw:id="id497" draw:style-name="a1459" draw:name="Connettore diritto 114">
          <svg:title/>
          <svg:desc/>
        </draw:connector>
        <draw:connector draw:type="line" svg:x1="11.09801in" svg:y1="4.11413in" svg:x2="11.09801in" svg:y2="4.46939in" draw:id="id498" draw:style-name="a1460" draw:name="Connettore diritto 115">
          <svg:title/>
          <svg:desc/>
        </draw:connector>
        <draw:connector draw:type="line" svg:x1="11.45058in" svg:y1="4.10479in" svg:x2="11.45058in" svg:y2="4.46005in" draw:id="id499" draw:style-name="a1461" draw:name="Connettore diritto 116">
          <svg:title/>
          <svg:desc/>
        </draw:connector>
        <draw:connector draw:type="line" svg:x1="11.79187in" svg:y1="4.11413in" svg:x2="11.79187in" svg:y2="4.46939in" draw:id="id500" draw:style-name="a1462" draw:name="Connettore diritto 117">
          <svg:title/>
          <svg:desc/>
        </draw:connector>
        <draw:connector draw:type="line" svg:x1="12.13782in" svg:y1="4.10531in" svg:x2="12.13782in" svg:y2="4.46058in" draw:id="id501" draw:style-name="a1463" draw:name="Connettore diritto 118">
          <svg:title/>
          <svg:desc/>
        </draw:connector>
        <draw:connector draw:type="line" svg:x1="12.48348in" svg:y1="4.0892in" svg:x2="12.48348in" svg:y2="4.44446in" draw:id="id502" draw:style-name="a1464" draw:name="Connettore diritto 119">
          <svg:title/>
          <svg:desc/>
        </draw:connector>
        <draw:connector draw:type="line" svg:x1="12.82125in" svg:y1="4.10237in" svg:x2="12.82125in" svg:y2="4.45763in" draw:id="id503" draw:style-name="a1465" draw:name="Connettore diritto 120">
          <svg:title/>
          <svg:desc/>
        </draw:connector>
        <draw:connector draw:type="line" svg:x1="1.54552in" svg:y1="4.10235in" svg:x2="1.54552in" svg:y2="4.45761in" draw:id="id504" draw:style-name="a1466" draw:name="Connettore diritto 121">
          <svg:title/>
          <svg:desc/>
        </draw:connector>
        <draw:connector draw:type="line" svg:x1="1.20458in" svg:y1="4.09358in" svg:x2="1.20458in" svg:y2="4.44884in" draw:id="id505" draw:style-name="a1467" draw:name="Connettore diritto 122">
          <svg:title/>
          <svg:desc/>
        </draw:connector>
        <draw:connector draw:type="line" svg:x1="0.86683in" svg:y1="4.10235in" svg:x2="0.86683in" svg:y2="4.45761in" draw:id="id506" draw:style-name="a1468" draw:name="Connettore diritto 123">
          <svg:title/>
          <svg:desc/>
        </draw:connector>
        <draw:connector draw:type="line" svg:x1="0.51208in" svg:y1="4.09358in" svg:x2="0.51208in" svg:y2="4.44885in" draw:id="id507" draw:style-name="a1469" draw:name="Connettore diritto 124">
          <svg:title/>
          <svg:desc/>
        </draw:connector>
        <draw:frame draw:id="id508" draw:style-name="a1472" draw:name="CasellaDiTesto 125" svg:x="2.42227in" svg:y="4.42781in" svg:width="0.27513in" svg:height="0.25244in">
          <draw:text-box>
            <text:p text:style-name="a1471" text:class-names="" text:cond-style-name=""><text:span text:style-name="a1470" text:class-names="">6</text:span></text:p>
          </draw:text-box>
          <svg:title/>
          <svg:desc/>
        </draw:frame>
        <draw:frame draw:id="id509" draw:style-name="a1475" draw:name="CasellaDiTesto 127" svg:x="4.42246in" svg:y="4.40025in" svg:width="0.36773in" svg:height="0.25244in">
          <draw:text-box>
            <text:p text:style-name="a1474" text:class-names="" text:cond-style-name=""><text:span text:style-name="a1473" text:class-names="">12</text:span></text:p>
          </draw:text-box>
          <svg:title/>
          <svg:desc/>
        </draw:frame>
        <draw:frame draw:id="id510" draw:style-name="a1478" draw:name="CasellaDiTesto 128" svg:x="6.47165in" svg:y="4.44446in" svg:width="0.36773in" svg:height="0.25244in">
          <draw:text-box>
            <text:p text:style-name="a1477" text:class-names="" text:cond-style-name=""><text:span text:style-name="a1476" text:class-names="">18</text:span></text:p>
          </draw:text-box>
          <svg:title/>
          <svg:desc/>
        </draw:frame>
        <draw:frame draw:id="id511" draw:style-name="a1481" draw:name="CasellaDiTesto 130" svg:x="8.51712in" svg:y="4.42829in" svg:width="0.36773in" svg:height="0.25244in">
          <draw:text-box>
            <text:p text:style-name="a1480" text:class-names="" text:cond-style-name=""><text:span text:style-name="a1479" text:class-names="">24</text:span></text:p>
          </draw:text-box>
          <svg:title/>
          <svg:desc/>
        </draw:frame>
        <draw:frame draw:id="id512" draw:style-name="a1484" draw:name="CasellaDiTesto 131" svg:x="10.56736in" svg:y="4.42731in" svg:width="0.36773in" svg:height="0.25244in">
          <draw:text-box>
            <text:p text:style-name="a1483" text:class-names="" text:cond-style-name=""><text:span text:style-name="a1482" text:class-names="">30</text:span></text:p>
          </draw:text-box>
          <svg:title/>
          <svg:desc/>
        </draw:frame>
        <draw:connector draw:type="line" svg:x1="0.51208in" svg:y1="5.26793in" svg:x2="12.82125in" svg:y2="5.27232in" draw:id="id513" draw:style-name="a1485" draw:name="Connettore diritto 133">
          <svg:title/>
          <svg:desc/>
        </draw:connector>
        <draw:connector draw:type="line" svg:x1="2.22234in" svg:y1="5.09745in" svg:x2="2.22234in" svg:y2="5.45271in" draw:id="id514" draw:style-name="a1486" draw:name="Connettore diritto 134">
          <svg:title/>
          <svg:desc/>
        </draw:connector>
        <draw:connector draw:type="line" svg:x1="2.55983in" svg:y1="5.09745in" svg:x2="2.55983in" svg:y2="5.45271in" draw:id="id515" draw:style-name="a1487" draw:name="Connettore diritto 135">
          <svg:title/>
          <svg:desc/>
        </draw:connector>
        <draw:connector draw:type="line" svg:x1="2.89945in" svg:y1="5.09326in" svg:x2="2.89945in" svg:y2="5.44852in" draw:id="id516" draw:style-name="a1488" draw:name="Connettore diritto 136">
          <svg:title/>
          <svg:desc/>
        </draw:connector>
        <draw:connector draw:type="line" svg:x1="3.24585in" svg:y1="5.07714in" svg:x2="3.24585in" svg:y2="5.4324in" draw:id="id517" draw:style-name="a1489" draw:name="Connettore diritto 137">
          <svg:title/>
          <svg:desc/>
        </draw:connector>
        <draw:connector draw:type="line" svg:x1="3.57958in" svg:y1="5.06924in" svg:x2="3.57958in" svg:y2="5.42451in" draw:id="id518" draw:style-name="a1490" draw:name="Connettore diritto 138">
          <svg:title/>
          <svg:desc/>
        </draw:connector>
        <draw:connector draw:type="line" svg:x1="3.91981in" svg:y1="5.07714in" svg:x2="3.91981in" svg:y2="5.4324in" draw:id="id519" draw:style-name="a1491" draw:name="Connettore diritto 139">
          <svg:title/>
          <svg:desc/>
        </draw:connector>
        <draw:connector draw:type="line" svg:x1="1.88456in" svg:y1="5.09745in" svg:x2="1.88456in" svg:y2="5.45271in" draw:id="id520" draw:style-name="a1492" draw:name="Connettore diritto 140">
          <svg:title/>
          <svg:desc/>
        </draw:connector>
        <draw:connector draw:type="line" svg:x1="4.2655in" svg:y1="5.07714in" svg:x2="4.2655in" svg:y2="5.4324in" draw:id="id521" draw:style-name="a1493" draw:name="Connettore diritto 141">
          <svg:title/>
          <svg:desc/>
        </draw:connector>
        <draw:connector draw:type="line" svg:x1="4.60815in" svg:y1="5.07714in" svg:x2="4.60815in" svg:y2="5.4324in" draw:id="id522" draw:style-name="a1494" draw:name="Connettore diritto 142">
          <svg:title/>
          <svg:desc/>
        </draw:connector>
        <draw:connector draw:type="line" svg:x1="4.94154in" svg:y1="5.08591in" svg:x2="4.94154in" svg:y2="5.44117in" draw:id="id523" draw:style-name="a1495" draw:name="Connettore diritto 143">
          <svg:title/>
          <svg:desc/>
        </draw:connector>
        <draw:connector draw:type="line" svg:x1="5.27419in" svg:y1="5.09502in" svg:x2="5.27419in" svg:y2="5.45028in" draw:id="id524" draw:style-name="a1496" draw:name="Connettore diritto 144">
          <svg:title/>
          <svg:desc/>
        </draw:connector>
        <draw:connector draw:type="line" svg:x1="5.61445in" svg:y1="5.09469in" svg:x2="5.61445in" svg:y2="5.44995in" draw:id="id525" draw:style-name="a1497" draw:name="Connettore diritto 145">
          <svg:title/>
          <svg:desc/>
        </draw:connector>
        <draw:connector draw:type="line" svg:x1="5.95672in" svg:y1="5.08674in" svg:x2="5.95672in" svg:y2="5.442in" draw:id="id526" draw:style-name="a1498" draw:name="Connettore diritto 146">
          <svg:title/>
          <svg:desc/>
        </draw:connector>
        <draw:connector draw:type="line" svg:x1="6.31631in" svg:y1="5.09173in" svg:x2="6.31631in" svg:y2="5.44699in" draw:id="id527" draw:style-name="a1499" draw:name="Connettore diritto 147">
          <svg:title/>
          <svg:desc/>
        </draw:connector>
        <draw:connector draw:type="line" svg:x1="6.65408in" svg:y1="5.08591in" svg:x2="6.65408in" svg:y2="5.44117in" draw:id="id528" draw:style-name="a1500" draw:name="Connettore diritto 148">
          <svg:title/>
          <svg:desc/>
        </draw:connector>
        <draw:connector draw:type="line" svg:x1="6.98729in" svg:y1="5.07714in" svg:x2="6.98729in" svg:y2="5.4324in" draw:id="id529" draw:style-name="a1501" draw:name="Connettore diritto 149">
          <svg:title/>
          <svg:desc/>
        </draw:connector>
        <draw:connector draw:type="line" svg:x1="7.33975in" svg:y1="5.09469in" svg:x2="7.33975in" svg:y2="5.44995in" draw:id="id530" draw:style-name="a1502" draw:name="Connettore diritto 150">
          <svg:title/>
          <svg:desc/>
        </draw:connector>
        <draw:connector draw:type="line" svg:x1="7.67753in" svg:y1="5.09469in" svg:x2="7.67753in" svg:y2="5.44995in" draw:id="id531" draw:style-name="a1503" draw:name="Connettore diritto 151">
          <svg:title/>
          <svg:desc/>
        </draw:connector>
        <draw:connector draw:type="line" svg:x1="8.01979in" svg:y1="5.09469in" svg:x2="8.01979in" svg:y2="5.44995in" draw:id="id532" draw:style-name="a1504" draw:name="Connettore diritto 152">
          <svg:title/>
          <svg:desc/>
        </draw:connector>
        <draw:connector draw:type="line" svg:x1="8.37129in" svg:y1="5.09469in" svg:x2="8.37129in" svg:y2="5.44995in" draw:id="id533" draw:style-name="a1505" draw:name="Connettore diritto 153">
          <svg:title/>
          <svg:desc/>
        </draw:connector>
        <draw:connector draw:type="line" svg:x1="8.71101in" svg:y1="5.09469in" svg:x2="8.71101in" svg:y2="5.44995in" draw:id="id534" draw:style-name="a1506" draw:name="Connettore diritto 154">
          <svg:title/>
          <svg:desc/>
        </draw:connector>
        <draw:connector draw:type="line" svg:x1="9.05465in" svg:y1="5.08591in" svg:x2="9.05465in" svg:y2="5.44117in" draw:id="id535" draw:style-name="a1507" draw:name="Connettore diritto 155">
          <svg:title/>
          <svg:desc/>
        </draw:connector>
        <draw:connector draw:type="line" svg:x1="9.39863in" svg:y1="5.09326in" svg:x2="9.39863in" svg:y2="5.44852in" draw:id="id536" draw:style-name="a1508" draw:name="Connettore diritto 156">
          <svg:title/>
          <svg:desc/>
        </draw:connector>
        <draw:connector draw:type="line" svg:x1="9.72734in" svg:y1="5.08153in" svg:x2="9.72734in" svg:y2="5.43679in" draw:id="id537" draw:style-name="a1509" draw:name="Connettore diritto 157">
          <svg:title/>
          <svg:desc/>
        </draw:connector>
        <draw:connector draw:type="line" svg:x1="10.05912in" svg:y1="5.07714in" svg:x2="10.05912in" svg:y2="5.4324in" draw:id="id538" draw:style-name="a1510" draw:name="Connettore diritto 158">
          <svg:title/>
          <svg:desc/>
        </draw:connector>
        <draw:connector draw:type="line" svg:x1="10.40587in" svg:y1="5.08591in" svg:x2="10.40587in" svg:y2="5.44117in" draw:id="id539" draw:style-name="a1511" draw:name="Connettore diritto 159">
          <svg:title/>
          <svg:desc/>
        </draw:connector>
        <draw:connector draw:type="line" svg:x1="10.74814in" svg:y1="5.07714in" svg:x2="10.74814in" svg:y2="5.4324in" draw:id="id540" draw:style-name="a1512" draw:name="Connettore diritto 160">
          <svg:title/>
          <svg:desc/>
        </draw:connector>
        <draw:connector draw:type="line" svg:x1="11.09801in" svg:y1="5.10207in" svg:x2="11.09801in" svg:y2="5.45734in" draw:id="id541" draw:style-name="a1513" draw:name="Connettore diritto 161">
          <svg:title/>
          <svg:desc/>
        </draw:connector>
        <draw:connector draw:type="line" svg:x1="11.45058in" svg:y1="5.09273in" svg:x2="11.45058in" svg:y2="5.448in" draw:id="id542" draw:style-name="a1514" draw:name="Connettore diritto 162">
          <svg:title/>
          <svg:desc/>
        </draw:connector>
        <draw:connector draw:type="line" svg:x1="11.79187in" svg:y1="5.10207in" svg:x2="11.79187in" svg:y2="5.45733in" draw:id="id543" draw:style-name="a1515" draw:name="Connettore diritto 163">
          <svg:title/>
          <svg:desc/>
        </draw:connector>
        <draw:connector draw:type="line" svg:x1="12.13782in" svg:y1="5.09326in" svg:x2="12.13782in" svg:y2="5.44852in" draw:id="id544" draw:style-name="a1516" draw:name="Connettore diritto 164">
          <svg:title/>
          <svg:desc/>
        </draw:connector>
        <draw:connector draw:type="line" svg:x1="12.48348in" svg:y1="5.07714in" svg:x2="12.48348in" svg:y2="5.43241in" draw:id="id545" draw:style-name="a1517" draw:name="Connettore diritto 165">
          <svg:title/>
          <svg:desc/>
        </draw:connector>
        <draw:connector draw:type="line" svg:x1="12.82125in" svg:y1="5.09032in" svg:x2="12.82125in" svg:y2="5.44558in" draw:id="id546" draw:style-name="a1518" draw:name="Connettore diritto 166">
          <svg:title/>
          <svg:desc/>
        </draw:connector>
        <draw:connector draw:type="line" svg:x1="1.54552in" svg:y1="5.0903in" svg:x2="1.54552in" svg:y2="5.44556in" draw:id="id547" draw:style-name="a1519" draw:name="Connettore diritto 167">
          <svg:title/>
          <svg:desc/>
        </draw:connector>
        <draw:connector draw:type="line" svg:x1="1.20458in" svg:y1="5.08153in" svg:x2="1.20458in" svg:y2="5.43679in" draw:id="id548" draw:style-name="a1520" draw:name="Connettore diritto 168">
          <svg:title/>
          <svg:desc/>
        </draw:connector>
        <draw:connector draw:type="line" svg:x1="0.86683in" svg:y1="5.0903in" svg:x2="0.86683in" svg:y2="5.44556in" draw:id="id549" draw:style-name="a1521" draw:name="Connettore diritto 169">
          <svg:title/>
          <svg:desc/>
        </draw:connector>
        <draw:connector draw:type="line" svg:x1="0.51208in" svg:y1="5.08153in" svg:x2="0.51208in" svg:y2="5.43679in" draw:id="id550" draw:style-name="a1522" draw:name="Connettore diritto 170">
          <svg:title/>
          <svg:desc/>
        </draw:connector>
        <draw:frame draw:id="id551" draw:style-name="a1525" draw:name="CasellaDiTesto 176" svg:x="8.51712in" svg:y="5.41624in" svg:width="0.36773in" svg:height="0.25244in">
          <draw:text-box>
            <text:p text:style-name="a1524" text:class-names="" text:cond-style-name=""><text:span text:style-name="a1523" text:class-names="">24</text:span></text:p>
          </draw:text-box>
          <svg:title/>
          <svg:desc/>
        </draw:frame>
        <draw:frame draw:id="id552" draw:style-name="a1528" draw:name="CasellaDiTesto 178" svg:x="12.63739in" svg:y="4.42341in" svg:width="0.36773in" svg:height="0.25244in">
          <draw:text-box>
            <text:p text:style-name="a1527" text:class-names="" text:cond-style-name=""><text:span text:style-name="a1526" text:class-names="">36</text:span></text:p>
          </draw:text-box>
          <svg:title/>
          <svg:desc/>
        </draw:frame>
        <draw:connector draw:type="line" svg:x1="3.57958in" svg:y1="3.31455in" svg:x2="3.57958in" svg:y2="3.06082in" draw:id="id553" draw:style-name="a1530" draw:name="Connettore 2 180">
          <svg:title/>
          <svg:desc/>
        </draw:connector>
        <draw:connector draw:type="line" svg:x1="6.65408in" svg:y1="3.31455in" svg:x2="6.65408in" svg:y2="3.06082in" draw:id="id554" draw:style-name="a1532" draw:name="Connettore 2 230">
          <svg:title/>
          <svg:desc/>
        </draw:connector>
        <draw:connector draw:type="line" svg:x1="9.72941in" svg:y1="3.31455in" svg:x2="9.72941in" svg:y2="3.06082in" draw:id="id555" draw:style-name="a1534" draw:name="Connettore 2 231">
          <svg:title/>
          <svg:desc/>
        </draw:connector>
        <draw:connector draw:type="line" svg:x1="2.55983in" svg:y1="4.27999in" svg:x2="2.55983in" svg:y2="4.02625in" draw:id="id556" draw:style-name="a1536" draw:name="Connettore 2 232">
          <svg:title/>
          <svg:desc/>
        </draw:connector>
        <draw:connector draw:type="line" svg:x1="4.60815in" svg:y1="4.27999in" svg:x2="4.60815in" svg:y2="4.02625in" draw:id="id557" draw:style-name="a1538" draw:name="Connettore 2 233">
          <svg:title/>
          <svg:desc/>
        </draw:connector>
        <draw:connector draw:type="line" svg:x1="6.66324in" svg:y1="4.27999in" svg:x2="6.66324in" svg:y2="4.02625in" draw:id="id558" draw:style-name="a1540" draw:name="Connettore 2 234">
          <svg:title/>
          <svg:desc/>
        </draw:connector>
        <draw:connector draw:type="line" svg:x1="8.71101in" svg:y1="4.27999in" svg:x2="8.71101in" svg:y2="4.02625in" draw:id="id559" draw:style-name="a1542" draw:name="Connettore 2 235">
          <svg:title/>
          <svg:desc/>
        </draw:connector>
        <draw:connector draw:type="line" svg:x1="10.74814in" svg:y1="4.27999in" svg:x2="10.74814in" svg:y2="4.02625in" draw:id="id560" draw:style-name="a1544" draw:name="Connettore 2 236">
          <svg:title/>
          <svg:desc/>
        </draw:connector>
        <draw:connector draw:type="line" svg:x1="12.82397in" svg:y1="4.27999in" svg:x2="12.82397in" svg:y2="4.02625in" draw:id="id561" draw:style-name="a1546" draw:name="Connettore 2 237">
          <svg:title/>
          <svg:desc/>
        </draw:connector>
        <draw:connector draw:type="line" svg:x1="8.71373in" svg:y1="5.26793in" svg:x2="8.71373in" svg:y2="5.0142in" draw:id="id562" draw:style-name="a1548" draw:name="Connettore 2 238">
          <svg:title/>
          <svg:desc/>
        </draw:connector>
        <draw:connector draw:type="line" svg:x1="2.55983in" svg:y1="2.93023in" svg:x2="2.55983in" svg:y2="5.54246in" draw:id="id563" draw:style-name="a1550" draw:name="Connettore diritto 240">
          <svg:title/>
          <svg:desc/>
        </draw:connector>
        <draw:connector draw:type="line" svg:x1="0.51765in" svg:y1="2.9283in" svg:x2="0.51765in" svg:y2="5.54052in" draw:id="id564" draw:style-name="a1552" draw:name="Connettore diritto 244">
          <svg:title/>
          <svg:desc/>
        </draw:connector>
        <draw:connector draw:type="line" svg:x1="4.60633in" svg:y1="2.91667in" svg:x2="4.60633in" svg:y2="5.52889in" draw:id="id565" draw:style-name="a1554" draw:name="Connettore diritto 245">
          <svg:title/>
          <svg:desc/>
        </draw:connector>
        <draw:connector draw:type="line" svg:x1="6.65408in" svg:y1="2.91613in" svg:x2="6.65408in" svg:y2="5.52836in" draw:id="id566" draw:style-name="a1556" draw:name="Connettore diritto 246">
          <svg:title/>
          <svg:desc/>
        </draw:connector>
        <draw:connector draw:type="line" svg:x1="8.71101in" svg:y1="2.9283in" svg:x2="8.71101in" svg:y2="5.54052in" draw:id="id567" draw:style-name="a1558" draw:name="Connettore diritto 247">
          <svg:title/>
          <svg:desc/>
        </draw:connector>
        <draw:connector draw:type="line" svg:x1="10.74814in" svg:y1="2.92829in" svg:x2="10.74814in" svg:y2="5.54052in" draw:id="id568" draw:style-name="a1560" draw:name="Connettore diritto 248">
          <svg:title/>
          <svg:desc/>
        </draw:connector>
        <draw:connector draw:type="line" svg:x1="12.82125in" svg:y1="2.92829in" svg:x2="12.82125in" svg:y2="5.54052in" draw:id="id569" draw:style-name="a1562" draw:name="Connettore diritto 249">
          <svg:title/>
          <svg:desc/>
        </draw:connector>
      </draw:page>
      <draw:page draw:name="Slide74" draw:style-name="a1563" draw:master-page-name="Master1-Layout6-titleOnly-Solo-titolo" presentation:presentation-page-layout-name="Master1-PPL6" draw:id="Slide-329">
        <draw:frame draw:id="id570" presentation:style-name="a1568" draw:name="Titolo 1" svg:x="0.62981in" svg:y="0.79796in" svg:width="12.06213in" svg:height="1.08085in" presentation:class="title" presentation:placeholder="false">
          <draw:text-box>
            <text:p text:style-name="a1567" text:class-names="" text:cond-style-name=""><text:span text:style-name="a1564" text:class-names="">Earliste</text:span><text:span text:style-name="a1565" text:class-names=""><text:s text:c="1"/>deadline first: parte due</text:span><text:span text:style-name="a1566" text:class-names=""/></text:p>
          </draw:text-box>
          <svg:title/>
          <svg:desc/>
        </draw:frame>
        <draw:connector draw:type="line" svg:x1="0.51208in" svg:y1="3.31697in" svg:x2="12.82125in" svg:y2="3.32136in" draw:id="id571" draw:style-name="a1569" draw:name="Connettore diritto 2">
          <svg:title/>
          <svg:desc/>
        </draw:connector>
        <draw:connector draw:type="line" svg:x1="2.22234in" svg:y1="3.14649in" svg:x2="2.22234in" svg:y2="3.50175in" draw:id="id572" draw:style-name="a1570" draw:name="Connettore diritto 3">
          <svg:title/>
          <svg:desc/>
        </draw:connector>
        <draw:connector draw:type="line" svg:x1="2.55983in" svg:y1="3.14649in" svg:x2="2.55983in" svg:y2="3.50175in" draw:id="id573" draw:style-name="a1571" draw:name="Connettore diritto 4">
          <svg:title/>
          <svg:desc/>
        </draw:connector>
        <draw:connector draw:type="line" svg:x1="2.89945in" svg:y1="3.1423in" svg:x2="2.89945in" svg:y2="3.49756in" draw:id="id574" draw:style-name="a1572" draw:name="Connettore diritto 5">
          <svg:title/>
          <svg:desc/>
        </draw:connector>
        <draw:connector draw:type="line" svg:x1="3.24585in" svg:y1="3.12618in" svg:x2="3.24585in" svg:y2="3.48144in" draw:id="id575" draw:style-name="a1573" draw:name="Connettore diritto 6">
          <svg:title/>
          <svg:desc/>
        </draw:connector>
        <draw:connector draw:type="line" svg:x1="3.57958in" svg:y1="3.11851in" svg:x2="3.57958in" svg:y2="3.47377in" draw:id="id576" draw:style-name="a1574" draw:name="Connettore diritto 7">
          <svg:title/>
          <svg:desc/>
        </draw:connector>
        <draw:connector draw:type="line" svg:x1="3.91981in" svg:y1="3.12618in" svg:x2="3.91981in" svg:y2="3.48144in" draw:id="id577" draw:style-name="a1575" draw:name="Connettore diritto 8">
          <svg:title/>
          <svg:desc/>
        </draw:connector>
        <draw:connector draw:type="line" svg:x1="1.88456in" svg:y1="3.14649in" svg:x2="1.88456in" svg:y2="3.50175in" draw:id="id578" draw:style-name="a1576" draw:name="Connettore diritto 9">
          <svg:title/>
          <svg:desc/>
        </draw:connector>
        <draw:connector draw:type="line" svg:x1="4.2655in" svg:y1="3.12618in" svg:x2="4.2655in" svg:y2="3.48144in" draw:id="id579" draw:style-name="a1577" draw:name="Connettore diritto 10">
          <svg:title/>
          <svg:desc/>
        </draw:connector>
        <draw:connector draw:type="line" svg:x1="4.60815in" svg:y1="3.12618in" svg:x2="4.60815in" svg:y2="3.48144in" draw:id="id580" draw:style-name="a1578" draw:name="Connettore diritto 11">
          <svg:title/>
          <svg:desc/>
        </draw:connector>
        <draw:connector draw:type="line" svg:x1="4.94154in" svg:y1="3.13495in" svg:x2="4.94154in" svg:y2="3.49021in" draw:id="id581" draw:style-name="a1579" draw:name="Connettore diritto 12">
          <svg:title/>
          <svg:desc/>
        </draw:connector>
        <draw:connector draw:type="line" svg:x1="5.27419in" svg:y1="3.14406in" svg:x2="5.27419in" svg:y2="3.49932in" draw:id="id582" draw:style-name="a1580" draw:name="Connettore diritto 13">
          <svg:title/>
          <svg:desc/>
        </draw:connector>
        <draw:connector draw:type="line" svg:x1="5.61445in" svg:y1="3.14373in" svg:x2="5.61445in" svg:y2="3.49899in" draw:id="id583" draw:style-name="a1581" draw:name="Connettore diritto 14">
          <svg:title/>
          <svg:desc/>
        </draw:connector>
        <draw:connector draw:type="line" svg:x1="5.95672in" svg:y1="3.13578in" svg:x2="5.95672in" svg:y2="3.49104in" draw:id="id584" draw:style-name="a1582" draw:name="Connettore diritto 15">
          <svg:title/>
          <svg:desc/>
        </draw:connector>
        <draw:connector draw:type="line" svg:x1="6.31631in" svg:y1="3.14077in" svg:x2="6.31631in" svg:y2="3.49603in" draw:id="id585" draw:style-name="a1583" draw:name="Connettore diritto 16">
          <svg:title/>
          <svg:desc/>
        </draw:connector>
        <draw:connector draw:type="line" svg:x1="6.65408in" svg:y1="3.13495in" svg:x2="6.65408in" svg:y2="3.49021in" draw:id="id586" draw:style-name="a1584" draw:name="Connettore diritto 17">
          <svg:title/>
          <svg:desc/>
        </draw:connector>
        <draw:connector draw:type="line" svg:x1="6.98729in" svg:y1="3.12618in" svg:x2="6.98729in" svg:y2="3.48144in" draw:id="id587" draw:style-name="a1585" draw:name="Connettore diritto 18">
          <svg:title/>
          <svg:desc/>
        </draw:connector>
        <draw:connector draw:type="line" svg:x1="7.33975in" svg:y1="3.14373in" svg:x2="7.33975in" svg:y2="3.49899in" draw:id="id588" draw:style-name="a1586" draw:name="Connettore diritto 19">
          <svg:title/>
          <svg:desc/>
        </draw:connector>
        <draw:connector draw:type="line" svg:x1="7.67753in" svg:y1="3.14373in" svg:x2="7.67753in" svg:y2="3.49899in" draw:id="id589" draw:style-name="a1587" draw:name="Connettore diritto 20">
          <svg:title/>
          <svg:desc/>
        </draw:connector>
        <draw:connector draw:type="line" svg:x1="8.01979in" svg:y1="3.14373in" svg:x2="8.01979in" svg:y2="3.49899in" draw:id="id590" draw:style-name="a1588" draw:name="Connettore diritto 21">
          <svg:title/>
          <svg:desc/>
        </draw:connector>
        <draw:connector draw:type="line" svg:x1="8.37129in" svg:y1="3.14373in" svg:x2="8.37129in" svg:y2="3.49899in" draw:id="id591" draw:style-name="a1589" draw:name="Connettore diritto 22">
          <svg:title/>
          <svg:desc/>
        </draw:connector>
        <draw:connector draw:type="line" svg:x1="8.71101in" svg:y1="3.14372in" svg:x2="8.71101in" svg:y2="3.49899in" draw:id="id592" draw:style-name="a1590" draw:name="Connettore diritto 23">
          <svg:title/>
          <svg:desc/>
        </draw:connector>
        <draw:connector draw:type="line" svg:x1="9.05465in" svg:y1="3.13495in" svg:x2="9.05465in" svg:y2="3.49021in" draw:id="id593" draw:style-name="a1591" draw:name="Connettore diritto 24">
          <svg:title/>
          <svg:desc/>
        </draw:connector>
        <draw:connector draw:type="line" svg:x1="9.39863in" svg:y1="3.1423in" svg:x2="9.39863in" svg:y2="3.49756in" draw:id="id594" draw:style-name="a1592" draw:name="Connettore diritto 25">
          <svg:title/>
          <svg:desc/>
        </draw:connector>
        <draw:connector draw:type="line" svg:x1="9.72734in" svg:y1="3.13057in" svg:x2="9.72734in" svg:y2="3.48583in" draw:id="id595" draw:style-name="a1593" draw:name="Connettore diritto 26">
          <svg:title/>
          <svg:desc/>
        </draw:connector>
        <draw:connector draw:type="line" svg:x1="10.05912in" svg:y1="3.12618in" svg:x2="10.05912in" svg:y2="3.48144in" draw:id="id596" draw:style-name="a1594" draw:name="Connettore diritto 27">
          <svg:title/>
          <svg:desc/>
        </draw:connector>
        <draw:connector draw:type="line" svg:x1="10.40587in" svg:y1="3.13495in" svg:x2="10.40587in" svg:y2="3.49021in" draw:id="id597" draw:style-name="a1595" draw:name="Connettore diritto 28">
          <svg:title/>
          <svg:desc/>
        </draw:connector>
        <draw:connector draw:type="line" svg:x1="10.74814in" svg:y1="3.12618in" svg:x2="10.74814in" svg:y2="3.48144in" draw:id="id598" draw:style-name="a1596" draw:name="Connettore diritto 29">
          <svg:title/>
          <svg:desc/>
        </draw:connector>
        <draw:connector draw:type="line" svg:x1="11.09801in" svg:y1="3.15111in" svg:x2="11.09801in" svg:y2="3.50637in" draw:id="id599" draw:style-name="a1597" draw:name="Connettore diritto 30">
          <svg:title/>
          <svg:desc/>
        </draw:connector>
        <draw:connector draw:type="line" svg:x1="11.45058in" svg:y1="3.14177in" svg:x2="11.45058in" svg:y2="3.49704in" draw:id="id600" draw:style-name="a1598" draw:name="Connettore diritto 31">
          <svg:title/>
          <svg:desc/>
        </draw:connector>
        <draw:connector draw:type="line" svg:x1="11.79187in" svg:y1="3.15111in" svg:x2="11.79187in" svg:y2="3.50637in" draw:id="id601" draw:style-name="a1599" draw:name="Connettore diritto 32">
          <svg:title/>
          <svg:desc/>
        </draw:connector>
        <draw:connector draw:type="line" svg:x1="12.13782in" svg:y1="3.1423in" svg:x2="12.13782in" svg:y2="3.49756in" draw:id="id602" draw:style-name="a1600" draw:name="Connettore diritto 33">
          <svg:title/>
          <svg:desc/>
        </draw:connector>
        <draw:connector draw:type="line" svg:x1="12.48348in" svg:y1="3.12618in" svg:x2="12.48348in" svg:y2="3.48144in" draw:id="id603" draw:style-name="a1601" draw:name="Connettore diritto 34">
          <svg:title/>
          <svg:desc/>
        </draw:connector>
        <draw:connector draw:type="line" svg:x1="12.82125in" svg:y1="3.13935in" svg:x2="12.82125in" svg:y2="3.49462in" draw:id="id604" draw:style-name="a1602" draw:name="Connettore diritto 35">
          <svg:title/>
          <svg:desc/>
        </draw:connector>
        <draw:connector draw:type="line" svg:x1="1.54552in" svg:y1="3.13934in" svg:x2="1.54552in" svg:y2="3.4946in" draw:id="id605" draw:style-name="a1603" draw:name="Connettore diritto 36">
          <svg:title/>
          <svg:desc/>
        </draw:connector>
        <draw:connector draw:type="line" svg:x1="1.20458in" svg:y1="3.13056in" svg:x2="1.20458in" svg:y2="3.48583in" draw:id="id606" draw:style-name="a1604" draw:name="Connettore diritto 37">
          <svg:title/>
          <svg:desc/>
        </draw:connector>
        <draw:connector draw:type="line" svg:x1="0.86683in" svg:y1="3.13934in" svg:x2="0.86683in" svg:y2="3.4946in" draw:id="id607" draw:style-name="a1605" draw:name="Connettore diritto 38">
          <svg:title/>
          <svg:desc/>
        </draw:connector>
        <draw:connector draw:type="line" svg:x1="0.51208in" svg:y1="3.13057in" svg:x2="0.51208in" svg:y2="3.48583in" draw:id="id608" draw:style-name="a1606" draw:name="Connettore diritto 39">
          <svg:title/>
          <svg:desc/>
        </draw:connector>
        <draw:frame draw:id="id609" draw:style-name="a1609" draw:name="CasellaDiTesto 40" svg:x="0.33561in" svg:y="4.42731in" svg:width="0.34805in" svg:height="0.25244in">
          <draw:text-box>
            <text:p text:style-name="a1608" text:class-names="" text:cond-style-name=""><text:span text:style-name="a1607" text:class-names="">36</text:span></text:p>
          </draw:text-box>
          <svg:title/>
          <svg:desc/>
        </draw:frame>
        <draw:frame draw:id="id610" draw:style-name="a1612" draw:name="CasellaDiTesto 42" svg:x="3.3589in" svg:y="3.4438in" svg:width="0.43709in" svg:height="0.25244in">
          <draw:text-box>
            <text:p text:style-name="a1611" text:class-names="" text:cond-style-name=""><text:span text:style-name="a1610" text:class-names="">45</text:span></text:p>
          </draw:text-box>
          <svg:title/>
          <svg:desc/>
        </draw:frame>
        <draw:frame draw:id="id611" draw:style-name="a1615" draw:name="CasellaDiTesto 44" svg:x="6.47165in" svg:y="3.48144in" svg:width="0.36773in" svg:height="0.25244in">
          <draw:text-box>
            <text:p text:style-name="a1614" text:class-names="" text:cond-style-name=""><text:span text:style-name="a1613" text:class-names="">54</text:span></text:p>
          </draw:text-box>
          <svg:title/>
          <svg:desc/>
        </draw:frame>
        <draw:frame draw:id="id612" draw:style-name="a1618" draw:name="CasellaDiTesto 45" svg:x="9.53914in" svg:y="3.48411in" svg:width="0.36773in" svg:height="0.25244in">
          <draw:text-box>
            <text:p text:style-name="a1617" text:class-names="" text:cond-style-name=""><text:span text:style-name="a1616" text:class-names="">63</text:span></text:p>
          </draw:text-box>
          <svg:title/>
          <svg:desc/>
        </draw:frame>
        <draw:connector draw:type="line" svg:x1="0.51208in" svg:y1="4.27999in" svg:x2="12.82125in" svg:y2="4.28437in" draw:id="id613" draw:style-name="a1619" draw:name="Connettore diritto 87">
          <svg:title/>
          <svg:desc/>
        </draw:connector>
        <draw:connector draw:type="line" svg:x1="2.22234in" svg:y1="4.1095in" svg:x2="2.22234in" svg:y2="4.46477in" draw:id="id614" draw:style-name="a1620" draw:name="Connettore diritto 88">
          <svg:title/>
          <svg:desc/>
        </draw:connector>
        <draw:connector draw:type="line" svg:x1="2.55983in" svg:y1="4.1095in" svg:x2="2.55983in" svg:y2="4.46476in" draw:id="id615" draw:style-name="a1621" draw:name="Connettore diritto 89">
          <svg:title/>
          <svg:desc/>
        </draw:connector>
        <draw:connector draw:type="line" svg:x1="2.89945in" svg:y1="4.10531in" svg:x2="2.89945in" svg:y2="4.46058in" draw:id="id616" draw:style-name="a1622" draw:name="Connettore diritto 90">
          <svg:title/>
          <svg:desc/>
        </draw:connector>
        <draw:connector draw:type="line" svg:x1="3.24585in" svg:y1="4.0892in" svg:x2="3.24585in" svg:y2="4.44446in" draw:id="id617" draw:style-name="a1623" draw:name="Connettore diritto 91">
          <svg:title/>
          <svg:desc/>
        </draw:connector>
        <draw:connector draw:type="line" svg:x1="3.57958in" svg:y1="4.0813in" svg:x2="3.57958in" svg:y2="4.43656in" draw:id="id618" draw:style-name="a1624" draw:name="Connettore diritto 92">
          <svg:title/>
          <svg:desc/>
        </draw:connector>
        <draw:connector draw:type="line" svg:x1="3.91981in" svg:y1="4.08919in" svg:x2="3.91981in" svg:y2="4.44446in" draw:id="id619" draw:style-name="a1625" draw:name="Connettore diritto 93">
          <svg:title/>
          <svg:desc/>
        </draw:connector>
        <draw:connector draw:type="line" svg:x1="1.88456in" svg:y1="4.1095in" svg:x2="1.88456in" svg:y2="4.46477in" draw:id="id620" draw:style-name="a1626" draw:name="Connettore diritto 94">
          <svg:title/>
          <svg:desc/>
        </draw:connector>
        <draw:connector draw:type="line" svg:x1="4.2655in" svg:y1="4.08919in" svg:x2="4.2655in" svg:y2="4.44446in" draw:id="id621" draw:style-name="a1627" draw:name="Connettore diritto 95">
          <svg:title/>
          <svg:desc/>
        </draw:connector>
        <draw:connector draw:type="line" svg:x1="4.60815in" svg:y1="4.08919in" svg:x2="4.60815in" svg:y2="4.44446in" draw:id="id622" draw:style-name="a1628" draw:name="Connettore diritto 96">
          <svg:title/>
          <svg:desc/>
        </draw:connector>
        <draw:connector draw:type="line" svg:x1="4.94154in" svg:y1="4.09796in" svg:x2="4.94154in" svg:y2="4.45323in" draw:id="id623" draw:style-name="a1629" draw:name="Connettore diritto 97">
          <svg:title/>
          <svg:desc/>
        </draw:connector>
        <draw:connector draw:type="line" svg:x1="5.27419in" svg:y1="4.10707in" svg:x2="5.27419in" svg:y2="4.46233in" draw:id="id624" draw:style-name="a1630" draw:name="Connettore diritto 98">
          <svg:title/>
          <svg:desc/>
        </draw:connector>
        <draw:connector draw:type="line" svg:x1="5.61445in" svg:y1="4.10674in" svg:x2="5.61445in" svg:y2="4.46201in" draw:id="id625" draw:style-name="a1631" draw:name="Connettore diritto 99">
          <svg:title/>
          <svg:desc/>
        </draw:connector>
        <draw:connector draw:type="line" svg:x1="5.95672in" svg:y1="4.09879in" svg:x2="5.95672in" svg:y2="4.45406in" draw:id="id626" draw:style-name="a1632" draw:name="Connettore diritto 100">
          <svg:title/>
          <svg:desc/>
        </draw:connector>
        <draw:connector draw:type="line" svg:x1="6.31631in" svg:y1="4.10378in" svg:x2="6.31631in" svg:y2="4.45905in" draw:id="id627" draw:style-name="a1633" draw:name="Connettore diritto 101">
          <svg:title/>
          <svg:desc/>
        </draw:connector>
        <draw:connector draw:type="line" svg:x1="6.65408in" svg:y1="4.09796in" svg:x2="6.65408in" svg:y2="4.45323in" draw:id="id628" draw:style-name="a1634" draw:name="Connettore diritto 102">
          <svg:title/>
          <svg:desc/>
        </draw:connector>
        <draw:connector draw:type="line" svg:x1="6.98729in" svg:y1="4.08919in" svg:x2="6.98729in" svg:y2="4.44446in" draw:id="id629" draw:style-name="a1635" draw:name="Connettore diritto 103">
          <svg:title/>
          <svg:desc/>
        </draw:connector>
        <draw:connector draw:type="line" svg:x1="7.33975in" svg:y1="4.10674in" svg:x2="7.33975in" svg:y2="4.46201in" draw:id="id630" draw:style-name="a1636" draw:name="Connettore diritto 104">
          <svg:title/>
          <svg:desc/>
        </draw:connector>
        <draw:connector draw:type="line" svg:x1="7.67753in" svg:y1="4.10674in" svg:x2="7.67753in" svg:y2="4.46201in" draw:id="id631" draw:style-name="a1637" draw:name="Connettore diritto 105">
          <svg:title/>
          <svg:desc/>
        </draw:connector>
        <draw:connector draw:type="line" svg:x1="8.01979in" svg:y1="4.10674in" svg:x2="8.01979in" svg:y2="4.46201in" draw:id="id632" draw:style-name="a1638" draw:name="Connettore diritto 106">
          <svg:title/>
          <svg:desc/>
        </draw:connector>
        <draw:connector draw:type="line" svg:x1="8.37129in" svg:y1="4.10674in" svg:x2="8.37129in" svg:y2="4.46201in" draw:id="id633" draw:style-name="a1639" draw:name="Connettore diritto 107">
          <svg:title/>
          <svg:desc/>
        </draw:connector>
        <draw:connector draw:type="line" svg:x1="8.71101in" svg:y1="4.10674in" svg:x2="8.71101in" svg:y2="4.462in" draw:id="id634" draw:style-name="a1640" draw:name="Connettore diritto 108">
          <svg:title/>
          <svg:desc/>
        </draw:connector>
        <draw:connector draw:type="line" svg:x1="9.05465in" svg:y1="4.09796in" svg:x2="9.05465in" svg:y2="4.45323in" draw:id="id635" draw:style-name="a1641" draw:name="Connettore diritto 109">
          <svg:title/>
          <svg:desc/>
        </draw:connector>
        <draw:connector draw:type="line" svg:x1="9.39863in" svg:y1="4.10531in" svg:x2="9.39863in" svg:y2="4.46058in" draw:id="id636" draw:style-name="a1642" draw:name="Connettore diritto 110">
          <svg:title/>
          <svg:desc/>
        </draw:connector>
        <draw:connector draw:type="line" svg:x1="9.72734in" svg:y1="4.09358in" svg:x2="9.72734in" svg:y2="4.44885in" draw:id="id637" draw:style-name="a1643" draw:name="Connettore diritto 111">
          <svg:title/>
          <svg:desc/>
        </draw:connector>
        <draw:connector draw:type="line" svg:x1="10.05912in" svg:y1="4.08919in" svg:x2="10.05912in" svg:y2="4.44446in" draw:id="id638" draw:style-name="a1644" draw:name="Connettore diritto 112">
          <svg:title/>
          <svg:desc/>
        </draw:connector>
        <draw:connector draw:type="line" svg:x1="10.40587in" svg:y1="4.09796in" svg:x2="10.40587in" svg:y2="4.45323in" draw:id="id639" draw:style-name="a1645" draw:name="Connettore diritto 113">
          <svg:title/>
          <svg:desc/>
        </draw:connector>
        <draw:connector draw:type="line" svg:x1="10.74814in" svg:y1="4.08919in" svg:x2="10.74814in" svg:y2="4.44446in" draw:id="id640" draw:style-name="a1646" draw:name="Connettore diritto 114">
          <svg:title/>
          <svg:desc/>
        </draw:connector>
        <draw:connector draw:type="line" svg:x1="11.09801in" svg:y1="4.11413in" svg:x2="11.09801in" svg:y2="4.46939in" draw:id="id641" draw:style-name="a1647" draw:name="Connettore diritto 115">
          <svg:title/>
          <svg:desc/>
        </draw:connector>
        <draw:connector draw:type="line" svg:x1="11.45058in" svg:y1="4.10479in" svg:x2="11.45058in" svg:y2="4.46005in" draw:id="id642" draw:style-name="a1648" draw:name="Connettore diritto 116">
          <svg:title/>
          <svg:desc/>
        </draw:connector>
        <draw:connector draw:type="line" svg:x1="11.79187in" svg:y1="4.11413in" svg:x2="11.79187in" svg:y2="4.46939in" draw:id="id643" draw:style-name="a1649" draw:name="Connettore diritto 117">
          <svg:title/>
          <svg:desc/>
        </draw:connector>
        <draw:connector draw:type="line" svg:x1="12.13782in" svg:y1="4.10531in" svg:x2="12.13782in" svg:y2="4.46058in" draw:id="id644" draw:style-name="a1650" draw:name="Connettore diritto 118">
          <svg:title/>
          <svg:desc/>
        </draw:connector>
        <draw:connector draw:type="line" svg:x1="12.48348in" svg:y1="4.0892in" svg:x2="12.48348in" svg:y2="4.44446in" draw:id="id645" draw:style-name="a1651" draw:name="Connettore diritto 119">
          <svg:title/>
          <svg:desc/>
        </draw:connector>
        <draw:connector draw:type="line" svg:x1="12.82125in" svg:y1="4.10237in" svg:x2="12.82125in" svg:y2="4.45763in" draw:id="id646" draw:style-name="a1652" draw:name="Connettore diritto 120">
          <svg:title/>
          <svg:desc/>
        </draw:connector>
        <draw:connector draw:type="line" svg:x1="1.54552in" svg:y1="4.10235in" svg:x2="1.54552in" svg:y2="4.45761in" draw:id="id647" draw:style-name="a1653" draw:name="Connettore diritto 121">
          <svg:title/>
          <svg:desc/>
        </draw:connector>
        <draw:connector draw:type="line" svg:x1="1.20458in" svg:y1="4.09358in" svg:x2="1.20458in" svg:y2="4.44884in" draw:id="id648" draw:style-name="a1654" draw:name="Connettore diritto 122">
          <svg:title/>
          <svg:desc/>
        </draw:connector>
        <draw:connector draw:type="line" svg:x1="0.86683in" svg:y1="4.10235in" svg:x2="0.86683in" svg:y2="4.45761in" draw:id="id649" draw:style-name="a1655" draw:name="Connettore diritto 123">
          <svg:title/>
          <svg:desc/>
        </draw:connector>
        <draw:connector draw:type="line" svg:x1="0.51208in" svg:y1="4.09358in" svg:x2="0.51208in" svg:y2="4.44885in" draw:id="id650" draw:style-name="a1656" draw:name="Connettore diritto 124">
          <svg:title/>
          <svg:desc/>
        </draw:connector>
        <draw:frame draw:id="id651" draw:style-name="a1659" draw:name="CasellaDiTesto 125" svg:x="2.42227in" svg:y="4.42781in" svg:width="0.43142in" svg:height="0.25244in">
          <draw:text-box>
            <text:p text:style-name="a1658" text:class-names="" text:cond-style-name=""><text:span text:style-name="a1657" text:class-names="">42</text:span></text:p>
          </draw:text-box>
          <svg:title/>
          <svg:desc/>
        </draw:frame>
        <draw:frame draw:id="id652" draw:style-name="a1662" draw:name="CasellaDiTesto 127" svg:x="4.42246in" svg:y="4.40025in" svg:width="0.36773in" svg:height="0.25244in">
          <draw:text-box>
            <text:p text:style-name="a1661" text:class-names="" text:cond-style-name=""><text:span text:style-name="a1660" text:class-names="">48</text:span></text:p>
          </draw:text-box>
          <svg:title/>
          <svg:desc/>
        </draw:frame>
        <draw:frame draw:id="id653" draw:style-name="a1665" draw:name="CasellaDiTesto 128" svg:x="6.47165in" svg:y="4.44446in" svg:width="0.36773in" svg:height="0.25244in">
          <draw:text-box>
            <text:p text:style-name="a1664" text:class-names="" text:cond-style-name=""><text:span text:style-name="a1663" text:class-names="">54</text:span></text:p>
          </draw:text-box>
          <svg:title/>
          <svg:desc/>
        </draw:frame>
        <draw:frame draw:id="id654" draw:style-name="a1668" draw:name="CasellaDiTesto 130" svg:x="8.51712in" svg:y="4.42829in" svg:width="0.36773in" svg:height="0.25244in">
          <draw:text-box>
            <text:p text:style-name="a1667" text:class-names="" text:cond-style-name=""><text:span text:style-name="a1666" text:class-names="">60</text:span></text:p>
          </draw:text-box>
          <svg:title/>
          <svg:desc/>
        </draw:frame>
        <draw:frame draw:id="id655" draw:style-name="a1671" draw:name="CasellaDiTesto 131" svg:x="10.56736in" svg:y="4.42731in" svg:width="0.36773in" svg:height="0.25244in">
          <draw:text-box>
            <text:p text:style-name="a1670" text:class-names="" text:cond-style-name=""><text:span text:style-name="a1669" text:class-names="">66</text:span></text:p>
          </draw:text-box>
          <svg:title/>
          <svg:desc/>
        </draw:frame>
        <draw:connector draw:type="line" svg:x1="0.51208in" svg:y1="5.26793in" svg:x2="12.82125in" svg:y2="5.27232in" draw:id="id656" draw:style-name="a1672" draw:name="Connettore diritto 133">
          <svg:title/>
          <svg:desc/>
        </draw:connector>
        <draw:connector draw:type="line" svg:x1="2.22234in" svg:y1="5.09745in" svg:x2="2.22234in" svg:y2="5.45271in" draw:id="id657" draw:style-name="a1673" draw:name="Connettore diritto 134">
          <svg:title/>
          <svg:desc/>
        </draw:connector>
        <draw:connector draw:type="line" svg:x1="2.55983in" svg:y1="5.09745in" svg:x2="2.55983in" svg:y2="5.45271in" draw:id="id658" draw:style-name="a1674" draw:name="Connettore diritto 135">
          <svg:title/>
          <svg:desc/>
        </draw:connector>
        <draw:connector draw:type="line" svg:x1="2.89945in" svg:y1="5.09326in" svg:x2="2.89945in" svg:y2="5.44852in" draw:id="id659" draw:style-name="a1675" draw:name="Connettore diritto 136">
          <svg:title/>
          <svg:desc/>
        </draw:connector>
        <draw:connector draw:type="line" svg:x1="3.24585in" svg:y1="5.07714in" svg:x2="3.24585in" svg:y2="5.4324in" draw:id="id660" draw:style-name="a1676" draw:name="Connettore diritto 137">
          <svg:title/>
          <svg:desc/>
        </draw:connector>
        <draw:connector draw:type="line" svg:x1="3.57958in" svg:y1="5.06924in" svg:x2="3.57958in" svg:y2="5.42451in" draw:id="id661" draw:style-name="a1677" draw:name="Connettore diritto 138">
          <svg:title/>
          <svg:desc/>
        </draw:connector>
        <draw:connector draw:type="line" svg:x1="3.91981in" svg:y1="5.07714in" svg:x2="3.91981in" svg:y2="5.4324in" draw:id="id662" draw:style-name="a1678" draw:name="Connettore diritto 139">
          <svg:title/>
          <svg:desc/>
        </draw:connector>
        <draw:connector draw:type="line" svg:x1="1.88456in" svg:y1="5.09745in" svg:x2="1.88456in" svg:y2="5.45271in" draw:id="id663" draw:style-name="a1679" draw:name="Connettore diritto 140">
          <svg:title/>
          <svg:desc/>
        </draw:connector>
        <draw:connector draw:type="line" svg:x1="4.2655in" svg:y1="5.07714in" svg:x2="4.2655in" svg:y2="5.4324in" draw:id="id664" draw:style-name="a1680" draw:name="Connettore diritto 141">
          <svg:title/>
          <svg:desc/>
        </draw:connector>
        <draw:connector draw:type="line" svg:x1="4.60815in" svg:y1="5.07714in" svg:x2="4.60815in" svg:y2="5.4324in" draw:id="id665" draw:style-name="a1681" draw:name="Connettore diritto 142">
          <svg:title/>
          <svg:desc/>
        </draw:connector>
        <draw:connector draw:type="line" svg:x1="4.94154in" svg:y1="5.08591in" svg:x2="4.94154in" svg:y2="5.44117in" draw:id="id666" draw:style-name="a1682" draw:name="Connettore diritto 143">
          <svg:title/>
          <svg:desc/>
        </draw:connector>
        <draw:connector draw:type="line" svg:x1="5.27419in" svg:y1="5.09502in" svg:x2="5.27419in" svg:y2="5.45028in" draw:id="id667" draw:style-name="a1683" draw:name="Connettore diritto 144">
          <svg:title/>
          <svg:desc/>
        </draw:connector>
        <draw:connector draw:type="line" svg:x1="5.61445in" svg:y1="5.09469in" svg:x2="5.61445in" svg:y2="5.44995in" draw:id="id668" draw:style-name="a1684" draw:name="Connettore diritto 145">
          <svg:title/>
          <svg:desc/>
        </draw:connector>
        <draw:connector draw:type="line" svg:x1="5.95672in" svg:y1="5.08674in" svg:x2="5.95672in" svg:y2="5.442in" draw:id="id669" draw:style-name="a1685" draw:name="Connettore diritto 146">
          <svg:title/>
          <svg:desc/>
        </draw:connector>
        <draw:connector draw:type="line" svg:x1="6.31631in" svg:y1="5.09173in" svg:x2="6.31631in" svg:y2="5.44699in" draw:id="id670" draw:style-name="a1686" draw:name="Connettore diritto 147">
          <svg:title/>
          <svg:desc/>
        </draw:connector>
        <draw:connector draw:type="line" svg:x1="6.65408in" svg:y1="5.08591in" svg:x2="6.65408in" svg:y2="5.44117in" draw:id="id671" draw:style-name="a1687" draw:name="Connettore diritto 148">
          <svg:title/>
          <svg:desc/>
        </draw:connector>
        <draw:connector draw:type="line" svg:x1="6.98729in" svg:y1="5.07714in" svg:x2="6.98729in" svg:y2="5.4324in" draw:id="id672" draw:style-name="a1688" draw:name="Connettore diritto 149">
          <svg:title/>
          <svg:desc/>
        </draw:connector>
        <draw:connector draw:type="line" svg:x1="7.33975in" svg:y1="5.09469in" svg:x2="7.33975in" svg:y2="5.44995in" draw:id="id673" draw:style-name="a1689" draw:name="Connettore diritto 150">
          <svg:title/>
          <svg:desc/>
        </draw:connector>
        <draw:connector draw:type="line" svg:x1="7.67753in" svg:y1="5.09469in" svg:x2="7.67753in" svg:y2="5.44995in" draw:id="id674" draw:style-name="a1690" draw:name="Connettore diritto 151">
          <svg:title/>
          <svg:desc/>
        </draw:connector>
        <draw:connector draw:type="line" svg:x1="8.01979in" svg:y1="5.09469in" svg:x2="8.01979in" svg:y2="5.44995in" draw:id="id675" draw:style-name="a1691" draw:name="Connettore diritto 152">
          <svg:title/>
          <svg:desc/>
        </draw:connector>
        <draw:connector draw:type="line" svg:x1="8.37129in" svg:y1="5.09469in" svg:x2="8.37129in" svg:y2="5.44995in" draw:id="id676" draw:style-name="a1692" draw:name="Connettore diritto 153">
          <svg:title/>
          <svg:desc/>
        </draw:connector>
        <draw:connector draw:type="line" svg:x1="8.71101in" svg:y1="5.09469in" svg:x2="8.71101in" svg:y2="5.44995in" draw:id="id677" draw:style-name="a1693" draw:name="Connettore diritto 154">
          <svg:title/>
          <svg:desc/>
        </draw:connector>
        <draw:connector draw:type="line" svg:x1="9.05465in" svg:y1="5.08591in" svg:x2="9.05465in" svg:y2="5.44117in" draw:id="id678" draw:style-name="a1694" draw:name="Connettore diritto 155">
          <svg:title/>
          <svg:desc/>
        </draw:connector>
        <draw:connector draw:type="line" svg:x1="9.39863in" svg:y1="5.09326in" svg:x2="9.39863in" svg:y2="5.44852in" draw:id="id679" draw:style-name="a1695" draw:name="Connettore diritto 156">
          <svg:title/>
          <svg:desc/>
        </draw:connector>
        <draw:connector draw:type="line" svg:x1="9.72734in" svg:y1="5.08153in" svg:x2="9.72734in" svg:y2="5.43679in" draw:id="id680" draw:style-name="a1696" draw:name="Connettore diritto 157">
          <svg:title/>
          <svg:desc/>
        </draw:connector>
        <draw:connector draw:type="line" svg:x1="10.05912in" svg:y1="5.07714in" svg:x2="10.05912in" svg:y2="5.4324in" draw:id="id681" draw:style-name="a1697" draw:name="Connettore diritto 158">
          <svg:title/>
          <svg:desc/>
        </draw:connector>
        <draw:connector draw:type="line" svg:x1="10.40587in" svg:y1="5.08591in" svg:x2="10.40587in" svg:y2="5.44117in" draw:id="id682" draw:style-name="a1698" draw:name="Connettore diritto 159">
          <svg:title/>
          <svg:desc/>
        </draw:connector>
        <draw:connector draw:type="line" svg:x1="10.74814in" svg:y1="5.07714in" svg:x2="10.74814in" svg:y2="5.4324in" draw:id="id683" draw:style-name="a1699" draw:name="Connettore diritto 160">
          <svg:title/>
          <svg:desc/>
        </draw:connector>
        <draw:connector draw:type="line" svg:x1="11.09801in" svg:y1="5.10207in" svg:x2="11.09801in" svg:y2="5.45734in" draw:id="id684" draw:style-name="a1700" draw:name="Connettore diritto 161">
          <svg:title/>
          <svg:desc/>
        </draw:connector>
        <draw:connector draw:type="line" svg:x1="11.45058in" svg:y1="5.09273in" svg:x2="11.45058in" svg:y2="5.448in" draw:id="id685" draw:style-name="a1701" draw:name="Connettore diritto 162">
          <svg:title/>
          <svg:desc/>
        </draw:connector>
        <draw:connector draw:type="line" svg:x1="11.79187in" svg:y1="5.10207in" svg:x2="11.79187in" svg:y2="5.45733in" draw:id="id686" draw:style-name="a1702" draw:name="Connettore diritto 163">
          <svg:title/>
          <svg:desc/>
        </draw:connector>
        <draw:connector draw:type="line" svg:x1="12.13782in" svg:y1="5.09326in" svg:x2="12.13782in" svg:y2="5.44852in" draw:id="id687" draw:style-name="a1703" draw:name="Connettore diritto 164">
          <svg:title/>
          <svg:desc/>
        </draw:connector>
        <draw:connector draw:type="line" svg:x1="12.48348in" svg:y1="5.07714in" svg:x2="12.48348in" svg:y2="5.43241in" draw:id="id688" draw:style-name="a1704" draw:name="Connettore diritto 165">
          <svg:title/>
          <svg:desc/>
        </draw:connector>
        <draw:connector draw:type="line" svg:x1="12.82125in" svg:y1="5.09032in" svg:x2="12.82125in" svg:y2="5.44558in" draw:id="id689" draw:style-name="a1705" draw:name="Connettore diritto 166">
          <svg:title/>
          <svg:desc/>
        </draw:connector>
        <draw:connector draw:type="line" svg:x1="1.54552in" svg:y1="5.0903in" svg:x2="1.54552in" svg:y2="5.44556in" draw:id="id690" draw:style-name="a1706" draw:name="Connettore diritto 167">
          <svg:title/>
          <svg:desc/>
        </draw:connector>
        <draw:connector draw:type="line" svg:x1="1.20458in" svg:y1="5.08153in" svg:x2="1.20458in" svg:y2="5.43679in" draw:id="id691" draw:style-name="a1707" draw:name="Connettore diritto 168">
          <svg:title/>
          <svg:desc/>
        </draw:connector>
        <draw:connector draw:type="line" svg:x1="0.86683in" svg:y1="5.0903in" svg:x2="0.86683in" svg:y2="5.44556in" draw:id="id692" draw:style-name="a1708" draw:name="Connettore diritto 169">
          <svg:title/>
          <svg:desc/>
        </draw:connector>
        <draw:connector draw:type="line" svg:x1="0.51208in" svg:y1="5.08153in" svg:x2="0.51208in" svg:y2="5.43679in" draw:id="id693" draw:style-name="a1709" draw:name="Connettore diritto 170">
          <svg:title/>
          <svg:desc/>
        </draw:connector>
        <draw:frame draw:id="id694" draw:style-name="a1712" draw:name="CasellaDiTesto 176" svg:x="4.41192in" svg:y="5.45275in" svg:width="0.36773in" svg:height="0.25244in">
          <draw:text-box>
            <text:p text:style-name="a1711" text:class-names="" text:cond-style-name=""><text:span text:style-name="a1710" text:class-names="">48</text:span></text:p>
          </draw:text-box>
          <svg:title/>
          <svg:desc/>
        </draw:frame>
        <draw:connector draw:type="line" svg:x1="3.57958in" svg:y1="3.31455in" svg:x2="3.57958in" svg:y2="3.06082in" draw:id="id695" draw:style-name="a1714" draw:name="Connettore 2 180">
          <svg:title/>
          <svg:desc/>
        </draw:connector>
        <draw:connector draw:type="line" svg:x1="6.65408in" svg:y1="3.31455in" svg:x2="6.65408in" svg:y2="3.06082in" draw:id="id696" draw:style-name="a1716" draw:name="Connettore 2 230">
          <svg:title/>
          <svg:desc/>
        </draw:connector>
        <draw:connector draw:type="line" svg:x1="9.72941in" svg:y1="3.31455in" svg:x2="9.72941in" svg:y2="3.06082in" draw:id="id697" draw:style-name="a1718" draw:name="Connettore 2 231">
          <svg:title/>
          <svg:desc/>
        </draw:connector>
        <draw:connector draw:type="line" svg:x1="2.55983in" svg:y1="4.27999in" svg:x2="2.55983in" svg:y2="4.02625in" draw:id="id698" draw:style-name="a1720" draw:name="Connettore 2 232">
          <svg:title/>
          <svg:desc/>
        </draw:connector>
        <draw:connector draw:type="line" svg:x1="4.60815in" svg:y1="4.27999in" svg:x2="4.60815in" svg:y2="4.02625in" draw:id="id699" draw:style-name="a1722" draw:name="Connettore 2 233">
          <svg:title/>
          <svg:desc/>
        </draw:connector>
        <draw:connector draw:type="line" svg:x1="6.66324in" svg:y1="4.27999in" svg:x2="6.66324in" svg:y2="4.02625in" draw:id="id700" draw:style-name="a1724" draw:name="Connettore 2 234">
          <svg:title/>
          <svg:desc/>
        </draw:connector>
        <draw:connector draw:type="line" svg:x1="8.71101in" svg:y1="4.27999in" svg:x2="8.71101in" svg:y2="4.02625in" draw:id="id701" draw:style-name="a1726" draw:name="Connettore 2 235">
          <svg:title/>
          <svg:desc/>
        </draw:connector>
        <draw:connector draw:type="line" svg:x1="10.74814in" svg:y1="4.27999in" svg:x2="10.74814in" svg:y2="4.02625in" draw:id="id702" draw:style-name="a1728" draw:name="Connettore 2 236">
          <svg:title/>
          <svg:desc/>
        </draw:connector>
        <draw:connector draw:type="line" svg:x1="12.82397in" svg:y1="4.27999in" svg:x2="12.82397in" svg:y2="4.02625in" draw:id="id703" draw:style-name="a1730" draw:name="Connettore 2 237">
          <svg:title/>
          <svg:desc/>
        </draw:connector>
        <draw:connector draw:type="line" svg:x1="8.71373in" svg:y1="5.26793in" svg:x2="8.71373in" svg:y2="5.0142in" draw:id="id704" draw:style-name="a1732" draw:name="Connettore 2 238">
          <svg:title/>
          <svg:desc/>
        </draw:connector>
        <draw:connector draw:type="line" svg:x1="2.55983in" svg:y1="2.92829in" svg:x2="2.55983in" svg:y2="5.54052in" draw:id="id705" draw:style-name="a1734" draw:name="Connettore diritto 240">
          <svg:title/>
          <svg:desc/>
        </draw:connector>
        <draw:connector draw:type="line" svg:x1="0.51208in" svg:y1="2.92829in" svg:x2="0.51208in" svg:y2="5.54052in" draw:id="id706" draw:style-name="a1736" draw:name="Connettore diritto 244">
          <svg:title/>
          <svg:desc/>
        </draw:connector>
        <draw:connector draw:type="line" svg:x1="4.60633in" svg:y1="2.95281in" svg:x2="4.60633in" svg:y2="5.56504in" draw:id="id707" draw:style-name="a1738" draw:name="Connettore diritto 245">
          <svg:title/>
          <svg:desc/>
        </draw:connector>
        <draw:connector draw:type="line" svg:x1="6.65408in" svg:y1="2.96071in" svg:x2="6.65408in" svg:y2="5.57294in" draw:id="id708" draw:style-name="a1740" draw:name="Connettore diritto 246">
          <svg:title/>
          <svg:desc/>
        </draw:connector>
        <draw:connector draw:type="line" svg:x1="8.70099in" svg:y1="2.93583in" svg:x2="8.70099in" svg:y2="5.54805in" draw:id="id709" draw:style-name="a1742" draw:name="Connettore diritto 247">
          <svg:title/>
          <svg:desc/>
        </draw:connector>
        <draw:connector draw:type="line" svg:x1="10.74814in" svg:y1="2.92829in" svg:x2="10.74814in" svg:y2="5.54052in" draw:id="id710" draw:style-name="a1744" draw:name="Connettore diritto 248">
          <svg:title/>
          <svg:desc/>
        </draw:connector>
        <draw:connector draw:type="line" svg:x1="12.82914in" svg:y1="2.92829in" svg:x2="12.82914in" svg:y2="5.54052in" draw:id="id711" draw:style-name="a1746" draw:name="Connettore diritto 249">
          <svg:title/>
          <svg:desc/>
        </draw:connector>
        <draw:frame draw:id="id712" draw:style-name="a1749" draw:name="CasellaDiTesto 171" svg:x="12.64527in" svg:y="4.42614in" svg:width="0.36773in" svg:height="0.25244in">
          <draw:text-box>
            <text:p text:style-name="a1748" text:class-names="" text:cond-style-name=""><text:span text:style-name="a1747" text:class-names="">72</text:span></text:p>
          </draw:text-box>
          <svg:title/>
          <svg:desc/>
        </draw:frame>
        <draw:frame draw:id="id713" draw:style-name="a1752" draw:name="CasellaDiTesto 172" svg:x="12.63739in" svg:y="5.41667in" svg:width="0.36773in" svg:height="0.25244in">
          <draw:text-box>
            <text:p text:style-name="a1751" text:class-names="" text:cond-style-name=""><text:span text:style-name="a1750" text:class-names="">72</text:span></text:p>
          </draw:text-box>
          <svg:title/>
          <svg:desc/>
        </draw:frame>
      </draw:page>
      <draw:page draw:name="Slide73" draw:style-name="a1753" draw:master-page-name="Master1-Layout6-titleOnly-Solo-titolo" presentation:presentation-page-layout-name="Master1-PPL6" draw:id="Slide-328">
        <draw:frame draw:id="id714" presentation:style-name="a1756" draw:name="Titolo 1" svg:x="0.62981in" svg:y="0.79796in" svg:width="12.06213in" svg:height="1.08085in" presentation:class="title" presentation:placeholder="false">
          <draw:text-box>
            <text:p text:style-name="a1755" text:class-names="" text:cond-style-name=""><text:span text:style-name="a1754" text:class-names="">Bozza: uno</text:span></text:p>
          </draw:text-box>
          <svg:title/>
          <svg:desc/>
        </draw:frame>
        <draw:connector draw:type="line" svg:x1="0.51208in" svg:y1="3.31697in" svg:x2="12.82125in" svg:y2="3.32136in" draw:id="id715" draw:style-name="a1757" draw:name="Connettore diritto 2">
          <svg:title/>
          <svg:desc/>
        </draw:connector>
        <draw:connector draw:type="line" svg:x1="2.22234in" svg:y1="3.14649in" svg:x2="2.22234in" svg:y2="3.50175in" draw:id="id716" draw:style-name="a1758" draw:name="Connettore diritto 3">
          <svg:title/>
          <svg:desc/>
        </draw:connector>
        <draw:connector draw:type="line" svg:x1="2.55983in" svg:y1="3.14649in" svg:x2="2.55983in" svg:y2="3.50175in" draw:id="id717" draw:style-name="a1759" draw:name="Connettore diritto 4">
          <svg:title/>
          <svg:desc/>
        </draw:connector>
        <draw:connector draw:type="line" svg:x1="2.89945in" svg:y1="3.1423in" svg:x2="2.89945in" svg:y2="3.49756in" draw:id="id718" draw:style-name="a1760" draw:name="Connettore diritto 5">
          <svg:title/>
          <svg:desc/>
        </draw:connector>
        <draw:connector draw:type="line" svg:x1="3.24585in" svg:y1="3.12618in" svg:x2="3.24585in" svg:y2="3.48144in" draw:id="id719" draw:style-name="a1761" draw:name="Connettore diritto 6">
          <svg:title/>
          <svg:desc/>
        </draw:connector>
        <draw:connector draw:type="line" svg:x1="3.57958in" svg:y1="3.11851in" svg:x2="3.57958in" svg:y2="3.47377in" draw:id="id720" draw:style-name="a1762" draw:name="Connettore diritto 7">
          <svg:title/>
          <svg:desc/>
        </draw:connector>
        <draw:connector draw:type="line" svg:x1="3.91981in" svg:y1="3.12618in" svg:x2="3.91981in" svg:y2="3.48144in" draw:id="id721" draw:style-name="a1763" draw:name="Connettore diritto 8">
          <svg:title/>
          <svg:desc/>
        </draw:connector>
        <draw:connector draw:type="line" svg:x1="1.88456in" svg:y1="3.14649in" svg:x2="1.88456in" svg:y2="3.50175in" draw:id="id722" draw:style-name="a1764" draw:name="Connettore diritto 9">
          <svg:title/>
          <svg:desc/>
        </draw:connector>
        <draw:connector draw:type="line" svg:x1="4.2655in" svg:y1="3.12618in" svg:x2="4.2655in" svg:y2="3.48144in" draw:id="id723" draw:style-name="a1765" draw:name="Connettore diritto 10">
          <svg:title/>
          <svg:desc/>
        </draw:connector>
        <draw:connector draw:type="line" svg:x1="4.60815in" svg:y1="3.12618in" svg:x2="4.60815in" svg:y2="3.48144in" draw:id="id724" draw:style-name="a1766" draw:name="Connettore diritto 11">
          <svg:title/>
          <svg:desc/>
        </draw:connector>
        <draw:connector draw:type="line" svg:x1="4.94154in" svg:y1="3.13495in" svg:x2="4.94154in" svg:y2="3.49021in" draw:id="id725" draw:style-name="a1767" draw:name="Connettore diritto 12">
          <svg:title/>
          <svg:desc/>
        </draw:connector>
        <draw:connector draw:type="line" svg:x1="5.27419in" svg:y1="3.14406in" svg:x2="5.27419in" svg:y2="3.49932in" draw:id="id726" draw:style-name="a1768" draw:name="Connettore diritto 13">
          <svg:title/>
          <svg:desc/>
        </draw:connector>
        <draw:connector draw:type="line" svg:x1="5.61445in" svg:y1="3.14373in" svg:x2="5.61445in" svg:y2="3.49899in" draw:id="id727" draw:style-name="a1769" draw:name="Connettore diritto 14">
          <svg:title/>
          <svg:desc/>
        </draw:connector>
        <draw:connector draw:type="line" svg:x1="5.95672in" svg:y1="3.13578in" svg:x2="5.95672in" svg:y2="3.49104in" draw:id="id728" draw:style-name="a1770" draw:name="Connettore diritto 15">
          <svg:title/>
          <svg:desc/>
        </draw:connector>
        <draw:connector draw:type="line" svg:x1="6.31631in" svg:y1="3.14077in" svg:x2="6.31631in" svg:y2="3.49603in" draw:id="id729" draw:style-name="a1771" draw:name="Connettore diritto 16">
          <svg:title/>
          <svg:desc/>
        </draw:connector>
        <draw:connector draw:type="line" svg:x1="6.65408in" svg:y1="3.13495in" svg:x2="6.65408in" svg:y2="3.49021in" draw:id="id730" draw:style-name="a1772" draw:name="Connettore diritto 17">
          <svg:title/>
          <svg:desc/>
        </draw:connector>
        <draw:connector draw:type="line" svg:x1="6.98729in" svg:y1="3.12618in" svg:x2="6.98729in" svg:y2="3.48144in" draw:id="id731" draw:style-name="a1773" draw:name="Connettore diritto 18">
          <svg:title/>
          <svg:desc/>
        </draw:connector>
        <draw:connector draw:type="line" svg:x1="7.33975in" svg:y1="3.14373in" svg:x2="7.33975in" svg:y2="3.49899in" draw:id="id732" draw:style-name="a1774" draw:name="Connettore diritto 19">
          <svg:title/>
          <svg:desc/>
        </draw:connector>
        <draw:connector draw:type="line" svg:x1="7.67753in" svg:y1="3.14373in" svg:x2="7.67753in" svg:y2="3.49899in" draw:id="id733" draw:style-name="a1775" draw:name="Connettore diritto 20">
          <svg:title/>
          <svg:desc/>
        </draw:connector>
        <draw:connector draw:type="line" svg:x1="8.01979in" svg:y1="3.14373in" svg:x2="8.01979in" svg:y2="3.49899in" draw:id="id734" draw:style-name="a1776" draw:name="Connettore diritto 21">
          <svg:title/>
          <svg:desc/>
        </draw:connector>
        <draw:connector draw:type="line" svg:x1="8.37129in" svg:y1="3.14373in" svg:x2="8.37129in" svg:y2="3.49899in" draw:id="id735" draw:style-name="a1777" draw:name="Connettore diritto 22">
          <svg:title/>
          <svg:desc/>
        </draw:connector>
        <draw:connector draw:type="line" svg:x1="8.71101in" svg:y1="3.14372in" svg:x2="8.71101in" svg:y2="3.49899in" draw:id="id736" draw:style-name="a1778" draw:name="Connettore diritto 23">
          <svg:title/>
          <svg:desc/>
        </draw:connector>
        <draw:connector draw:type="line" svg:x1="9.05465in" svg:y1="3.13495in" svg:x2="9.05465in" svg:y2="3.49021in" draw:id="id737" draw:style-name="a1779" draw:name="Connettore diritto 24">
          <svg:title/>
          <svg:desc/>
        </draw:connector>
        <draw:connector draw:type="line" svg:x1="9.39863in" svg:y1="3.1423in" svg:x2="9.39863in" svg:y2="3.49756in" draw:id="id738" draw:style-name="a1780" draw:name="Connettore diritto 25">
          <svg:title/>
          <svg:desc/>
        </draw:connector>
        <draw:connector draw:type="line" svg:x1="9.72734in" svg:y1="3.13057in" svg:x2="9.72734in" svg:y2="3.48583in" draw:id="id739" draw:style-name="a1781" draw:name="Connettore diritto 26">
          <svg:title/>
          <svg:desc/>
        </draw:connector>
        <draw:connector draw:type="line" svg:x1="10.05912in" svg:y1="3.12618in" svg:x2="10.05912in" svg:y2="3.48144in" draw:id="id740" draw:style-name="a1782" draw:name="Connettore diritto 27">
          <svg:title/>
          <svg:desc/>
        </draw:connector>
        <draw:connector draw:type="line" svg:x1="10.40587in" svg:y1="3.13495in" svg:x2="10.40587in" svg:y2="3.49021in" draw:id="id741" draw:style-name="a1783" draw:name="Connettore diritto 28">
          <svg:title/>
          <svg:desc/>
        </draw:connector>
        <draw:connector draw:type="line" svg:x1="10.74814in" svg:y1="3.12618in" svg:x2="10.74814in" svg:y2="3.48144in" draw:id="id742" draw:style-name="a1784" draw:name="Connettore diritto 29">
          <svg:title/>
          <svg:desc/>
        </draw:connector>
        <draw:connector draw:type="line" svg:x1="11.09801in" svg:y1="3.15111in" svg:x2="11.09801in" svg:y2="3.50637in" draw:id="id743" draw:style-name="a1785" draw:name="Connettore diritto 30">
          <svg:title/>
          <svg:desc/>
        </draw:connector>
        <draw:connector draw:type="line" svg:x1="11.45058in" svg:y1="3.14177in" svg:x2="11.45058in" svg:y2="3.49704in" draw:id="id744" draw:style-name="a1786" draw:name="Connettore diritto 31">
          <svg:title/>
          <svg:desc/>
        </draw:connector>
        <draw:connector draw:type="line" svg:x1="11.79187in" svg:y1="3.15111in" svg:x2="11.79187in" svg:y2="3.50637in" draw:id="id745" draw:style-name="a1787" draw:name="Connettore diritto 32">
          <svg:title/>
          <svg:desc/>
        </draw:connector>
        <draw:connector draw:type="line" svg:x1="12.13782in" svg:y1="3.1423in" svg:x2="12.13782in" svg:y2="3.49756in" draw:id="id746" draw:style-name="a1788" draw:name="Connettore diritto 33">
          <svg:title/>
          <svg:desc/>
        </draw:connector>
        <draw:connector draw:type="line" svg:x1="12.48348in" svg:y1="3.12618in" svg:x2="12.48348in" svg:y2="3.48144in" draw:id="id747" draw:style-name="a1789" draw:name="Connettore diritto 34">
          <svg:title/>
          <svg:desc/>
        </draw:connector>
        <draw:connector draw:type="line" svg:x1="12.82125in" svg:y1="3.13935in" svg:x2="12.82125in" svg:y2="3.49462in" draw:id="id748" draw:style-name="a1790" draw:name="Connettore diritto 35">
          <svg:title/>
          <svg:desc/>
        </draw:connector>
        <draw:connector draw:type="line" svg:x1="1.54552in" svg:y1="3.13934in" svg:x2="1.54552in" svg:y2="3.4946in" draw:id="id749" draw:style-name="a1791" draw:name="Connettore diritto 36">
          <svg:title/>
          <svg:desc/>
        </draw:connector>
        <draw:connector draw:type="line" svg:x1="1.20458in" svg:y1="3.13056in" svg:x2="1.20458in" svg:y2="3.48583in" draw:id="id750" draw:style-name="a1792" draw:name="Connettore diritto 37">
          <svg:title/>
          <svg:desc/>
        </draw:connector>
        <draw:connector draw:type="line" svg:x1="0.86683in" svg:y1="3.13934in" svg:x2="0.86683in" svg:y2="3.4946in" draw:id="id751" draw:style-name="a1793" draw:name="Connettore diritto 38">
          <svg:title/>
          <svg:desc/>
        </draw:connector>
        <draw:connector draw:type="line" svg:x1="0.51208in" svg:y1="3.13057in" svg:x2="0.51208in" svg:y2="3.48583in" draw:id="id752" draw:style-name="a1794" draw:name="Connettore diritto 39">
          <svg:title/>
          <svg:desc/>
        </draw:connector>
        <draw:frame draw:id="id753" draw:style-name="a1797" draw:name="CasellaDiTesto 40" svg:x="0.38138in" svg:y="3.47377in" svg:width="0.27513in" svg:height="0.25244in">
          <draw:text-box>
            <text:p text:style-name="a1796" text:class-names="" text:cond-style-name=""><text:span text:style-name="a1795" text:class-names="">0</text:span></text:p>
          </draw:text-box>
          <svg:title/>
          <svg:desc/>
        </draw:frame>
        <draw:frame draw:id="id754" draw:style-name="a1801" draw:name="CasellaDiTesto 42" svg:x="3.44201in" svg:y="3.47377in" svg:width="0.27513in" svg:height="0.25244in">
          <draw:text-box>
            <text:p text:style-name="a1800" text:class-names="" text:cond-style-name=""><text:span text:style-name="a1798" text:class-names="">9</text:span><text:span text:style-name="a1799" text:class-names=""/></text:p>
          </draw:text-box>
          <svg:title/>
          <svg:desc/>
        </draw:frame>
        <draw:frame draw:id="id755" draw:style-name="a1804" draw:name="CasellaDiTesto 44" svg:x="6.47165in" svg:y="3.48144in" svg:width="0.36773in" svg:height="0.25244in">
          <draw:text-box>
            <text:p text:style-name="a1803" text:class-names="" text:cond-style-name=""><text:span text:style-name="a1802" text:class-names="">18</text:span></text:p>
          </draw:text-box>
          <svg:title/>
          <svg:desc/>
        </draw:frame>
        <draw:frame draw:id="id756" draw:style-name="a1807" draw:name="CasellaDiTesto 45" svg:x="9.53914in" svg:y="3.48411in" svg:width="0.36773in" svg:height="0.25244in">
          <draw:text-box>
            <text:p text:style-name="a1806" text:class-names="" text:cond-style-name=""><text:span text:style-name="a1805" text:class-names="">27</text:span></text:p>
          </draw:text-box>
          <svg:title/>
          <svg:desc/>
        </draw:frame>
        <draw:connector draw:type="line" svg:x1="0.51208in" svg:y1="4.27999in" svg:x2="12.82125in" svg:y2="4.28437in" draw:id="id757" draw:style-name="a1808" draw:name="Connettore diritto 87">
          <svg:title/>
          <svg:desc/>
        </draw:connector>
        <draw:connector draw:type="line" svg:x1="2.22234in" svg:y1="4.1095in" svg:x2="2.22234in" svg:y2="4.46477in" draw:id="id758" draw:style-name="a1809" draw:name="Connettore diritto 88">
          <svg:title/>
          <svg:desc/>
        </draw:connector>
        <draw:connector draw:type="line" svg:x1="2.55983in" svg:y1="4.1095in" svg:x2="2.55983in" svg:y2="4.46476in" draw:id="id759" draw:style-name="a1810" draw:name="Connettore diritto 89">
          <svg:title/>
          <svg:desc/>
        </draw:connector>
        <draw:connector draw:type="line" svg:x1="2.89945in" svg:y1="4.10531in" svg:x2="2.89945in" svg:y2="4.46058in" draw:id="id760" draw:style-name="a1811" draw:name="Connettore diritto 90">
          <svg:title/>
          <svg:desc/>
        </draw:connector>
        <draw:connector draw:type="line" svg:x1="3.24585in" svg:y1="4.0892in" svg:x2="3.24585in" svg:y2="4.44446in" draw:id="id761" draw:style-name="a1812" draw:name="Connettore diritto 91">
          <svg:title/>
          <svg:desc/>
        </draw:connector>
        <draw:connector draw:type="line" svg:x1="3.57958in" svg:y1="4.0813in" svg:x2="3.57958in" svg:y2="4.43656in" draw:id="id762" draw:style-name="a1813" draw:name="Connettore diritto 92">
          <svg:title/>
          <svg:desc/>
        </draw:connector>
        <draw:connector draw:type="line" svg:x1="3.91981in" svg:y1="4.08919in" svg:x2="3.91981in" svg:y2="4.44446in" draw:id="id763" draw:style-name="a1814" draw:name="Connettore diritto 93">
          <svg:title/>
          <svg:desc/>
        </draw:connector>
        <draw:connector draw:type="line" svg:x1="1.88456in" svg:y1="4.1095in" svg:x2="1.88456in" svg:y2="4.46477in" draw:id="id764" draw:style-name="a1815" draw:name="Connettore diritto 94">
          <svg:title/>
          <svg:desc/>
        </draw:connector>
        <draw:connector draw:type="line" svg:x1="4.2655in" svg:y1="4.08919in" svg:x2="4.2655in" svg:y2="4.44446in" draw:id="id765" draw:style-name="a1816" draw:name="Connettore diritto 95">
          <svg:title/>
          <svg:desc/>
        </draw:connector>
        <draw:connector draw:type="line" svg:x1="4.60815in" svg:y1="4.08919in" svg:x2="4.60815in" svg:y2="4.44446in" draw:id="id766" draw:style-name="a1817" draw:name="Connettore diritto 96">
          <svg:title/>
          <svg:desc/>
        </draw:connector>
        <draw:connector draw:type="line" svg:x1="4.94154in" svg:y1="4.09796in" svg:x2="4.94154in" svg:y2="4.45323in" draw:id="id767" draw:style-name="a1818" draw:name="Connettore diritto 97">
          <svg:title/>
          <svg:desc/>
        </draw:connector>
        <draw:connector draw:type="line" svg:x1="5.27419in" svg:y1="4.10707in" svg:x2="5.27419in" svg:y2="4.46233in" draw:id="id768" draw:style-name="a1819" draw:name="Connettore diritto 98">
          <svg:title/>
          <svg:desc/>
        </draw:connector>
        <draw:connector draw:type="line" svg:x1="5.61445in" svg:y1="4.10674in" svg:x2="5.61445in" svg:y2="4.46201in" draw:id="id769" draw:style-name="a1820" draw:name="Connettore diritto 99">
          <svg:title/>
          <svg:desc/>
        </draw:connector>
        <draw:connector draw:type="line" svg:x1="5.95672in" svg:y1="4.09879in" svg:x2="5.95672in" svg:y2="4.45406in" draw:id="id770" draw:style-name="a1821" draw:name="Connettore diritto 100">
          <svg:title/>
          <svg:desc/>
        </draw:connector>
        <draw:connector draw:type="line" svg:x1="6.31631in" svg:y1="4.10378in" svg:x2="6.31631in" svg:y2="4.45905in" draw:id="id771" draw:style-name="a1822" draw:name="Connettore diritto 101">
          <svg:title/>
          <svg:desc/>
        </draw:connector>
        <draw:connector draw:type="line" svg:x1="6.65408in" svg:y1="4.09796in" svg:x2="6.65408in" svg:y2="4.45323in" draw:id="id772" draw:style-name="a1823" draw:name="Connettore diritto 102">
          <svg:title/>
          <svg:desc/>
        </draw:connector>
        <draw:connector draw:type="line" svg:x1="6.98729in" svg:y1="4.08919in" svg:x2="6.98729in" svg:y2="4.44446in" draw:id="id773" draw:style-name="a1824" draw:name="Connettore diritto 103">
          <svg:title/>
          <svg:desc/>
        </draw:connector>
        <draw:connector draw:type="line" svg:x1="7.33975in" svg:y1="4.10674in" svg:x2="7.33975in" svg:y2="4.46201in" draw:id="id774" draw:style-name="a1825" draw:name="Connettore diritto 104">
          <svg:title/>
          <svg:desc/>
        </draw:connector>
        <draw:connector draw:type="line" svg:x1="7.67753in" svg:y1="4.10674in" svg:x2="7.67753in" svg:y2="4.46201in" draw:id="id775" draw:style-name="a1826" draw:name="Connettore diritto 105">
          <svg:title/>
          <svg:desc/>
        </draw:connector>
        <draw:connector draw:type="line" svg:x1="8.01979in" svg:y1="4.10674in" svg:x2="8.01979in" svg:y2="4.46201in" draw:id="id776" draw:style-name="a1827" draw:name="Connettore diritto 106">
          <svg:title/>
          <svg:desc/>
        </draw:connector>
        <draw:connector draw:type="line" svg:x1="8.37129in" svg:y1="4.10674in" svg:x2="8.37129in" svg:y2="4.46201in" draw:id="id777" draw:style-name="a1828" draw:name="Connettore diritto 107">
          <svg:title/>
          <svg:desc/>
        </draw:connector>
        <draw:connector draw:type="line" svg:x1="8.71101in" svg:y1="4.10674in" svg:x2="8.71101in" svg:y2="4.462in" draw:id="id778" draw:style-name="a1829" draw:name="Connettore diritto 108">
          <svg:title/>
          <svg:desc/>
        </draw:connector>
        <draw:connector draw:type="line" svg:x1="9.05465in" svg:y1="4.09796in" svg:x2="9.05465in" svg:y2="4.45323in" draw:id="id779" draw:style-name="a1830" draw:name="Connettore diritto 109">
          <svg:title/>
          <svg:desc/>
        </draw:connector>
        <draw:connector draw:type="line" svg:x1="9.39863in" svg:y1="4.10531in" svg:x2="9.39863in" svg:y2="4.46058in" draw:id="id780" draw:style-name="a1831" draw:name="Connettore diritto 110">
          <svg:title/>
          <svg:desc/>
        </draw:connector>
        <draw:connector draw:type="line" svg:x1="9.72734in" svg:y1="4.09358in" svg:x2="9.72734in" svg:y2="4.44885in" draw:id="id781" draw:style-name="a1832" draw:name="Connettore diritto 111">
          <svg:title/>
          <svg:desc/>
        </draw:connector>
        <draw:connector draw:type="line" svg:x1="10.05912in" svg:y1="4.08919in" svg:x2="10.05912in" svg:y2="4.44446in" draw:id="id782" draw:style-name="a1833" draw:name="Connettore diritto 112">
          <svg:title/>
          <svg:desc/>
        </draw:connector>
        <draw:connector draw:type="line" svg:x1="10.40587in" svg:y1="4.09796in" svg:x2="10.40587in" svg:y2="4.45323in" draw:id="id783" draw:style-name="a1834" draw:name="Connettore diritto 113">
          <svg:title/>
          <svg:desc/>
        </draw:connector>
        <draw:connector draw:type="line" svg:x1="10.74814in" svg:y1="4.08919in" svg:x2="10.74814in" svg:y2="4.44446in" draw:id="id784" draw:style-name="a1835" draw:name="Connettore diritto 114">
          <svg:title/>
          <svg:desc/>
        </draw:connector>
        <draw:connector draw:type="line" svg:x1="11.09801in" svg:y1="4.11413in" svg:x2="11.09801in" svg:y2="4.46939in" draw:id="id785" draw:style-name="a1836" draw:name="Connettore diritto 115">
          <svg:title/>
          <svg:desc/>
        </draw:connector>
        <draw:connector draw:type="line" svg:x1="11.45058in" svg:y1="4.10479in" svg:x2="11.45058in" svg:y2="4.46005in" draw:id="id786" draw:style-name="a1837" draw:name="Connettore diritto 116">
          <svg:title/>
          <svg:desc/>
        </draw:connector>
        <draw:connector draw:type="line" svg:x1="11.79187in" svg:y1="4.11413in" svg:x2="11.79187in" svg:y2="4.46939in" draw:id="id787" draw:style-name="a1838" draw:name="Connettore diritto 117">
          <svg:title/>
          <svg:desc/>
        </draw:connector>
        <draw:connector draw:type="line" svg:x1="12.13782in" svg:y1="4.10531in" svg:x2="12.13782in" svg:y2="4.46058in" draw:id="id788" draw:style-name="a1839" draw:name="Connettore diritto 118">
          <svg:title/>
          <svg:desc/>
        </draw:connector>
        <draw:connector draw:type="line" svg:x1="12.48348in" svg:y1="4.0892in" svg:x2="12.48348in" svg:y2="4.44446in" draw:id="id789" draw:style-name="a1840" draw:name="Connettore diritto 119">
          <svg:title/>
          <svg:desc/>
        </draw:connector>
        <draw:connector draw:type="line" svg:x1="12.82125in" svg:y1="4.10237in" svg:x2="12.82125in" svg:y2="4.45763in" draw:id="id790" draw:style-name="a1841" draw:name="Connettore diritto 120">
          <svg:title/>
          <svg:desc/>
        </draw:connector>
        <draw:connector draw:type="line" svg:x1="1.54552in" svg:y1="4.10235in" svg:x2="1.54552in" svg:y2="4.45761in" draw:id="id791" draw:style-name="a1842" draw:name="Connettore diritto 121">
          <svg:title/>
          <svg:desc/>
        </draw:connector>
        <draw:connector draw:type="line" svg:x1="1.20458in" svg:y1="4.09358in" svg:x2="1.20458in" svg:y2="4.44884in" draw:id="id792" draw:style-name="a1843" draw:name="Connettore diritto 122">
          <svg:title/>
          <svg:desc/>
        </draw:connector>
        <draw:connector draw:type="line" svg:x1="0.86683in" svg:y1="4.10235in" svg:x2="0.86683in" svg:y2="4.45761in" draw:id="id793" draw:style-name="a1844" draw:name="Connettore diritto 123">
          <svg:title/>
          <svg:desc/>
        </draw:connector>
        <draw:connector draw:type="line" svg:x1="0.51208in" svg:y1="4.09358in" svg:x2="0.51208in" svg:y2="4.44885in" draw:id="id794" draw:style-name="a1845" draw:name="Connettore diritto 124">
          <svg:title/>
          <svg:desc/>
        </draw:connector>
        <draw:frame draw:id="id795" draw:style-name="a1848" draw:name="CasellaDiTesto 125" svg:x="2.42227in" svg:y="4.42781in" svg:width="0.27513in" svg:height="0.25244in">
          <draw:text-box>
            <text:p text:style-name="a1847" text:class-names="" text:cond-style-name=""><text:span text:style-name="a1846" text:class-names="">6</text:span></text:p>
          </draw:text-box>
          <svg:title/>
          <svg:desc/>
        </draw:frame>
        <draw:frame draw:id="id796" draw:style-name="a1851" draw:name="CasellaDiTesto 127" svg:x="4.42246in" svg:y="4.40025in" svg:width="0.36773in" svg:height="0.25244in">
          <draw:text-box>
            <text:p text:style-name="a1850" text:class-names="" text:cond-style-name=""><text:span text:style-name="a1849" text:class-names="">12</text:span></text:p>
          </draw:text-box>
          <svg:title/>
          <svg:desc/>
        </draw:frame>
        <draw:frame draw:id="id797" draw:style-name="a1854" draw:name="CasellaDiTesto 128" svg:x="6.47165in" svg:y="4.44446in" svg:width="0.36773in" svg:height="0.25244in">
          <draw:text-box>
            <text:p text:style-name="a1853" text:class-names="" text:cond-style-name=""><text:span text:style-name="a1852" text:class-names="">18</text:span></text:p>
          </draw:text-box>
          <svg:title/>
          <svg:desc/>
        </draw:frame>
        <draw:frame draw:id="id798" draw:style-name="a1857" draw:name="CasellaDiTesto 130" svg:x="8.51712in" svg:y="4.42829in" svg:width="0.36773in" svg:height="0.25244in">
          <draw:text-box>
            <text:p text:style-name="a1856" text:class-names="" text:cond-style-name=""><text:span text:style-name="a1855" text:class-names="">24</text:span></text:p>
          </draw:text-box>
          <svg:title/>
          <svg:desc/>
        </draw:frame>
        <draw:frame draw:id="id799" draw:style-name="a1860" draw:name="CasellaDiTesto 131" svg:x="10.56736in" svg:y="4.42731in" svg:width="0.36773in" svg:height="0.25244in">
          <draw:text-box>
            <text:p text:style-name="a1859" text:class-names="" text:cond-style-name=""><text:span text:style-name="a1858" text:class-names="">30</text:span></text:p>
          </draw:text-box>
          <svg:title/>
          <svg:desc/>
        </draw:frame>
        <draw:connector draw:type="line" svg:x1="0.51208in" svg:y1="5.26793in" svg:x2="12.82125in" svg:y2="5.27232in" draw:id="id800" draw:style-name="a1861" draw:name="Connettore diritto 133">
          <svg:title/>
          <svg:desc/>
        </draw:connector>
        <draw:connector draw:type="line" svg:x1="2.22234in" svg:y1="5.09745in" svg:x2="2.22234in" svg:y2="5.45271in" draw:id="id801" draw:style-name="a1862" draw:name="Connettore diritto 134">
          <svg:title/>
          <svg:desc/>
        </draw:connector>
        <draw:connector draw:type="line" svg:x1="2.55983in" svg:y1="5.09745in" svg:x2="2.55983in" svg:y2="5.45271in" draw:id="id802" draw:style-name="a1863" draw:name="Connettore diritto 135">
          <svg:title/>
          <svg:desc/>
        </draw:connector>
        <draw:connector draw:type="line" svg:x1="2.89945in" svg:y1="5.09326in" svg:x2="2.89945in" svg:y2="5.44852in" draw:id="id803" draw:style-name="a1864" draw:name="Connettore diritto 136">
          <svg:title/>
          <svg:desc/>
        </draw:connector>
        <draw:connector draw:type="line" svg:x1="3.24585in" svg:y1="5.07714in" svg:x2="3.24585in" svg:y2="5.4324in" draw:id="id804" draw:style-name="a1865" draw:name="Connettore diritto 137">
          <svg:title/>
          <svg:desc/>
        </draw:connector>
        <draw:connector draw:type="line" svg:x1="3.57958in" svg:y1="5.06924in" svg:x2="3.57958in" svg:y2="5.42451in" draw:id="id805" draw:style-name="a1866" draw:name="Connettore diritto 138">
          <svg:title/>
          <svg:desc/>
        </draw:connector>
        <draw:connector draw:type="line" svg:x1="3.91981in" svg:y1="5.07714in" svg:x2="3.91981in" svg:y2="5.4324in" draw:id="id806" draw:style-name="a1867" draw:name="Connettore diritto 139">
          <svg:title/>
          <svg:desc/>
        </draw:connector>
        <draw:connector draw:type="line" svg:x1="1.88456in" svg:y1="5.09745in" svg:x2="1.88456in" svg:y2="5.45271in" draw:id="id807" draw:style-name="a1868" draw:name="Connettore diritto 140">
          <svg:title/>
          <svg:desc/>
        </draw:connector>
        <draw:connector draw:type="line" svg:x1="4.2655in" svg:y1="5.07714in" svg:x2="4.2655in" svg:y2="5.4324in" draw:id="id808" draw:style-name="a1869" draw:name="Connettore diritto 141">
          <svg:title/>
          <svg:desc/>
        </draw:connector>
        <draw:connector draw:type="line" svg:x1="4.60815in" svg:y1="5.07714in" svg:x2="4.60815in" svg:y2="5.4324in" draw:id="id809" draw:style-name="a1870" draw:name="Connettore diritto 142">
          <svg:title/>
          <svg:desc/>
        </draw:connector>
        <draw:connector draw:type="line" svg:x1="4.94154in" svg:y1="5.08591in" svg:x2="4.94154in" svg:y2="5.44117in" draw:id="id810" draw:style-name="a1871" draw:name="Connettore diritto 143">
          <svg:title/>
          <svg:desc/>
        </draw:connector>
        <draw:connector draw:type="line" svg:x1="5.27419in" svg:y1="5.09502in" svg:x2="5.27419in" svg:y2="5.45028in" draw:id="id811" draw:style-name="a1872" draw:name="Connettore diritto 144">
          <svg:title/>
          <svg:desc/>
        </draw:connector>
        <draw:connector draw:type="line" svg:x1="5.61445in" svg:y1="5.09469in" svg:x2="5.61445in" svg:y2="5.44995in" draw:id="id812" draw:style-name="a1873" draw:name="Connettore diritto 145">
          <svg:title/>
          <svg:desc/>
        </draw:connector>
        <draw:connector draw:type="line" svg:x1="5.95672in" svg:y1="5.08674in" svg:x2="5.95672in" svg:y2="5.442in" draw:id="id813" draw:style-name="a1874" draw:name="Connettore diritto 146">
          <svg:title/>
          <svg:desc/>
        </draw:connector>
        <draw:connector draw:type="line" svg:x1="6.31631in" svg:y1="5.09173in" svg:x2="6.31631in" svg:y2="5.44699in" draw:id="id814" draw:style-name="a1875" draw:name="Connettore diritto 147">
          <svg:title/>
          <svg:desc/>
        </draw:connector>
        <draw:connector draw:type="line" svg:x1="6.65408in" svg:y1="5.08591in" svg:x2="6.65408in" svg:y2="5.44117in" draw:id="id815" draw:style-name="a1876" draw:name="Connettore diritto 148">
          <svg:title/>
          <svg:desc/>
        </draw:connector>
        <draw:connector draw:type="line" svg:x1="6.98729in" svg:y1="5.07714in" svg:x2="6.98729in" svg:y2="5.4324in" draw:id="id816" draw:style-name="a1877" draw:name="Connettore diritto 149">
          <svg:title/>
          <svg:desc/>
        </draw:connector>
        <draw:connector draw:type="line" svg:x1="7.33975in" svg:y1="5.09469in" svg:x2="7.33975in" svg:y2="5.44995in" draw:id="id817" draw:style-name="a1878" draw:name="Connettore diritto 150">
          <svg:title/>
          <svg:desc/>
        </draw:connector>
        <draw:connector draw:type="line" svg:x1="7.67753in" svg:y1="5.09469in" svg:x2="7.67753in" svg:y2="5.44995in" draw:id="id818" draw:style-name="a1879" draw:name="Connettore diritto 151">
          <svg:title/>
          <svg:desc/>
        </draw:connector>
        <draw:connector draw:type="line" svg:x1="8.01979in" svg:y1="5.09469in" svg:x2="8.01979in" svg:y2="5.44995in" draw:id="id819" draw:style-name="a1880" draw:name="Connettore diritto 152">
          <svg:title/>
          <svg:desc/>
        </draw:connector>
        <draw:connector draw:type="line" svg:x1="8.37129in" svg:y1="5.09469in" svg:x2="8.37129in" svg:y2="5.44995in" draw:id="id820" draw:style-name="a1881" draw:name="Connettore diritto 153">
          <svg:title/>
          <svg:desc/>
        </draw:connector>
        <draw:connector draw:type="line" svg:x1="8.71101in" svg:y1="5.09469in" svg:x2="8.71101in" svg:y2="5.44995in" draw:id="id821" draw:style-name="a1882" draw:name="Connettore diritto 154">
          <svg:title/>
          <svg:desc/>
        </draw:connector>
        <draw:connector draw:type="line" svg:x1="9.05465in" svg:y1="5.08591in" svg:x2="9.05465in" svg:y2="5.44117in" draw:id="id822" draw:style-name="a1883" draw:name="Connettore diritto 155">
          <svg:title/>
          <svg:desc/>
        </draw:connector>
        <draw:connector draw:type="line" svg:x1="9.39863in" svg:y1="5.09326in" svg:x2="9.39863in" svg:y2="5.44852in" draw:id="id823" draw:style-name="a1884" draw:name="Connettore diritto 156">
          <svg:title/>
          <svg:desc/>
        </draw:connector>
        <draw:connector draw:type="line" svg:x1="9.72734in" svg:y1="5.08153in" svg:x2="9.72734in" svg:y2="5.43679in" draw:id="id824" draw:style-name="a1885" draw:name="Connettore diritto 157">
          <svg:title/>
          <svg:desc/>
        </draw:connector>
        <draw:connector draw:type="line" svg:x1="10.05912in" svg:y1="5.07714in" svg:x2="10.05912in" svg:y2="5.4324in" draw:id="id825" draw:style-name="a1886" draw:name="Connettore diritto 158">
          <svg:title/>
          <svg:desc/>
        </draw:connector>
        <draw:connector draw:type="line" svg:x1="10.40587in" svg:y1="5.08591in" svg:x2="10.40587in" svg:y2="5.44117in" draw:id="id826" draw:style-name="a1887" draw:name="Connettore diritto 159">
          <svg:title/>
          <svg:desc/>
        </draw:connector>
        <draw:connector draw:type="line" svg:x1="10.74814in" svg:y1="5.07714in" svg:x2="10.74814in" svg:y2="5.4324in" draw:id="id827" draw:style-name="a1888" draw:name="Connettore diritto 160">
          <svg:title/>
          <svg:desc/>
        </draw:connector>
        <draw:connector draw:type="line" svg:x1="11.09801in" svg:y1="5.10207in" svg:x2="11.09801in" svg:y2="5.45734in" draw:id="id828" draw:style-name="a1889" draw:name="Connettore diritto 161">
          <svg:title/>
          <svg:desc/>
        </draw:connector>
        <draw:connector draw:type="line" svg:x1="11.45058in" svg:y1="5.09273in" svg:x2="11.45058in" svg:y2="5.448in" draw:id="id829" draw:style-name="a1890" draw:name="Connettore diritto 162">
          <svg:title/>
          <svg:desc/>
        </draw:connector>
        <draw:connector draw:type="line" svg:x1="11.79187in" svg:y1="5.10207in" svg:x2="11.79187in" svg:y2="5.45733in" draw:id="id830" draw:style-name="a1891" draw:name="Connettore diritto 163">
          <svg:title/>
          <svg:desc/>
        </draw:connector>
        <draw:connector draw:type="line" svg:x1="12.13782in" svg:y1="5.09326in" svg:x2="12.13782in" svg:y2="5.44852in" draw:id="id831" draw:style-name="a1892" draw:name="Connettore diritto 164">
          <svg:title/>
          <svg:desc/>
        </draw:connector>
        <draw:connector draw:type="line" svg:x1="12.48348in" svg:y1="5.07714in" svg:x2="12.48348in" svg:y2="5.43241in" draw:id="id832" draw:style-name="a1893" draw:name="Connettore diritto 165">
          <svg:title/>
          <svg:desc/>
        </draw:connector>
        <draw:connector draw:type="line" svg:x1="12.82125in" svg:y1="5.09032in" svg:x2="12.82125in" svg:y2="5.44558in" draw:id="id833" draw:style-name="a1894" draw:name="Connettore diritto 166">
          <svg:title/>
          <svg:desc/>
        </draw:connector>
        <draw:connector draw:type="line" svg:x1="1.54552in" svg:y1="5.0903in" svg:x2="1.54552in" svg:y2="5.44556in" draw:id="id834" draw:style-name="a1895" draw:name="Connettore diritto 167">
          <svg:title/>
          <svg:desc/>
        </draw:connector>
        <draw:connector draw:type="line" svg:x1="1.20458in" svg:y1="5.08153in" svg:x2="1.20458in" svg:y2="5.43679in" draw:id="id835" draw:style-name="a1896" draw:name="Connettore diritto 168">
          <svg:title/>
          <svg:desc/>
        </draw:connector>
        <draw:connector draw:type="line" svg:x1="0.86683in" svg:y1="5.0903in" svg:x2="0.86683in" svg:y2="5.44556in" draw:id="id836" draw:style-name="a1897" draw:name="Connettore diritto 169">
          <svg:title/>
          <svg:desc/>
        </draw:connector>
        <draw:connector draw:type="line" svg:x1="0.51208in" svg:y1="5.08153in" svg:x2="0.51208in" svg:y2="5.43679in" draw:id="id837" draw:style-name="a1898" draw:name="Connettore diritto 170">
          <svg:title/>
          <svg:desc/>
        </draw:connector>
        <draw:frame draw:id="id838" draw:style-name="a1901" draw:name="CasellaDiTesto 176" svg:x="8.51712in" svg:y="5.41624in" svg:width="0.36773in" svg:height="0.25244in">
          <draw:text-box>
            <text:p text:style-name="a1900" text:class-names="" text:cond-style-name=""><text:span text:style-name="a1899" text:class-names="">24</text:span></text:p>
          </draw:text-box>
          <svg:title/>
          <svg:desc/>
        </draw:frame>
        <draw:frame draw:id="id839" draw:style-name="a1904" draw:name="CasellaDiTesto 178" svg:x="12.63739in" svg:y="4.42341in" svg:width="0.36773in" svg:height="0.25244in">
          <draw:text-box>
            <text:p text:style-name="a1903" text:class-names="" text:cond-style-name=""><text:span text:style-name="a1902" text:class-names="">36</text:span></text:p>
          </draw:text-box>
          <svg:title/>
          <svg:desc/>
        </draw:frame>
        <draw:connector draw:type="line" svg:x1="3.57958in" svg:y1="3.31455in" svg:x2="3.57958in" svg:y2="3.06082in" draw:id="id840" draw:style-name="a1906" draw:name="Connettore 2 180">
          <svg:title/>
          <svg:desc/>
        </draw:connector>
        <draw:connector draw:type="line" svg:x1="6.65408in" svg:y1="3.31455in" svg:x2="6.65408in" svg:y2="3.06082in" draw:id="id841" draw:style-name="a1908" draw:name="Connettore 2 230">
          <svg:title/>
          <svg:desc/>
        </draw:connector>
        <draw:connector draw:type="line" svg:x1="9.72941in" svg:y1="3.31455in" svg:x2="9.72941in" svg:y2="3.06082in" draw:id="id842" draw:style-name="a1910" draw:name="Connettore 2 231">
          <svg:title/>
          <svg:desc/>
        </draw:connector>
        <draw:connector draw:type="line" svg:x1="2.55983in" svg:y1="4.27999in" svg:x2="2.55983in" svg:y2="4.02625in" draw:id="id843" draw:style-name="a1912" draw:name="Connettore 2 232">
          <svg:title/>
          <svg:desc/>
        </draw:connector>
        <draw:connector draw:type="line" svg:x1="4.60815in" svg:y1="4.27999in" svg:x2="4.60815in" svg:y2="4.02625in" draw:id="id844" draw:style-name="a1914" draw:name="Connettore 2 233">
          <svg:title/>
          <svg:desc/>
        </draw:connector>
        <draw:connector draw:type="line" svg:x1="6.66324in" svg:y1="4.27999in" svg:x2="6.66324in" svg:y2="4.02625in" draw:id="id845" draw:style-name="a1916" draw:name="Connettore 2 234">
          <svg:title/>
          <svg:desc/>
        </draw:connector>
        <draw:connector draw:type="line" svg:x1="8.71101in" svg:y1="4.27999in" svg:x2="8.71101in" svg:y2="4.02625in" draw:id="id846" draw:style-name="a1918" draw:name="Connettore 2 235">
          <svg:title/>
          <svg:desc/>
        </draw:connector>
        <draw:connector draw:type="line" svg:x1="10.74814in" svg:y1="4.27999in" svg:x2="10.74814in" svg:y2="4.02625in" draw:id="id847" draw:style-name="a1920" draw:name="Connettore 2 236">
          <svg:title/>
          <svg:desc/>
        </draw:connector>
        <draw:connector draw:type="line" svg:x1="12.82397in" svg:y1="4.27999in" svg:x2="12.82397in" svg:y2="4.02625in" draw:id="id848" draw:style-name="a1922" draw:name="Connettore 2 237">
          <svg:title/>
          <svg:desc/>
        </draw:connector>
        <draw:connector draw:type="line" svg:x1="8.71373in" svg:y1="5.26793in" svg:x2="8.71373in" svg:y2="5.0142in" draw:id="id849" draw:style-name="a1924" draw:name="Connettore 2 238">
          <svg:title/>
          <svg:desc/>
        </draw:connector>
        <draw:connector draw:type="line" svg:x1="2.55983in" svg:y1="2.93023in" svg:x2="2.55983in" svg:y2="5.54246in" draw:id="id850" draw:style-name="a1926" draw:name="Connettore diritto 240">
          <svg:title/>
          <svg:desc/>
        </draw:connector>
        <draw:connector draw:type="line" svg:x1="0.51765in" svg:y1="2.9283in" svg:x2="0.51765in" svg:y2="5.54052in" draw:id="id851" draw:style-name="a1928" draw:name="Connettore diritto 244">
          <svg:title/>
          <svg:desc/>
        </draw:connector>
        <draw:connector draw:type="line" svg:x1="4.60633in" svg:y1="2.91667in" svg:x2="4.60633in" svg:y2="5.52889in" draw:id="id852" draw:style-name="a1930" draw:name="Connettore diritto 245">
          <svg:title/>
          <svg:desc/>
        </draw:connector>
        <draw:connector draw:type="line" svg:x1="6.65408in" svg:y1="2.91613in" svg:x2="6.65408in" svg:y2="5.52836in" draw:id="id853" draw:style-name="a1932" draw:name="Connettore diritto 246">
          <svg:title/>
          <svg:desc/>
        </draw:connector>
        <draw:connector draw:type="line" svg:x1="8.71101in" svg:y1="2.9283in" svg:x2="8.71101in" svg:y2="5.54052in" draw:id="id854" draw:style-name="a1934" draw:name="Connettore diritto 247">
          <svg:title/>
          <svg:desc/>
        </draw:connector>
        <draw:connector draw:type="line" svg:x1="10.74814in" svg:y1="2.92829in" svg:x2="10.74814in" svg:y2="5.54052in" draw:id="id855" draw:style-name="a1936" draw:name="Connettore diritto 248">
          <svg:title/>
          <svg:desc/>
        </draw:connector>
        <draw:connector draw:type="line" svg:x1="12.82125in" svg:y1="2.92829in" svg:x2="12.82125in" svg:y2="5.54052in" draw:id="id856" draw:style-name="a1938" draw:name="Connettore diritto 249">
          <svg:title/>
          <svg:desc/>
        </draw:connector>
      </draw:page>
      <draw:page draw:name="Slide69" draw:style-name="a1939" draw:master-page-name="Master1-Layout6-titleOnly-Solo-titolo" presentation:presentation-page-layout-name="Master1-PPL6" draw:id="Slide-324">
        <draw:frame draw:id="id857" presentation:style-name="a1942" draw:name="Titolo 1" svg:x="0.62981in" svg:y="0.79796in" svg:width="12.06213in" svg:height="1.08085in" presentation:class="title" presentation:placeholder="false">
          <draw:text-box>
            <text:p text:style-name="a1941" text:class-names="" text:cond-style-name=""><text:span text:style-name="a1940" text:class-names="">Bozza: due</text:span></text:p>
          </draw:text-box>
          <svg:title/>
          <svg:desc/>
        </draw:frame>
        <draw:connector draw:type="line" svg:x1="0.51208in" svg:y1="3.31697in" svg:x2="12.82125in" svg:y2="3.32136in" draw:id="id858" draw:style-name="a1943" draw:name="Connettore diritto 2">
          <svg:title/>
          <svg:desc/>
        </draw:connector>
        <draw:connector draw:type="line" svg:x1="2.22234in" svg:y1="3.14649in" svg:x2="2.22234in" svg:y2="3.50175in" draw:id="id859" draw:style-name="a1944" draw:name="Connettore diritto 3">
          <svg:title/>
          <svg:desc/>
        </draw:connector>
        <draw:connector draw:type="line" svg:x1="2.55983in" svg:y1="3.14649in" svg:x2="2.55983in" svg:y2="3.50175in" draw:id="id860" draw:style-name="a1945" draw:name="Connettore diritto 4">
          <svg:title/>
          <svg:desc/>
        </draw:connector>
        <draw:connector draw:type="line" svg:x1="2.89945in" svg:y1="3.1423in" svg:x2="2.89945in" svg:y2="3.49756in" draw:id="id861" draw:style-name="a1946" draw:name="Connettore diritto 5">
          <svg:title/>
          <svg:desc/>
        </draw:connector>
        <draw:connector draw:type="line" svg:x1="3.24585in" svg:y1="3.12618in" svg:x2="3.24585in" svg:y2="3.48144in" draw:id="id862" draw:style-name="a1947" draw:name="Connettore diritto 6">
          <svg:title/>
          <svg:desc/>
        </draw:connector>
        <draw:connector draw:type="line" svg:x1="3.57958in" svg:y1="3.11851in" svg:x2="3.57958in" svg:y2="3.47377in" draw:id="id863" draw:style-name="a1948" draw:name="Connettore diritto 7">
          <svg:title/>
          <svg:desc/>
        </draw:connector>
        <draw:connector draw:type="line" svg:x1="3.91981in" svg:y1="3.12618in" svg:x2="3.91981in" svg:y2="3.48144in" draw:id="id864" draw:style-name="a1949" draw:name="Connettore diritto 8">
          <svg:title/>
          <svg:desc/>
        </draw:connector>
        <draw:connector draw:type="line" svg:x1="1.88456in" svg:y1="3.14649in" svg:x2="1.88456in" svg:y2="3.50175in" draw:id="id865" draw:style-name="a1950" draw:name="Connettore diritto 9">
          <svg:title/>
          <svg:desc/>
        </draw:connector>
        <draw:connector draw:type="line" svg:x1="4.2655in" svg:y1="3.12618in" svg:x2="4.2655in" svg:y2="3.48144in" draw:id="id866" draw:style-name="a1951" draw:name="Connettore diritto 10">
          <svg:title/>
          <svg:desc/>
        </draw:connector>
        <draw:connector draw:type="line" svg:x1="4.60815in" svg:y1="3.12618in" svg:x2="4.60815in" svg:y2="3.48144in" draw:id="id867" draw:style-name="a1952" draw:name="Connettore diritto 11">
          <svg:title/>
          <svg:desc/>
        </draw:connector>
        <draw:connector draw:type="line" svg:x1="4.94154in" svg:y1="3.13495in" svg:x2="4.94154in" svg:y2="3.49021in" draw:id="id868" draw:style-name="a1953" draw:name="Connettore diritto 12">
          <svg:title/>
          <svg:desc/>
        </draw:connector>
        <draw:connector draw:type="line" svg:x1="5.27419in" svg:y1="3.14406in" svg:x2="5.27419in" svg:y2="3.49932in" draw:id="id869" draw:style-name="a1954" draw:name="Connettore diritto 13">
          <svg:title/>
          <svg:desc/>
        </draw:connector>
        <draw:connector draw:type="line" svg:x1="5.61445in" svg:y1="3.14373in" svg:x2="5.61445in" svg:y2="3.49899in" draw:id="id870" draw:style-name="a1955" draw:name="Connettore diritto 14">
          <svg:title/>
          <svg:desc/>
        </draw:connector>
        <draw:connector draw:type="line" svg:x1="5.95672in" svg:y1="3.13578in" svg:x2="5.95672in" svg:y2="3.49104in" draw:id="id871" draw:style-name="a1956" draw:name="Connettore diritto 15">
          <svg:title/>
          <svg:desc/>
        </draw:connector>
        <draw:connector draw:type="line" svg:x1="6.31631in" svg:y1="3.14077in" svg:x2="6.31631in" svg:y2="3.49603in" draw:id="id872" draw:style-name="a1957" draw:name="Connettore diritto 16">
          <svg:title/>
          <svg:desc/>
        </draw:connector>
        <draw:connector draw:type="line" svg:x1="6.65408in" svg:y1="3.13495in" svg:x2="6.65408in" svg:y2="3.49021in" draw:id="id873" draw:style-name="a1958" draw:name="Connettore diritto 17">
          <svg:title/>
          <svg:desc/>
        </draw:connector>
        <draw:connector draw:type="line" svg:x1="6.98729in" svg:y1="3.12618in" svg:x2="6.98729in" svg:y2="3.48144in" draw:id="id874" draw:style-name="a1959" draw:name="Connettore diritto 18">
          <svg:title/>
          <svg:desc/>
        </draw:connector>
        <draw:connector draw:type="line" svg:x1="7.33975in" svg:y1="3.14373in" svg:x2="7.33975in" svg:y2="3.49899in" draw:id="id875" draw:style-name="a1960" draw:name="Connettore diritto 19">
          <svg:title/>
          <svg:desc/>
        </draw:connector>
        <draw:connector draw:type="line" svg:x1="7.67753in" svg:y1="3.14373in" svg:x2="7.67753in" svg:y2="3.49899in" draw:id="id876" draw:style-name="a1961" draw:name="Connettore diritto 20">
          <svg:title/>
          <svg:desc/>
        </draw:connector>
        <draw:connector draw:type="line" svg:x1="8.01979in" svg:y1="3.14373in" svg:x2="8.01979in" svg:y2="3.49899in" draw:id="id877" draw:style-name="a1962" draw:name="Connettore diritto 21">
          <svg:title/>
          <svg:desc/>
        </draw:connector>
        <draw:connector draw:type="line" svg:x1="8.37129in" svg:y1="3.14373in" svg:x2="8.37129in" svg:y2="3.49899in" draw:id="id878" draw:style-name="a1963" draw:name="Connettore diritto 22">
          <svg:title/>
          <svg:desc/>
        </draw:connector>
        <draw:connector draw:type="line" svg:x1="8.71101in" svg:y1="3.14372in" svg:x2="8.71101in" svg:y2="3.49899in" draw:id="id879" draw:style-name="a1964" draw:name="Connettore diritto 23">
          <svg:title/>
          <svg:desc/>
        </draw:connector>
        <draw:connector draw:type="line" svg:x1="9.05465in" svg:y1="3.13495in" svg:x2="9.05465in" svg:y2="3.49021in" draw:id="id880" draw:style-name="a1965" draw:name="Connettore diritto 24">
          <svg:title/>
          <svg:desc/>
        </draw:connector>
        <draw:connector draw:type="line" svg:x1="9.39863in" svg:y1="3.1423in" svg:x2="9.39863in" svg:y2="3.49756in" draw:id="id881" draw:style-name="a1966" draw:name="Connettore diritto 25">
          <svg:title/>
          <svg:desc/>
        </draw:connector>
        <draw:connector draw:type="line" svg:x1="9.72734in" svg:y1="3.13057in" svg:x2="9.72734in" svg:y2="3.48583in" draw:id="id882" draw:style-name="a1967" draw:name="Connettore diritto 26">
          <svg:title/>
          <svg:desc/>
        </draw:connector>
        <draw:connector draw:type="line" svg:x1="10.05912in" svg:y1="3.12618in" svg:x2="10.05912in" svg:y2="3.48144in" draw:id="id883" draw:style-name="a1968" draw:name="Connettore diritto 27">
          <svg:title/>
          <svg:desc/>
        </draw:connector>
        <draw:connector draw:type="line" svg:x1="10.40587in" svg:y1="3.13495in" svg:x2="10.40587in" svg:y2="3.49021in" draw:id="id884" draw:style-name="a1969" draw:name="Connettore diritto 28">
          <svg:title/>
          <svg:desc/>
        </draw:connector>
        <draw:connector draw:type="line" svg:x1="10.74814in" svg:y1="3.12618in" svg:x2="10.74814in" svg:y2="3.48144in" draw:id="id885" draw:style-name="a1970" draw:name="Connettore diritto 29">
          <svg:title/>
          <svg:desc/>
        </draw:connector>
        <draw:connector draw:type="line" svg:x1="11.09801in" svg:y1="3.15111in" svg:x2="11.09801in" svg:y2="3.50637in" draw:id="id886" draw:style-name="a1971" draw:name="Connettore diritto 30">
          <svg:title/>
          <svg:desc/>
        </draw:connector>
        <draw:connector draw:type="line" svg:x1="11.45058in" svg:y1="3.14177in" svg:x2="11.45058in" svg:y2="3.49704in" draw:id="id887" draw:style-name="a1972" draw:name="Connettore diritto 31">
          <svg:title/>
          <svg:desc/>
        </draw:connector>
        <draw:connector draw:type="line" svg:x1="11.79187in" svg:y1="3.15111in" svg:x2="11.79187in" svg:y2="3.50637in" draw:id="id888" draw:style-name="a1973" draw:name="Connettore diritto 32">
          <svg:title/>
          <svg:desc/>
        </draw:connector>
        <draw:connector draw:type="line" svg:x1="12.13782in" svg:y1="3.1423in" svg:x2="12.13782in" svg:y2="3.49756in" draw:id="id889" draw:style-name="a1974" draw:name="Connettore diritto 33">
          <svg:title/>
          <svg:desc/>
        </draw:connector>
        <draw:connector draw:type="line" svg:x1="12.48348in" svg:y1="3.12618in" svg:x2="12.48348in" svg:y2="3.48144in" draw:id="id890" draw:style-name="a1975" draw:name="Connettore diritto 34">
          <svg:title/>
          <svg:desc/>
        </draw:connector>
        <draw:connector draw:type="line" svg:x1="12.82125in" svg:y1="3.13935in" svg:x2="12.82125in" svg:y2="3.49462in" draw:id="id891" draw:style-name="a1976" draw:name="Connettore diritto 35">
          <svg:title/>
          <svg:desc/>
        </draw:connector>
        <draw:connector draw:type="line" svg:x1="1.54552in" svg:y1="3.13934in" svg:x2="1.54552in" svg:y2="3.4946in" draw:id="id892" draw:style-name="a1977" draw:name="Connettore diritto 36">
          <svg:title/>
          <svg:desc/>
        </draw:connector>
        <draw:connector draw:type="line" svg:x1="1.20458in" svg:y1="3.13056in" svg:x2="1.20458in" svg:y2="3.48583in" draw:id="id893" draw:style-name="a1978" draw:name="Connettore diritto 37">
          <svg:title/>
          <svg:desc/>
        </draw:connector>
        <draw:connector draw:type="line" svg:x1="0.86683in" svg:y1="3.13934in" svg:x2="0.86683in" svg:y2="3.4946in" draw:id="id894" draw:style-name="a1979" draw:name="Connettore diritto 38">
          <svg:title/>
          <svg:desc/>
        </draw:connector>
        <draw:connector draw:type="line" svg:x1="0.51208in" svg:y1="3.13057in" svg:x2="0.51208in" svg:y2="3.48583in" draw:id="id895" draw:style-name="a1980" draw:name="Connettore diritto 39">
          <svg:title/>
          <svg:desc/>
        </draw:connector>
        <draw:frame draw:id="id896" draw:style-name="a1983" draw:name="CasellaDiTesto 40" svg:x="0.33561in" svg:y="4.42731in" svg:width="0.34805in" svg:height="0.25244in">
          <draw:text-box>
            <text:p text:style-name="a1982" text:class-names="" text:cond-style-name=""><text:span text:style-name="a1981" text:class-names="">36</text:span></text:p>
          </draw:text-box>
          <svg:title/>
          <svg:desc/>
        </draw:frame>
        <draw:frame draw:id="id897" draw:style-name="a1986" draw:name="CasellaDiTesto 42" svg:x="3.3589in" svg:y="3.4438in" svg:width="0.43709in" svg:height="0.25244in">
          <draw:text-box>
            <text:p text:style-name="a1985" text:class-names="" text:cond-style-name=""><text:span text:style-name="a1984" text:class-names="">45</text:span></text:p>
          </draw:text-box>
          <svg:title/>
          <svg:desc/>
        </draw:frame>
        <draw:frame draw:id="id898" draw:style-name="a1989" draw:name="CasellaDiTesto 44" svg:x="6.47165in" svg:y="3.48144in" svg:width="0.36773in" svg:height="0.25244in">
          <draw:text-box>
            <text:p text:style-name="a1988" text:class-names="" text:cond-style-name=""><text:span text:style-name="a1987" text:class-names="">54</text:span></text:p>
          </draw:text-box>
          <svg:title/>
          <svg:desc/>
        </draw:frame>
        <draw:frame draw:id="id899" draw:style-name="a1992" draw:name="CasellaDiTesto 45" svg:x="9.53914in" svg:y="3.48411in" svg:width="0.36773in" svg:height="0.25244in">
          <draw:text-box>
            <text:p text:style-name="a1991" text:class-names="" text:cond-style-name=""><text:span text:style-name="a1990" text:class-names="">63</text:span></text:p>
          </draw:text-box>
          <svg:title/>
          <svg:desc/>
        </draw:frame>
        <draw:connector draw:type="line" svg:x1="0.51208in" svg:y1="4.27999in" svg:x2="12.82125in" svg:y2="4.28437in" draw:id="id900" draw:style-name="a1993" draw:name="Connettore diritto 87">
          <svg:title/>
          <svg:desc/>
        </draw:connector>
        <draw:connector draw:type="line" svg:x1="2.22234in" svg:y1="4.1095in" svg:x2="2.22234in" svg:y2="4.46477in" draw:id="id901" draw:style-name="a1994" draw:name="Connettore diritto 88">
          <svg:title/>
          <svg:desc/>
        </draw:connector>
        <draw:connector draw:type="line" svg:x1="2.55983in" svg:y1="4.1095in" svg:x2="2.55983in" svg:y2="4.46476in" draw:id="id902" draw:style-name="a1995" draw:name="Connettore diritto 89">
          <svg:title/>
          <svg:desc/>
        </draw:connector>
        <draw:connector draw:type="line" svg:x1="2.89945in" svg:y1="4.10531in" svg:x2="2.89945in" svg:y2="4.46058in" draw:id="id903" draw:style-name="a1996" draw:name="Connettore diritto 90">
          <svg:title/>
          <svg:desc/>
        </draw:connector>
        <draw:connector draw:type="line" svg:x1="3.24585in" svg:y1="4.0892in" svg:x2="3.24585in" svg:y2="4.44446in" draw:id="id904" draw:style-name="a1997" draw:name="Connettore diritto 91">
          <svg:title/>
          <svg:desc/>
        </draw:connector>
        <draw:connector draw:type="line" svg:x1="3.57958in" svg:y1="4.0813in" svg:x2="3.57958in" svg:y2="4.43656in" draw:id="id905" draw:style-name="a1998" draw:name="Connettore diritto 92">
          <svg:title/>
          <svg:desc/>
        </draw:connector>
        <draw:connector draw:type="line" svg:x1="3.91981in" svg:y1="4.08919in" svg:x2="3.91981in" svg:y2="4.44446in" draw:id="id906" draw:style-name="a1999" draw:name="Connettore diritto 93">
          <svg:title/>
          <svg:desc/>
        </draw:connector>
        <draw:connector draw:type="line" svg:x1="1.88456in" svg:y1="4.1095in" svg:x2="1.88456in" svg:y2="4.46477in" draw:id="id907" draw:style-name="a2000" draw:name="Connettore diritto 94">
          <svg:title/>
          <svg:desc/>
        </draw:connector>
        <draw:connector draw:type="line" svg:x1="4.2655in" svg:y1="4.08919in" svg:x2="4.2655in" svg:y2="4.44446in" draw:id="id908" draw:style-name="a2001" draw:name="Connettore diritto 95">
          <svg:title/>
          <svg:desc/>
        </draw:connector>
        <draw:connector draw:type="line" svg:x1="4.60815in" svg:y1="4.08919in" svg:x2="4.60815in" svg:y2="4.44446in" draw:id="id909" draw:style-name="a2002" draw:name="Connettore diritto 96">
          <svg:title/>
          <svg:desc/>
        </draw:connector>
        <draw:connector draw:type="line" svg:x1="4.94154in" svg:y1="4.09796in" svg:x2="4.94154in" svg:y2="4.45323in" draw:id="id910" draw:style-name="a2003" draw:name="Connettore diritto 97">
          <svg:title/>
          <svg:desc/>
        </draw:connector>
        <draw:connector draw:type="line" svg:x1="5.27419in" svg:y1="4.10707in" svg:x2="5.27419in" svg:y2="4.46233in" draw:id="id911" draw:style-name="a2004" draw:name="Connettore diritto 98">
          <svg:title/>
          <svg:desc/>
        </draw:connector>
        <draw:connector draw:type="line" svg:x1="5.61445in" svg:y1="4.10674in" svg:x2="5.61445in" svg:y2="4.46201in" draw:id="id912" draw:style-name="a2005" draw:name="Connettore diritto 99">
          <svg:title/>
          <svg:desc/>
        </draw:connector>
        <draw:connector draw:type="line" svg:x1="5.95672in" svg:y1="4.09879in" svg:x2="5.95672in" svg:y2="4.45406in" draw:id="id913" draw:style-name="a2006" draw:name="Connettore diritto 100">
          <svg:title/>
          <svg:desc/>
        </draw:connector>
        <draw:connector draw:type="line" svg:x1="6.31631in" svg:y1="4.10378in" svg:x2="6.31631in" svg:y2="4.45905in" draw:id="id914" draw:style-name="a2007" draw:name="Connettore diritto 101">
          <svg:title/>
          <svg:desc/>
        </draw:connector>
        <draw:connector draw:type="line" svg:x1="6.65408in" svg:y1="4.09796in" svg:x2="6.65408in" svg:y2="4.45323in" draw:id="id915" draw:style-name="a2008" draw:name="Connettore diritto 102">
          <svg:title/>
          <svg:desc/>
        </draw:connector>
        <draw:connector draw:type="line" svg:x1="6.98729in" svg:y1="4.08919in" svg:x2="6.98729in" svg:y2="4.44446in" draw:id="id916" draw:style-name="a2009" draw:name="Connettore diritto 103">
          <svg:title/>
          <svg:desc/>
        </draw:connector>
        <draw:connector draw:type="line" svg:x1="7.33975in" svg:y1="4.10674in" svg:x2="7.33975in" svg:y2="4.46201in" draw:id="id917" draw:style-name="a2010" draw:name="Connettore diritto 104">
          <svg:title/>
          <svg:desc/>
        </draw:connector>
        <draw:connector draw:type="line" svg:x1="7.67753in" svg:y1="4.10674in" svg:x2="7.67753in" svg:y2="4.46201in" draw:id="id918" draw:style-name="a2011" draw:name="Connettore diritto 105">
          <svg:title/>
          <svg:desc/>
        </draw:connector>
        <draw:connector draw:type="line" svg:x1="8.01979in" svg:y1="4.10674in" svg:x2="8.01979in" svg:y2="4.46201in" draw:id="id919" draw:style-name="a2012" draw:name="Connettore diritto 106">
          <svg:title/>
          <svg:desc/>
        </draw:connector>
        <draw:connector draw:type="line" svg:x1="8.37129in" svg:y1="4.10674in" svg:x2="8.37129in" svg:y2="4.46201in" draw:id="id920" draw:style-name="a2013" draw:name="Connettore diritto 107">
          <svg:title/>
          <svg:desc/>
        </draw:connector>
        <draw:connector draw:type="line" svg:x1="8.71101in" svg:y1="4.10674in" svg:x2="8.71101in" svg:y2="4.462in" draw:id="id921" draw:style-name="a2014" draw:name="Connettore diritto 108">
          <svg:title/>
          <svg:desc/>
        </draw:connector>
        <draw:connector draw:type="line" svg:x1="9.05465in" svg:y1="4.09796in" svg:x2="9.05465in" svg:y2="4.45323in" draw:id="id922" draw:style-name="a2015" draw:name="Connettore diritto 109">
          <svg:title/>
          <svg:desc/>
        </draw:connector>
        <draw:connector draw:type="line" svg:x1="9.39863in" svg:y1="4.10531in" svg:x2="9.39863in" svg:y2="4.46058in" draw:id="id923" draw:style-name="a2016" draw:name="Connettore diritto 110">
          <svg:title/>
          <svg:desc/>
        </draw:connector>
        <draw:connector draw:type="line" svg:x1="9.72734in" svg:y1="4.09358in" svg:x2="9.72734in" svg:y2="4.44885in" draw:id="id924" draw:style-name="a2017" draw:name="Connettore diritto 111">
          <svg:title/>
          <svg:desc/>
        </draw:connector>
        <draw:connector draw:type="line" svg:x1="10.05912in" svg:y1="4.08919in" svg:x2="10.05912in" svg:y2="4.44446in" draw:id="id925" draw:style-name="a2018" draw:name="Connettore diritto 112">
          <svg:title/>
          <svg:desc/>
        </draw:connector>
        <draw:connector draw:type="line" svg:x1="10.40587in" svg:y1="4.09796in" svg:x2="10.40587in" svg:y2="4.45323in" draw:id="id926" draw:style-name="a2019" draw:name="Connettore diritto 113">
          <svg:title/>
          <svg:desc/>
        </draw:connector>
        <draw:connector draw:type="line" svg:x1="10.74814in" svg:y1="4.08919in" svg:x2="10.74814in" svg:y2="4.44446in" draw:id="id927" draw:style-name="a2020" draw:name="Connettore diritto 114">
          <svg:title/>
          <svg:desc/>
        </draw:connector>
        <draw:connector draw:type="line" svg:x1="11.09801in" svg:y1="4.11413in" svg:x2="11.09801in" svg:y2="4.46939in" draw:id="id928" draw:style-name="a2021" draw:name="Connettore diritto 115">
          <svg:title/>
          <svg:desc/>
        </draw:connector>
        <draw:connector draw:type="line" svg:x1="11.45058in" svg:y1="4.10479in" svg:x2="11.45058in" svg:y2="4.46005in" draw:id="id929" draw:style-name="a2022" draw:name="Connettore diritto 116">
          <svg:title/>
          <svg:desc/>
        </draw:connector>
        <draw:connector draw:type="line" svg:x1="11.79187in" svg:y1="4.11413in" svg:x2="11.79187in" svg:y2="4.46939in" draw:id="id930" draw:style-name="a2023" draw:name="Connettore diritto 117">
          <svg:title/>
          <svg:desc/>
        </draw:connector>
        <draw:connector draw:type="line" svg:x1="12.13782in" svg:y1="4.10531in" svg:x2="12.13782in" svg:y2="4.46058in" draw:id="id931" draw:style-name="a2024" draw:name="Connettore diritto 118">
          <svg:title/>
          <svg:desc/>
        </draw:connector>
        <draw:connector draw:type="line" svg:x1="12.48348in" svg:y1="4.0892in" svg:x2="12.48348in" svg:y2="4.44446in" draw:id="id932" draw:style-name="a2025" draw:name="Connettore diritto 119">
          <svg:title/>
          <svg:desc/>
        </draw:connector>
        <draw:connector draw:type="line" svg:x1="12.82125in" svg:y1="4.10237in" svg:x2="12.82125in" svg:y2="4.45763in" draw:id="id933" draw:style-name="a2026" draw:name="Connettore diritto 120">
          <svg:title/>
          <svg:desc/>
        </draw:connector>
        <draw:connector draw:type="line" svg:x1="1.54552in" svg:y1="4.10235in" svg:x2="1.54552in" svg:y2="4.45761in" draw:id="id934" draw:style-name="a2027" draw:name="Connettore diritto 121">
          <svg:title/>
          <svg:desc/>
        </draw:connector>
        <draw:connector draw:type="line" svg:x1="1.20458in" svg:y1="4.09358in" svg:x2="1.20458in" svg:y2="4.44884in" draw:id="id935" draw:style-name="a2028" draw:name="Connettore diritto 122">
          <svg:title/>
          <svg:desc/>
        </draw:connector>
        <draw:connector draw:type="line" svg:x1="0.86683in" svg:y1="4.10235in" svg:x2="0.86683in" svg:y2="4.45761in" draw:id="id936" draw:style-name="a2029" draw:name="Connettore diritto 123">
          <svg:title/>
          <svg:desc/>
        </draw:connector>
        <draw:connector draw:type="line" svg:x1="0.51208in" svg:y1="4.09358in" svg:x2="0.51208in" svg:y2="4.44885in" draw:id="id937" draw:style-name="a2030" draw:name="Connettore diritto 124">
          <svg:title/>
          <svg:desc/>
        </draw:connector>
        <draw:frame draw:id="id938" draw:style-name="a2033" draw:name="CasellaDiTesto 125" svg:x="2.42227in" svg:y="4.42781in" svg:width="0.43142in" svg:height="0.25244in">
          <draw:text-box>
            <text:p text:style-name="a2032" text:class-names="" text:cond-style-name=""><text:span text:style-name="a2031" text:class-names="">42</text:span></text:p>
          </draw:text-box>
          <svg:title/>
          <svg:desc/>
        </draw:frame>
        <draw:frame draw:id="id939" draw:style-name="a2036" draw:name="CasellaDiTesto 127" svg:x="4.42246in" svg:y="4.40025in" svg:width="0.36773in" svg:height="0.25244in">
          <draw:text-box>
            <text:p text:style-name="a2035" text:class-names="" text:cond-style-name=""><text:span text:style-name="a2034" text:class-names="">48</text:span></text:p>
          </draw:text-box>
          <svg:title/>
          <svg:desc/>
        </draw:frame>
        <draw:frame draw:id="id940" draw:style-name="a2039" draw:name="CasellaDiTesto 128" svg:x="6.47165in" svg:y="4.44446in" svg:width="0.36773in" svg:height="0.25244in">
          <draw:text-box>
            <text:p text:style-name="a2038" text:class-names="" text:cond-style-name=""><text:span text:style-name="a2037" text:class-names="">54</text:span></text:p>
          </draw:text-box>
          <svg:title/>
          <svg:desc/>
        </draw:frame>
        <draw:frame draw:id="id941" draw:style-name="a2042" draw:name="CasellaDiTesto 130" svg:x="8.51712in" svg:y="4.42829in" svg:width="0.36773in" svg:height="0.25244in">
          <draw:text-box>
            <text:p text:style-name="a2041" text:class-names="" text:cond-style-name=""><text:span text:style-name="a2040" text:class-names="">60</text:span></text:p>
          </draw:text-box>
          <svg:title/>
          <svg:desc/>
        </draw:frame>
        <draw:frame draw:id="id942" draw:style-name="a2045" draw:name="CasellaDiTesto 131" svg:x="10.56736in" svg:y="4.42731in" svg:width="0.36773in" svg:height="0.25244in">
          <draw:text-box>
            <text:p text:style-name="a2044" text:class-names="" text:cond-style-name=""><text:span text:style-name="a2043" text:class-names="">66</text:span></text:p>
          </draw:text-box>
          <svg:title/>
          <svg:desc/>
        </draw:frame>
        <draw:connector draw:type="line" svg:x1="0.51208in" svg:y1="5.26793in" svg:x2="12.82125in" svg:y2="5.27232in" draw:id="id943" draw:style-name="a2046" draw:name="Connettore diritto 133">
          <svg:title/>
          <svg:desc/>
        </draw:connector>
        <draw:connector draw:type="line" svg:x1="2.22234in" svg:y1="5.09745in" svg:x2="2.22234in" svg:y2="5.45271in" draw:id="id944" draw:style-name="a2047" draw:name="Connettore diritto 134">
          <svg:title/>
          <svg:desc/>
        </draw:connector>
        <draw:connector draw:type="line" svg:x1="2.55983in" svg:y1="5.09745in" svg:x2="2.55983in" svg:y2="5.45271in" draw:id="id945" draw:style-name="a2048" draw:name="Connettore diritto 135">
          <svg:title/>
          <svg:desc/>
        </draw:connector>
        <draw:connector draw:type="line" svg:x1="2.89945in" svg:y1="5.09326in" svg:x2="2.89945in" svg:y2="5.44852in" draw:id="id946" draw:style-name="a2049" draw:name="Connettore diritto 136">
          <svg:title/>
          <svg:desc/>
        </draw:connector>
        <draw:connector draw:type="line" svg:x1="3.24585in" svg:y1="5.07714in" svg:x2="3.24585in" svg:y2="5.4324in" draw:id="id947" draw:style-name="a2050" draw:name="Connettore diritto 137">
          <svg:title/>
          <svg:desc/>
        </draw:connector>
        <draw:connector draw:type="line" svg:x1="3.57958in" svg:y1="5.06924in" svg:x2="3.57958in" svg:y2="5.42451in" draw:id="id948" draw:style-name="a2051" draw:name="Connettore diritto 138">
          <svg:title/>
          <svg:desc/>
        </draw:connector>
        <draw:connector draw:type="line" svg:x1="3.91981in" svg:y1="5.07714in" svg:x2="3.91981in" svg:y2="5.4324in" draw:id="id949" draw:style-name="a2052" draw:name="Connettore diritto 139">
          <svg:title/>
          <svg:desc/>
        </draw:connector>
        <draw:connector draw:type="line" svg:x1="1.88456in" svg:y1="5.09745in" svg:x2="1.88456in" svg:y2="5.45271in" draw:id="id950" draw:style-name="a2053" draw:name="Connettore diritto 140">
          <svg:title/>
          <svg:desc/>
        </draw:connector>
        <draw:connector draw:type="line" svg:x1="4.2655in" svg:y1="5.07714in" svg:x2="4.2655in" svg:y2="5.4324in" draw:id="id951" draw:style-name="a2054" draw:name="Connettore diritto 141">
          <svg:title/>
          <svg:desc/>
        </draw:connector>
        <draw:connector draw:type="line" svg:x1="4.60815in" svg:y1="5.07714in" svg:x2="4.60815in" svg:y2="5.4324in" draw:id="id952" draw:style-name="a2055" draw:name="Connettore diritto 142">
          <svg:title/>
          <svg:desc/>
        </draw:connector>
        <draw:connector draw:type="line" svg:x1="4.94154in" svg:y1="5.08591in" svg:x2="4.94154in" svg:y2="5.44117in" draw:id="id953" draw:style-name="a2056" draw:name="Connettore diritto 143">
          <svg:title/>
          <svg:desc/>
        </draw:connector>
        <draw:connector draw:type="line" svg:x1="5.27419in" svg:y1="5.09502in" svg:x2="5.27419in" svg:y2="5.45028in" draw:id="id954" draw:style-name="a2057" draw:name="Connettore diritto 144">
          <svg:title/>
          <svg:desc/>
        </draw:connector>
        <draw:connector draw:type="line" svg:x1="5.61445in" svg:y1="5.09469in" svg:x2="5.61445in" svg:y2="5.44995in" draw:id="id955" draw:style-name="a2058" draw:name="Connettore diritto 145">
          <svg:title/>
          <svg:desc/>
        </draw:connector>
        <draw:connector draw:type="line" svg:x1="5.95672in" svg:y1="5.08674in" svg:x2="5.95672in" svg:y2="5.442in" draw:id="id956" draw:style-name="a2059" draw:name="Connettore diritto 146">
          <svg:title/>
          <svg:desc/>
        </draw:connector>
        <draw:connector draw:type="line" svg:x1="6.31631in" svg:y1="5.09173in" svg:x2="6.31631in" svg:y2="5.44699in" draw:id="id957" draw:style-name="a2060" draw:name="Connettore diritto 147">
          <svg:title/>
          <svg:desc/>
        </draw:connector>
        <draw:connector draw:type="line" svg:x1="6.65408in" svg:y1="5.08591in" svg:x2="6.65408in" svg:y2="5.44117in" draw:id="id958" draw:style-name="a2061" draw:name="Connettore diritto 148">
          <svg:title/>
          <svg:desc/>
        </draw:connector>
        <draw:connector draw:type="line" svg:x1="6.98729in" svg:y1="5.07714in" svg:x2="6.98729in" svg:y2="5.4324in" draw:id="id959" draw:style-name="a2062" draw:name="Connettore diritto 149">
          <svg:title/>
          <svg:desc/>
        </draw:connector>
        <draw:connector draw:type="line" svg:x1="7.33975in" svg:y1="5.09469in" svg:x2="7.33975in" svg:y2="5.44995in" draw:id="id960" draw:style-name="a2063" draw:name="Connettore diritto 150">
          <svg:title/>
          <svg:desc/>
        </draw:connector>
        <draw:connector draw:type="line" svg:x1="7.67753in" svg:y1="5.09469in" svg:x2="7.67753in" svg:y2="5.44995in" draw:id="id961" draw:style-name="a2064" draw:name="Connettore diritto 151">
          <svg:title/>
          <svg:desc/>
        </draw:connector>
        <draw:connector draw:type="line" svg:x1="8.01979in" svg:y1="5.09469in" svg:x2="8.01979in" svg:y2="5.44995in" draw:id="id962" draw:style-name="a2065" draw:name="Connettore diritto 152">
          <svg:title/>
          <svg:desc/>
        </draw:connector>
        <draw:connector draw:type="line" svg:x1="8.37129in" svg:y1="5.09469in" svg:x2="8.37129in" svg:y2="5.44995in" draw:id="id963" draw:style-name="a2066" draw:name="Connettore diritto 153">
          <svg:title/>
          <svg:desc/>
        </draw:connector>
        <draw:connector draw:type="line" svg:x1="8.71101in" svg:y1="5.09469in" svg:x2="8.71101in" svg:y2="5.44995in" draw:id="id964" draw:style-name="a2067" draw:name="Connettore diritto 154">
          <svg:title/>
          <svg:desc/>
        </draw:connector>
        <draw:connector draw:type="line" svg:x1="9.05465in" svg:y1="5.08591in" svg:x2="9.05465in" svg:y2="5.44117in" draw:id="id965" draw:style-name="a2068" draw:name="Connettore diritto 155">
          <svg:title/>
          <svg:desc/>
        </draw:connector>
        <draw:connector draw:type="line" svg:x1="9.39863in" svg:y1="5.09326in" svg:x2="9.39863in" svg:y2="5.44852in" draw:id="id966" draw:style-name="a2069" draw:name="Connettore diritto 156">
          <svg:title/>
          <svg:desc/>
        </draw:connector>
        <draw:connector draw:type="line" svg:x1="9.72734in" svg:y1="5.08153in" svg:x2="9.72734in" svg:y2="5.43679in" draw:id="id967" draw:style-name="a2070" draw:name="Connettore diritto 157">
          <svg:title/>
          <svg:desc/>
        </draw:connector>
        <draw:connector draw:type="line" svg:x1="10.05912in" svg:y1="5.07714in" svg:x2="10.05912in" svg:y2="5.4324in" draw:id="id968" draw:style-name="a2071" draw:name="Connettore diritto 158">
          <svg:title/>
          <svg:desc/>
        </draw:connector>
        <draw:connector draw:type="line" svg:x1="10.40587in" svg:y1="5.08591in" svg:x2="10.40587in" svg:y2="5.44117in" draw:id="id969" draw:style-name="a2072" draw:name="Connettore diritto 159">
          <svg:title/>
          <svg:desc/>
        </draw:connector>
        <draw:connector draw:type="line" svg:x1="10.74814in" svg:y1="5.07714in" svg:x2="10.74814in" svg:y2="5.4324in" draw:id="id970" draw:style-name="a2073" draw:name="Connettore diritto 160">
          <svg:title/>
          <svg:desc/>
        </draw:connector>
        <draw:connector draw:type="line" svg:x1="11.09801in" svg:y1="5.10207in" svg:x2="11.09801in" svg:y2="5.45734in" draw:id="id971" draw:style-name="a2074" draw:name="Connettore diritto 161">
          <svg:title/>
          <svg:desc/>
        </draw:connector>
        <draw:connector draw:type="line" svg:x1="11.45058in" svg:y1="5.09273in" svg:x2="11.45058in" svg:y2="5.448in" draw:id="id972" draw:style-name="a2075" draw:name="Connettore diritto 162">
          <svg:title/>
          <svg:desc/>
        </draw:connector>
        <draw:connector draw:type="line" svg:x1="11.79187in" svg:y1="5.10207in" svg:x2="11.79187in" svg:y2="5.45733in" draw:id="id973" draw:style-name="a2076" draw:name="Connettore diritto 163">
          <svg:title/>
          <svg:desc/>
        </draw:connector>
        <draw:connector draw:type="line" svg:x1="12.13782in" svg:y1="5.09326in" svg:x2="12.13782in" svg:y2="5.44852in" draw:id="id974" draw:style-name="a2077" draw:name="Connettore diritto 164">
          <svg:title/>
          <svg:desc/>
        </draw:connector>
        <draw:connector draw:type="line" svg:x1="12.48348in" svg:y1="5.07714in" svg:x2="12.48348in" svg:y2="5.43241in" draw:id="id975" draw:style-name="a2078" draw:name="Connettore diritto 165">
          <svg:title/>
          <svg:desc/>
        </draw:connector>
        <draw:connector draw:type="line" svg:x1="12.82125in" svg:y1="5.09032in" svg:x2="12.82125in" svg:y2="5.44558in" draw:id="id976" draw:style-name="a2079" draw:name="Connettore diritto 166">
          <svg:title/>
          <svg:desc/>
        </draw:connector>
        <draw:connector draw:type="line" svg:x1="1.54552in" svg:y1="5.0903in" svg:x2="1.54552in" svg:y2="5.44556in" draw:id="id977" draw:style-name="a2080" draw:name="Connettore diritto 167">
          <svg:title/>
          <svg:desc/>
        </draw:connector>
        <draw:connector draw:type="line" svg:x1="1.20458in" svg:y1="5.08153in" svg:x2="1.20458in" svg:y2="5.43679in" draw:id="id978" draw:style-name="a2081" draw:name="Connettore diritto 168">
          <svg:title/>
          <svg:desc/>
        </draw:connector>
        <draw:connector draw:type="line" svg:x1="0.86683in" svg:y1="5.0903in" svg:x2="0.86683in" svg:y2="5.44556in" draw:id="id979" draw:style-name="a2082" draw:name="Connettore diritto 169">
          <svg:title/>
          <svg:desc/>
        </draw:connector>
        <draw:connector draw:type="line" svg:x1="0.51208in" svg:y1="5.08153in" svg:x2="0.51208in" svg:y2="5.43679in" draw:id="id980" draw:style-name="a2083" draw:name="Connettore diritto 170">
          <svg:title/>
          <svg:desc/>
        </draw:connector>
        <draw:frame draw:id="id981" draw:style-name="a2086" draw:name="CasellaDiTesto 176" svg:x="4.41192in" svg:y="5.45275in" svg:width="0.36773in" svg:height="0.25244in">
          <draw:text-box>
            <text:p text:style-name="a2085" text:class-names="" text:cond-style-name=""><text:span text:style-name="a2084" text:class-names="">48</text:span></text:p>
          </draw:text-box>
          <svg:title/>
          <svg:desc/>
        </draw:frame>
        <draw:connector draw:type="line" svg:x1="3.57958in" svg:y1="3.31455in" svg:x2="3.57958in" svg:y2="3.06082in" draw:id="id982" draw:style-name="a2088" draw:name="Connettore 2 180">
          <svg:title/>
          <svg:desc/>
        </draw:connector>
        <draw:connector draw:type="line" svg:x1="6.65408in" svg:y1="3.31455in" svg:x2="6.65408in" svg:y2="3.06082in" draw:id="id983" draw:style-name="a2090" draw:name="Connettore 2 230">
          <svg:title/>
          <svg:desc/>
        </draw:connector>
        <draw:connector draw:type="line" svg:x1="9.72941in" svg:y1="3.31455in" svg:x2="9.72941in" svg:y2="3.06082in" draw:id="id984" draw:style-name="a2092" draw:name="Connettore 2 231">
          <svg:title/>
          <svg:desc/>
        </draw:connector>
        <draw:connector draw:type="line" svg:x1="2.55983in" svg:y1="4.27999in" svg:x2="2.55983in" svg:y2="4.02625in" draw:id="id985" draw:style-name="a2094" draw:name="Connettore 2 232">
          <svg:title/>
          <svg:desc/>
        </draw:connector>
        <draw:connector draw:type="line" svg:x1="4.60815in" svg:y1="4.27999in" svg:x2="4.60815in" svg:y2="4.02625in" draw:id="id986" draw:style-name="a2096" draw:name="Connettore 2 233">
          <svg:title/>
          <svg:desc/>
        </draw:connector>
        <draw:connector draw:type="line" svg:x1="6.66324in" svg:y1="4.27999in" svg:x2="6.66324in" svg:y2="4.02625in" draw:id="id987" draw:style-name="a2098" draw:name="Connettore 2 234">
          <svg:title/>
          <svg:desc/>
        </draw:connector>
        <draw:connector draw:type="line" svg:x1="8.71101in" svg:y1="4.27999in" svg:x2="8.71101in" svg:y2="4.02625in" draw:id="id988" draw:style-name="a2100" draw:name="Connettore 2 235">
          <svg:title/>
          <svg:desc/>
        </draw:connector>
        <draw:connector draw:type="line" svg:x1="10.74814in" svg:y1="4.27999in" svg:x2="10.74814in" svg:y2="4.02625in" draw:id="id989" draw:style-name="a2102" draw:name="Connettore 2 236">
          <svg:title/>
          <svg:desc/>
        </draw:connector>
        <draw:connector draw:type="line" svg:x1="12.82397in" svg:y1="4.27999in" svg:x2="12.82397in" svg:y2="4.02625in" draw:id="id990" draw:style-name="a2104" draw:name="Connettore 2 237">
          <svg:title/>
          <svg:desc/>
        </draw:connector>
        <draw:connector draw:type="line" svg:x1="8.71373in" svg:y1="5.26793in" svg:x2="8.71373in" svg:y2="5.0142in" draw:id="id991" draw:style-name="a2106" draw:name="Connettore 2 238">
          <svg:title/>
          <svg:desc/>
        </draw:connector>
        <draw:connector draw:type="line" svg:x1="2.55983in" svg:y1="2.92829in" svg:x2="2.55983in" svg:y2="5.54052in" draw:id="id992" draw:style-name="a2108" draw:name="Connettore diritto 240">
          <svg:title/>
          <svg:desc/>
        </draw:connector>
        <draw:connector draw:type="line" svg:x1="0.51208in" svg:y1="2.92829in" svg:x2="0.51208in" svg:y2="5.54052in" draw:id="id993" draw:style-name="a2110" draw:name="Connettore diritto 244">
          <svg:title/>
          <svg:desc/>
        </draw:connector>
        <draw:connector draw:type="line" svg:x1="4.60633in" svg:y1="2.95281in" svg:x2="4.60633in" svg:y2="5.56504in" draw:id="id994" draw:style-name="a2112" draw:name="Connettore diritto 245">
          <svg:title/>
          <svg:desc/>
        </draw:connector>
        <draw:connector draw:type="line" svg:x1="6.65408in" svg:y1="2.96071in" svg:x2="6.65408in" svg:y2="5.57294in" draw:id="id995" draw:style-name="a2114" draw:name="Connettore diritto 246">
          <svg:title/>
          <svg:desc/>
        </draw:connector>
        <draw:connector draw:type="line" svg:x1="8.70099in" svg:y1="2.93583in" svg:x2="8.70099in" svg:y2="5.54805in" draw:id="id996" draw:style-name="a2116" draw:name="Connettore diritto 247">
          <svg:title/>
          <svg:desc/>
        </draw:connector>
        <draw:connector draw:type="line" svg:x1="10.74814in" svg:y1="2.92829in" svg:x2="10.74814in" svg:y2="5.54052in" draw:id="id997" draw:style-name="a2118" draw:name="Connettore diritto 248">
          <svg:title/>
          <svg:desc/>
        </draw:connector>
        <draw:connector draw:type="line" svg:x1="12.82914in" svg:y1="2.92829in" svg:x2="12.82914in" svg:y2="5.54052in" draw:id="id998" draw:style-name="a2120" draw:name="Connettore diritto 249">
          <svg:title/>
          <svg:desc/>
        </draw:connector>
        <draw:frame draw:id="id999" draw:style-name="a2123" draw:name="CasellaDiTesto 171" svg:x="12.64527in" svg:y="4.42614in" svg:width="0.36773in" svg:height="0.25244in">
          <draw:text-box>
            <text:p text:style-name="a2122" text:class-names="" text:cond-style-name=""><text:span text:style-name="a2121" text:class-names="">72</text:span></text:p>
          </draw:text-box>
          <svg:title/>
          <svg:desc/>
        </draw:frame>
        <draw:frame draw:id="id1000" draw:style-name="a2126" draw:name="CasellaDiTesto 172" svg:x="12.63739in" svg:y="5.41667in" svg:width="0.36773in" svg:height="0.25244in">
          <draw:text-box>
            <text:p text:style-name="a2125" text:class-names="" text:cond-style-name=""><text:span text:style-name="a2124" text:class-names="">72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olo e contenuto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Intestazione sezione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ue contenuti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nfronto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Solo titolo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Vuota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to con didascalia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magine con didascalia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olo e testo verticale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olo e testo vertical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table-cell" style:name="a911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9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15">
      <style:table-cell-properties fo:background-color="#e7e7e7"/>
    </style:style>
    <style:style style:family="table-cell" style:name="a916">
      <style:table-cell-properties fo:background-color="#e7e7e7"/>
    </style:style>
    <style:style style:family="table-cell" style:name="a917">
      <style:table-cell-properties fo:background-color="#a5a5a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91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0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881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8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4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85">
      <style:table-cell-properties/>
      <style:text-properties fo:color="#000000" fo:font-family="+mn-lt" style:font-family-asian="+mn-ea" style:font-family-complex="+mn-cs"/>
    </style:style>
    <style:style style:family="table-cell" style:name="a886">
      <style:table-cell-properties fo:background-color="#e9ebf5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887">
      <style:table-cell-properties fo:background-color="#cfd5ea"/>
    </style:style>
    <style:style style:family="table-cell" style:name="a888">
      <style:table-cell-properties fo:background-color="#cfd5ea"/>
    </style:style>
    <style:style style:family="table-cell" style:name="a889">
      <style:table-cell-properties fo:background-color="#e9ebf5"/>
      <style:text-properties fo:font-family="" style:font-family-asian="" style:font-family-complex="" fo:font-weight="bold" style:font-weight-asian="bold" style:font-weight-complex="bold"/>
    </style:style>
    <style:style style:family="table-cell" style:name="a86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1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2">
      <style:table-cell-properties/>
    </style:style>
    <style:style style:family="table-cell" style:name="a863">
      <style:table-cell-properties fo:background-color="#e1e1e1"/>
    </style:style>
    <style:style style:family="table-cell" style:name="a864">
      <style:table-cell-properties/>
    </style:style>
    <style:style style:family="table-cell" style:name="a865">
      <style:table-cell-properties fo:background-color="#e1e1e1"/>
    </style:style>
    <style:style style:family="table-cell" style:name="a866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0">
      <style:table-cell-properties fo:background-color="#e9ebf5" fo:border-top="0.02778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0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8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1">
      <style:table-cell-properties fo:background-color="#e1e1e1"/>
    </style:style>
    <style:style style:family="table-cell" style:name="a893">
      <style:table-cell-properties fo:background-color="#eaeff7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902">
      <style:table-cell-properties fo:background-color="#e1e1e1"/>
    </style:style>
    <style:style style:family="table-cell" style:name="a894">
      <style:table-cell-properties fo:background-color="#d2deef"/>
    </style:style>
    <style:style style:family="table-cell" style:name="a90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5">
      <style:table-cell-properties fo:background-color="#d2deef"/>
    </style:style>
    <style:style style:family="table-cell" style:name="a904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96">
      <style:table-cell-properties fo:background-color="#eaeff7"/>
      <style:text-properties fo:font-family="" style:font-family-asian="" style:font-family-complex="" fo:font-weight="bold" style:font-weight-asian="bold" style:font-weight-complex="bold"/>
    </style:style>
    <style:style style:family="table-cell" style:name="a90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7">
      <style:table-cell-properties fo:background-color="#eaeff7" fo:border-top="0.02778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7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8">
      <style:table-cell-properties fo:background-color="#cbcbcb"/>
    </style:style>
    <style:style style:family="table-cell" style:name="a909">
      <style:table-cell-properties fo:background-color="#cbcbcb"/>
    </style:style>
    <style:style style:family="table-cell" style:name="a870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871">
      <style:table-cell-properties fo:background-color="#cbcbcb"/>
    </style:style>
    <style:style style:family="table-cell" style:name="a872">
      <style:table-cell-properties fo:background-color="#cbcbcb"/>
    </style:style>
    <style:style style:family="table-cell" style:name="a873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4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5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6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7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878">
      <style:table-cell-properties fo:background-color="#e1e1e1"/>
    </style:style>
    <style:style style:family="table-cell" style:name="a879">
      <style:table-cell-properties fo:background-color="#e1e1e1"/>
    </style:style>
    <style:style style:family="table-cell" style:name="a85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3">
      <style:table-cell-properties/>
    </style:style>
    <style:style style:family="table-cell" style:name="a854">
      <style:table-cell-properties fo:background-color="#cfd5ea"/>
    </style:style>
    <style:style style:family="table-cell" style:name="a855">
      <style:table-cell-properties/>
    </style:style>
    <style:style style:family="table-cell" style:name="a856">
      <style:table-cell-properties fo:background-color="#cfd5ea"/>
    </style:style>
    <style:style style:family="table-cell" style:name="a85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0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29" svg:viewBox="0 0 20 30" svg:d="m10 0-10 30h20z"/>
    <draw:marker draw:name="a1921" svg:viewBox="0 0 20 30" svg:d="m10 0-10 30h20z"/>
    <draw:marker draw:name="a1923" svg:viewBox="0 0 20 30" svg:d="m10 0-10 30h20z"/>
    <draw:marker draw:name="a1713" svg:viewBox="0 0 20 30" svg:d="m10 0-10 30h20z"/>
    <draw:marker draw:name="a1715" svg:viewBox="0 0 20 30" svg:d="m10 0-10 30h20z"/>
    <draw:marker draw:name="a1717" svg:viewBox="0 0 20 30" svg:d="m10 0-10 30h20z"/>
    <draw:marker draw:name="a1340" svg:viewBox="0 0 20 30" svg:d="m10 0-10 30h20z"/>
    <draw:marker draw:name="a1719" svg:viewBox="0 0 20 30" svg:d="m10 0-10 30h20z"/>
    <draw:marker draw:name="a1342" svg:viewBox="0 0 20 30" svg:d="m10 0-10 30h20z"/>
    <draw:marker draw:name="a1131" svg:viewBox="0 0 20 30" svg:d="m10 0-10 30h20z"/>
    <draw:marker draw:name="a1344" svg:viewBox="0 0 20 30" svg:d="m10 0-10 30h20z"/>
    <draw:marker draw:name="a1133" svg:viewBox="0 0 20 30" svg:d="m10 0-10 30h20z"/>
    <draw:marker draw:name="a1346" svg:viewBox="0 0 20 30" svg:d="m10 0-10 30h20z"/>
    <draw:marker draw:name="a1905" svg:viewBox="0 0 20 30" svg:d="m10 0-10 30h20z"/>
    <draw:marker draw:name="a1348" svg:viewBox="0 0 20 30" svg:d="m10 0-10 30h20z"/>
    <draw:marker draw:name="a1907" svg:viewBox="0 0 20 30" svg:d="m10 0-10 30h20z"/>
    <draw:marker draw:name="a1909" svg:viewBox="0 0 20 30" svg:d="m10 0-10 30h20z"/>
    <draw:marker draw:name="a1531" svg:viewBox="0 0 20 30" svg:d="m10 0-10 30h20z"/>
    <draw:marker draw:name="a1533" svg:viewBox="0 0 20 30" svg:d="m10 0-10 30h20z"/>
    <draw:marker draw:name="a1535" svg:viewBox="0 0 20 30" svg:d="m10 0-10 30h20z"/>
    <draw:marker draw:name="a1115" svg:viewBox="0 0 20 30" svg:d="m10 0-10 30h20z"/>
    <draw:marker draw:name="a1537" svg:viewBox="0 0 20 30" svg:d="m10 0-10 30h20z"/>
    <draw:marker draw:name="a1117" svg:viewBox="0 0 20 30" svg:d="m10 0-10 30h20z"/>
    <draw:marker draw:name="a1539" svg:viewBox="0 0 20 30" svg:d="m10 0-10 30h20z"/>
    <draw:marker draw:name="a1119" svg:viewBox="0 0 20 30" svg:d="m10 0-10 30h20z"/>
    <draw:marker draw:name="a2087" svg:viewBox="0 0 20 30" svg:d="m10 0-10 30h20z"/>
    <draw:marker draw:name="a1721" svg:viewBox="0 0 20 30" svg:d="m10 0-10 30h20z"/>
    <draw:marker draw:name="a2089" svg:viewBox="0 0 20 30" svg:d="m10 0-10 30h20z"/>
    <draw:marker draw:name="a1723" svg:viewBox="0 0 20 30" svg:d="m10 0-10 30h20z"/>
    <draw:marker draw:name="a1725" svg:viewBox="0 0 20 30" svg:d="m10 0-10 30h20z"/>
    <draw:marker draw:name="a1727" svg:viewBox="0 0 20 30" svg:d="m10 0-10 30h20z"/>
    <draw:marker draw:name="a1729" svg:viewBox="0 0 20 30" svg:d="m10 0-10 30h20z"/>
    <draw:marker draw:name="a1350" svg:viewBox="0 0 20 30" svg:d="m10 0-10 30h20z"/>
    <draw:marker draw:name="a1352" svg:viewBox="0 0 20 30" svg:d="m10 0-10 30h20z"/>
    <draw:marker draw:name="a1911" svg:viewBox="0 0 20 30" svg:d="m10 0-10 30h20z"/>
    <draw:marker draw:name="a1913" svg:viewBox="0 0 20 30" svg:d="m10 0-10 30h20z"/>
    <draw:marker draw:name="a1915" svg:viewBox="0 0 20 30" svg:d="m10 0-10 30h20z"/>
    <draw:marker draw:name="a1917" svg:viewBox="0 0 20 30" svg:d="m10 0-10 30h20z"/>
    <draw:marker draw:name="a1919" svg:viewBox="0 0 20 30" svg:d="m10 0-10 30h20z"/>
    <draw:marker draw:name="a1541" svg:viewBox="0 0 20 30" svg:d="m10 0-10 30h20z"/>
    <draw:marker draw:name="a1543" svg:viewBox="0 0 20 30" svg:d="m10 0-10 30h20z"/>
    <draw:marker draw:name="a1121" svg:viewBox="0 0 20 30" svg:d="m10 0-10 30h20z"/>
    <draw:marker draw:name="a1545" svg:viewBox="0 0 20 30" svg:d="m10 0-10 30h20z"/>
    <draw:marker draw:name="a1123" svg:viewBox="0 0 20 30" svg:d="m10 0-10 30h20z"/>
    <draw:marker draw:name="a1334" svg:viewBox="0 0 20 30" svg:d="m10 0-10 30h20z"/>
    <draw:marker draw:name="a2091" svg:viewBox="0 0 20 30" svg:d="m10 0-10 30h20z"/>
    <draw:marker draw:name="a1547" svg:viewBox="0 0 20 30" svg:d="m10 0-10 30h20z"/>
    <draw:marker draw:name="a1125" svg:viewBox="0 0 20 30" svg:d="m10 0-10 30h20z"/>
    <draw:marker draw:name="a1336" svg:viewBox="0 0 20 30" svg:d="m10 0-10 30h20z"/>
    <draw:marker draw:name="a2093" svg:viewBox="0 0 20 30" svg:d="m10 0-10 30h20z"/>
    <draw:marker draw:name="a2101" svg:viewBox="0 0 20 30" svg:d="m10 0-10 30h20z"/>
    <draw:marker draw:name="a1338" svg:viewBox="0 0 20 30" svg:d="m10 0-10 30h20z"/>
    <draw:marker draw:name="a1127" svg:viewBox="0 0 20 30" svg:d="m10 0-10 30h20z"/>
    <draw:marker draw:name="a2095" svg:viewBox="0 0 20 30" svg:d="m10 0-10 30h20z"/>
    <draw:marker draw:name="a2103" svg:viewBox="0 0 20 30" svg:d="m10 0-10 30h20z"/>
    <draw:marker draw:name="a1129" svg:viewBox="0 0 20 30" svg:d="m10 0-10 30h20z"/>
    <draw:marker draw:name="a2097" svg:viewBox="0 0 20 30" svg:d="m10 0-10 30h20z"/>
    <draw:marker draw:name="a2105" svg:viewBox="0 0 20 30" svg:d="m10 0-10 30h20z"/>
    <draw:marker draw:name="a1731" svg:viewBox="0 0 20 30" svg:d="m10 0-10 30h20z"/>
    <draw:marker draw:name="a2099" svg:viewBox="0 0 20 30" svg:d="m10 0-10 30h20z"/>
    <draw:stroke-dash draw:name="a1557" draw:style="rect" draw:dots1="1" draw:dots1-length="0.02083in" draw:dots2="1" draw:dots2-length="0.00694in" draw:distance="0.02083in"/>
    <draw:stroke-dash draw:name="a1559" draw:style="rect" draw:dots1="1" draw:dots1-length="0.02083in" draw:dots2="1" draw:dots2-length="0.00694in" draw:distance="0.02083in"/>
    <draw:stroke-dash draw:name="a1141" draw:style="rect" draw:dots1="1" draw:dots1-length="0.02083in" draw:dots2="1" draw:dots2-length="0.00694in" draw:distance="0.02083in"/>
    <draw:stroke-dash draw:name="a1143" draw:style="rect" draw:dots1="1" draw:dots1-length="0.02083in" draw:dots2="1" draw:dots2-length="0.00694in" draw:distance="0.02083in"/>
    <draw:stroke-dash draw:name="a1145" draw:style="rect" draw:dots1="1" draw:dots1-length="0.02083in" draw:dots2="1" draw:dots2-length="0.00694in" draw:distance="0.02083in"/>
    <draw:stroke-dash draw:name="a2111" draw:style="rect" draw:dots1="1" draw:dots1-length="0.02083in" draw:dots2="1" draw:dots2-length="0.00694in" draw:distance="0.02083in"/>
    <draw:stroke-dash draw:name="a1925" draw:style="rect" draw:dots1="1" draw:dots1-length="0.02083in" draw:dots2="1" draw:dots2-length="0.00694in" draw:distance="0.02083in"/>
    <draw:stroke-dash draw:name="a2113" draw:style="rect" draw:dots1="1" draw:dots1-length="0.02083in" draw:dots2="1" draw:dots2-length="0.00694in" draw:distance="0.02083in"/>
    <draw:stroke-dash draw:name="a1927" draw:style="rect" draw:dots1="1" draw:dots1-length="0.02083in" draw:dots2="1" draw:dots2-length="0.00694in" draw:distance="0.02083in"/>
    <draw:stroke-dash draw:name="a2115" draw:style="rect" draw:dots1="1" draw:dots1-length="0.02083in" draw:dots2="1" draw:dots2-length="0.00694in" draw:distance="0.02083in"/>
    <draw:stroke-dash draw:name="a1741" draw:style="rect" draw:dots1="1" draw:dots1-length="0.02083in" draw:dots2="1" draw:dots2-length="0.00694in" draw:distance="0.02083in"/>
    <draw:stroke-dash draw:name="a1929" draw:style="rect" draw:dots1="1" draw:dots1-length="0.02083in" draw:dots2="1" draw:dots2-length="0.00694in" draw:distance="0.02083in"/>
    <draw:stroke-dash draw:name="a2117" draw:style="rect" draw:dots1="1" draw:dots1-length="0.02083in" draw:dots2="1" draw:dots2-length="0.00694in" draw:distance="0.02083in"/>
    <draw:stroke-dash draw:name="a1360" draw:style="rect" draw:dots1="1" draw:dots1-length="0.02083in" draw:dots2="1" draw:dots2-length="0.00694in" draw:distance="0.02083in"/>
    <draw:stroke-dash draw:name="a1743" draw:style="rect" draw:dots1="1" draw:dots1-length="0.02083in" draw:dots2="1" draw:dots2-length="0.00694in" draw:distance="0.02083in"/>
    <draw:stroke-dash draw:name="a1549" draw:style="rect" draw:dots1="1" draw:dots1-length="0.02083in" draw:dots2="1" draw:dots2-length="0.00694in" draw:distance="0.02083in"/>
    <draw:stroke-dash draw:name="a2119" draw:style="rect" draw:dots1="1" draw:dots1-length="0.02083in" draw:dots2="1" draw:dots2-length="0.00694in" draw:distance="0.02083in"/>
    <draw:stroke-dash draw:name="a1362" draw:style="rect" draw:dots1="1" draw:dots1-length="0.02083in" draw:dots2="1" draw:dots2-length="0.00694in" draw:distance="0.02083in"/>
    <draw:stroke-dash draw:name="a1745" draw:style="rect" draw:dots1="1" draw:dots1-length="0.02083in" draw:dots2="1" draw:dots2-length="0.00694in" draw:distance="0.02083in"/>
    <draw:stroke-dash draw:name="a1364" draw:style="rect" draw:dots1="1" draw:dots1-length="0.02083in" draw:dots2="1" draw:dots2-length="0.00694in" draw:distance="0.02083in"/>
    <draw:stroke-dash draw:name="a1366" draw:style="rect" draw:dots1="1" draw:dots1-length="0.02083in" draw:dots2="1" draw:dots2-length="0.00694in" draw:distance="0.02083in"/>
    <draw:stroke-dash draw:name="a1561" draw:style="rect" draw:dots1="1" draw:dots1-length="0.02083in" draw:dots2="1" draw:dots2-length="0.00694in" draw:distance="0.02083in"/>
    <draw:stroke-dash draw:name="a1135" draw:style="rect" draw:dots1="1" draw:dots1-length="0.02083in" draw:dots2="1" draw:dots2-length="0.00694in" draw:distance="0.02083in"/>
    <draw:stroke-dash draw:name="a1137" draw:style="rect" draw:dots1="1" draw:dots1-length="0.02083in" draw:dots2="1" draw:dots2-length="0.00694in" draw:distance="0.02083in"/>
    <draw:stroke-dash draw:name="a1139" draw:style="rect" draw:dots1="1" draw:dots1-length="0.02083in" draw:dots2="1" draw:dots2-length="0.00694in" draw:distance="0.02083in"/>
    <draw:stroke-dash draw:name="a2107" draw:style="rect" draw:dots1="1" draw:dots1-length="0.02083in" draw:dots2="1" draw:dots2-length="0.00694in" draw:distance="0.02083in"/>
    <draw:stroke-dash draw:name="a1733" draw:style="rect" draw:dots1="1" draw:dots1-length="0.02083in" draw:dots2="1" draw:dots2-length="0.00694in" draw:distance="0.02083in"/>
    <draw:stroke-dash draw:name="a2109" draw:style="rect" draw:dots1="1" draw:dots1-length="0.02083in" draw:dots2="1" draw:dots2-length="0.00694in" draw:distance="0.02083in"/>
    <draw:stroke-dash draw:name="a1735" draw:style="rect" draw:dots1="1" draw:dots1-length="0.02083in" draw:dots2="1" draw:dots2-length="0.00694in" draw:distance="0.02083in"/>
    <draw:stroke-dash draw:name="a1931" draw:style="rect" draw:dots1="1" draw:dots1-length="0.02083in" draw:dots2="1" draw:dots2-length="0.00694in" draw:distance="0.02083in"/>
    <draw:stroke-dash draw:name="a1354" draw:style="rect" draw:dots1="1" draw:dots1-length="0.02083in" draw:dots2="1" draw:dots2-length="0.00694in" draw:distance="0.02083in"/>
    <draw:stroke-dash draw:name="a1737" draw:style="rect" draw:dots1="1" draw:dots1-length="0.02083in" draw:dots2="1" draw:dots2-length="0.00694in" draw:distance="0.02083in"/>
    <draw:stroke-dash draw:name="a1933" draw:style="rect" draw:dots1="1" draw:dots1-length="0.02083in" draw:dots2="1" draw:dots2-length="0.00694in" draw:distance="0.02083in"/>
    <draw:stroke-dash draw:name="a1356" draw:style="rect" draw:dots1="1" draw:dots1-length="0.02083in" draw:dots2="1" draw:dots2-length="0.00694in" draw:distance="0.02083in"/>
    <draw:stroke-dash draw:name="a1739" draw:style="rect" draw:dots1="1" draw:dots1-length="0.02083in" draw:dots2="1" draw:dots2-length="0.00694in" draw:distance="0.02083in"/>
    <draw:stroke-dash draw:name="a1551" draw:style="rect" draw:dots1="1" draw:dots1-length="0.02083in" draw:dots2="1" draw:dots2-length="0.00694in" draw:distance="0.02083in"/>
    <draw:stroke-dash draw:name="a1935" draw:style="rect" draw:dots1="1" draw:dots1-length="0.02083in" draw:dots2="1" draw:dots2-length="0.00694in" draw:distance="0.02083in"/>
    <draw:stroke-dash draw:name="a1358" draw:style="rect" draw:dots1="1" draw:dots1-length="0.02083in" draw:dots2="1" draw:dots2-length="0.00694in" draw:distance="0.02083in"/>
    <draw:stroke-dash draw:name="a1553" draw:style="rect" draw:dots1="1" draw:dots1-length="0.02083in" draw:dots2="1" draw:dots2-length="0.00694in" draw:distance="0.02083in"/>
    <draw:stroke-dash draw:name="a1937" draw:style="rect" draw:dots1="1" draw:dots1-length="0.02083in" draw:dots2="1" draw:dots2-length="0.00694in" draw:distance="0.02083in"/>
    <draw:stroke-dash draw:name="a1555" draw:style="rect" draw:dots1="1" draw:dots1-length="0.02083in" draw:dots2="1" draw:dots2-length="0.00694in" draw:distance="0.02083in"/>
    <table:table-template table:name="{5C22544A-7EE6-4342-B048-85BDC9FD1C3A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2" table:paragraph-style-name=""/>
      <table:even-rows table:style-name="a855" table:paragraph-style-name=""/>
      <table:odd-rows table:style-name="a856" table:paragraph-style-name=""/>
      <table:even-columns table:style-name="a853" table:paragraph-style-name=""/>
      <table:odd-columns table:style-name="a854" table:paragraph-style-name=""/>
    </table:table-template>
    <table:table-template table:name="{F5AB1C69-6EDB-4FF4-983F-18BD219EF322}">
      <table:first-row table:style-name="a866" table:paragraph-style-name=""/>
      <table:last-row table:style-name="a867" table:paragraph-style-name=""/>
      <table:first-column table:style-name="a868" table:paragraph-style-name=""/>
      <table:last-column table:style-name="a869" table:paragraph-style-name=""/>
      <table:body table:style-name="a861" table:paragraph-style-name=""/>
      <table:even-rows table:style-name="a864" table:paragraph-style-name=""/>
      <table:odd-rows table:style-name="a865" table:paragraph-style-name=""/>
      <table:even-columns table:style-name="a862" table:paragraph-style-name=""/>
      <table:odd-columns table:style-name="a863" table:paragraph-style-name=""/>
    </table:table-template>
    <table:table-template table:name="{E8034E78-7F5D-4C2E-B375-FC64B27BC917}">
      <table:first-row table:style-name="a873" table:paragraph-style-name=""/>
      <table:last-row table:style-name="a874" table:paragraph-style-name=""/>
      <table:first-column table:style-name="a875" table:paragraph-style-name=""/>
      <table:last-column table:style-name="a876" table:paragraph-style-name=""/>
      <table:body table:style-name="a870" table:paragraph-style-name=""/>
      <table:odd-rows table:style-name="a872" table:paragraph-style-name=""/>
      <table:odd-columns table:style-name="a871" table:paragraph-style-name=""/>
    </table:table-template>
    <table:table-template table:name="{0505E3EF-67EA-436B-97B2-0124C06EBD24}">
      <table:first-row table:style-name="a880" table:paragraph-style-name=""/>
      <table:last-row table:style-name="a881" table:paragraph-style-name=""/>
      <table:first-column table:style-name="a882" table:paragraph-style-name=""/>
      <table:last-column table:style-name="a883" table:paragraph-style-name=""/>
      <table:body table:style-name="a877" table:paragraph-style-name=""/>
      <table:odd-rows table:style-name="a879" table:paragraph-style-name=""/>
      <table:odd-columns table:style-name="a878" table:paragraph-style-name=""/>
    </table:table-template>
    <table:table-template table:name="{2D5ABB26-0587-4C30-8999-92F81FD0307C}">
      <table:body table:style-name="a885" table:paragraph-style-name=""/>
    </table:table-template>
    <table:table-template table:name="{5940675A-B579-460E-94D1-54222C63F5DA}">
      <table:body table:style-name="a884" table:paragraph-style-name=""/>
    </table:table-template>
    <table:table-template table:name="{69CF1AB2-1976-4502-BF36-3FF5EA218861}">
      <table:first-row table:style-name="a889" table:paragraph-style-name=""/>
      <table:last-row table:style-name="a890" table:paragraph-style-name=""/>
      <table:first-column table:style-name="a891" table:paragraph-style-name=""/>
      <table:last-column table:style-name="a892" table:paragraph-style-name=""/>
      <table:body table:style-name="a886" table:paragraph-style-name=""/>
      <table:odd-rows table:style-name="a888" table:paragraph-style-name=""/>
      <table:odd-columns table:style-name="a887" table:paragraph-style-name=""/>
    </table:table-template>
    <table:table-template table:name="{91EBBBCC-DAD2-459C-BE2E-F6DE35CF9A28}">
      <table:first-row table:style-name="a903" table:paragraph-style-name=""/>
      <table:last-row table:style-name="a904" table:paragraph-style-name=""/>
      <table:first-column table:style-name="a905" table:paragraph-style-name=""/>
      <table:last-column table:style-name="a906" table:paragraph-style-name=""/>
      <table:body table:style-name="a900" table:paragraph-style-name=""/>
      <table:odd-rows table:style-name="a902" table:paragraph-style-name=""/>
      <table:odd-columns table:style-name="a901" table:paragraph-style-name=""/>
    </table:table-template>
    <table:table-template table:name="{22838BEF-8BB2-4498-84A7-C5851F593DF1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3" table:paragraph-style-name=""/>
      <table:odd-rows table:style-name="a895" table:paragraph-style-name=""/>
      <table:odd-columns table:style-name="a894" table:paragraph-style-name=""/>
    </table:table-template>
    <table:table-template table:name="{D7AC3CCA-C797-4891-BE02-D94E43425B78}">
      <table:first-row table:style-name="a910" table:paragraph-style-name=""/>
      <table:last-row table:style-name="a911" table:paragraph-style-name=""/>
      <table:first-column table:style-name="a912" table:paragraph-style-name=""/>
      <table:last-column table:style-name="a913" table:paragraph-style-name=""/>
      <table:body table:style-name="a907" table:paragraph-style-name=""/>
      <table:odd-rows table:style-name="a909" table:paragraph-style-name=""/>
      <table:odd-columns table:style-name="a908" table:paragraph-style-name=""/>
    </table:table-template>
    <table:table-template table:name="{EB344D84-9AFB-497E-A393-DC336BA19D2E}">
      <table:first-row table:style-name="a917" table:paragraph-style-name=""/>
      <table:last-row table:style-name="a918" table:paragraph-style-name=""/>
      <table:first-column table:style-name="a919" table:paragraph-style-name=""/>
      <table:last-column table:style-name="a920" table:paragraph-style-name=""/>
      <table:body table:style-name="a914" table:paragraph-style-name=""/>
      <table:odd-rows table:style-name="a916" table:paragraph-style-name=""/>
      <table:odd-columns table:style-name="a91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draw:fill="none" draw:stroke="solid" svg:stroke-width="0.01389in" svg:stroke-color="#000000" svg:stroke-opacity="100%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solid" svg:stroke-width="0.01389in" svg:stroke-color="#000000" svg:stroke-opacity="100%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text" style:name="a4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8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1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8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8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9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8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9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8525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31797in" svg:y="6.51371in" svg:width="3.1111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/30/2022</text:date></text:span></text:p>
        </draw:text-box>
        <svg:title/>
        <svg:desc/>
      </draw:frame>
      <draw:frame draw:id="id3" presentation:style-name="a28" draw:name="Footer Placeholder 4" svg:x="0.6356in" svg:y="6.50898in" svg:width="7.564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0" draw:name="Rectangle 10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0">
        <draw:frame draw:id="id8" presentation:style-name="a43" draw:name="Segnaposto intestazione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7" draw:name="Segnaposto data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" draw:name="Segnaposto immagine diapositiva 3">
          <svg:title/>
          <svg:desc/>
        </draw:page-thumbnail>
        <draw:frame draw:id="id11" presentation:style-name="a63" draw:name="Segnaposto note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Fare clic per modificare gli stili del testo dello schema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o livello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" draw:name="Segnaposto piè di pagina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3" presentation:style-name="a69" draw:name="Segnaposto numero diapositiva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custom-shape svg:x="0.48834in" svg:y="0.5in" svg:width="4.05in" svg:height="0.10389in" draw:id="id14" draw:layer="Master1-bg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7" draw:name="Rectangle 9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80" draw:name="Rectangle 10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3" draw:name="Rectangle 6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7" draw:name="Title 1" svg:x="0.6356in" svg:y="1.11596in" svg:width="12.02269in" svg:height="1.61309in" presentation:class="title" presentation:placeholder="false">
        <draw:text-box>
          <text:p text:style-name="a86" text:class-names="" text:cond-style-name=""><text:span text:style-name="a84" text:class-names="">Fare clic per modificare lo stile del titolo dello schema</text:span><text:span text:style-name="a85" text:class-names=""/></text:p>
        </draw:text-box>
        <svg:title/>
        <svg:desc/>
      </draw:frame>
      <draw:frame draw:id="id19" presentation:style-name="a91" draw:name="Subtitle 2" svg:x="0.6356in" svg:y="2.72905in" svg:width="12.02269in" svg:height="0.64558in" presentation:class="subtitle" presentation:placeholder="false">
        <draw:text-box>
          <text:p text:style-name="a90" text:class-names="" text:cond-style-name=""><text:span text:style-name="a88" text:class-names="">Fare clic per modificare lo stile del sottotitolo dello schema</text:span><text:span text:style-name="a89" text:class-names=""/></text:p>
        </draw:text-box>
        <svg:title/>
        <svg:desc/>
      </draw:frame>
      <draw:frame draw:id="id20" presentation:style-name="a95" draw:name="Date Placeholder 3" svg:x="8.31797in" svg:y="6.51371in" svg:width="3.11111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/30/2022</text:date></text:span></text:p>
        </draw:text-box>
        <svg:title/>
        <svg:desc/>
      </draw:frame>
      <draw:frame draw:id="id21" presentation:style-name="a98" draw:name="Footer Placeholder 4" svg:x="0.6356in" svg:y="6.50898in" svg:width="7.564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5467in" svg:y="6.51371in" svg:width="1.11159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frame draw:id="id8" presentation:style-name="a104" draw:name="Segnaposto intestazione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8" draw:name="Segnaposto data 2" svg:x="4.24826in" svg:y="0in" svg:width="3.25in" svg:height="0.50174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9" draw:name="Segnaposto immagine diapositiva 3">
          <svg:title/>
          <svg:desc/>
        </draw:page-thumbnail>
        <draw:frame draw:id="id11" presentation:style-name="a124" draw:name="Segnaposto note 4" svg:x="0.75in" svg:y="4.8125in" svg:width="6in" svg:height="3.9375in" presentation:class="notes" presentation:placeholder="false">
          <draw:text-box>
            <text:p text:style-name="a111" text:class-names="" text:cond-style-name=""><text:span text:style-name="a110" text:class-names="">Fare clic per modificare gli stili del testo dello schema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o livello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7" draw:name="Segnaposto piè di pagina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3" presentation:style-name="a130" draw:name="Segnaposto numero diapositiva 6" svg:x="4.24826in" svg:y="9.49826in" svg:width="3.25in" svg:height="0.50174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2">
      <draw:custom-shape svg:x="0.48834in" svg:y="0.5in" svg:width="4.05in" svg:height="0.10389in" draw:id="id23" draw:layer="Master1-bg" draw:style-name="a135" draw:name="Rectangle 8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8" draw:name="Rectangle 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41" draw:name="Rectangle 10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4" draw:name="Rectangle 6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8" draw:name="Title 1" svg:x="0.6356in" svg:y="0.76789in" svg:width="12.06213in" svg:height="1.10871in" presentation:class="title" presentation:placeholder="false">
        <draw:text-box>
          <text:p text:style-name="a147" text:class-names="" text:cond-style-name=""><text:span text:style-name="a145" text:class-names="">Fare clic per modificare lo stile del titolo dello schema</text:span><text:span text:style-name="a146" text:class-names=""/></text:p>
        </draw:text-box>
        <svg:title/>
        <svg:desc/>
      </draw:frame>
      <draw:frame draw:id="id28" presentation:style-name="a165" draw:name="Content Placeholder 2" svg:x="0.6356in" svg:y="2.38462in" svg:width="12.06213in" svg:height="4.0226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Quinto livello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9" draw:name="Date Placeholder 3" svg:x="8.31797in" svg:y="6.51371in" svg:width="3.1111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3/30/2022</text:date></text:span></text:p>
        </draw:text-box>
        <svg:title/>
        <svg:desc/>
      </draw:frame>
      <draw:frame draw:id="id30" presentation:style-name="a172" draw:name="Footer Placeholder 4" svg:x="0.6356in" svg:y="6.50898in" svg:width="7.5647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1" presentation:style-name="a175" draw:name="Slide Number Placeholder 5" svg:x="11.5467in" svg:y="6.51371in" svg:width="1.15104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8" presentation:style-name="a178" draw:name="Segnaposto intestazione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2" draw:name="Segnaposto data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3" draw:name="Segnaposto immagine diapositiva 3">
          <svg:title/>
          <svg:desc/>
        </draw:page-thumbnail>
        <draw:frame draw:id="id11" presentation:style-name="a198" draw:name="Segnaposto note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Fare clic per modificare gli stili del testo dello schema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o livello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1" draw:name="Segnaposto piè di pagina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3" presentation:style-name="a204" draw:name="Segnaposto numero diapositiva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6">
      <draw:custom-shape svg:x="0.48834in" svg:y="0.5in" svg:width="4.05in" svg:height="0.10389in" draw:id="id32" draw:layer="Master1-bg" draw:style-name="a209" draw:name="Rectangle 8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12" draw:name="Rectangle 9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5" draw:name="Rectangle 10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8" draw:name="Rectangl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22" draw:name="Title 1" svg:x="0.6356in" svg:y="3.32886in" svg:width="12.06213in" svg:height="1.63769in" presentation:class="title" presentation:placeholder="false">
        <draw:text-box>
          <text:p text:style-name="a221" text:class-names="" text:cond-style-name=""><text:span text:style-name="a219" text:class-names="">Fare clic per modificare lo stile del titolo dello schema</text:span><text:span text:style-name="a220" text:class-names=""/></text:p>
        </draw:text-box>
        <svg:title/>
        <svg:desc/>
      </draw:frame>
      <draw:frame draw:id="id37" presentation:style-name="a226" draw:name="Text Placeholder 2" svg:x="0.6356in" svg:y="4.96655in" svg:width="12.06213in" svg:height="0.65678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Fare clic per modificare gli stili del testo dello schema</text:span></text:p>
            </text:list-item>
          </text:list>
        </draw:text-box>
        <svg:title/>
        <svg:desc/>
      </draw:frame>
      <draw:frame draw:id="id38" presentation:style-name="a230" draw:name="Date Placeholder 3" svg:x="8.31797in" svg:y="6.51371in" svg:width="3.1111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3/30/2022</text:date></text:span></text:p>
        </draw:text-box>
        <svg:title/>
        <svg:desc/>
      </draw:frame>
      <draw:frame draw:id="id39" presentation:style-name="a233" draw:name="Footer Placeholder 4" svg:x="0.6356in" svg:y="6.50898in" svg:width="7.56475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0" presentation:style-name="a236" draw:name="Slide Number Placeholder 5" svg:x="11.5467in" svg:y="6.51371in" svg:width="1.15104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  <presentation:notes style:page-layout-name="pageLayout2" draw:style-name="a266">
        <draw:frame draw:id="id8" presentation:style-name="a239" draw:name="Segnaposto intestazione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9" presentation:style-name="a243" draw:name="Segnaposto data 2" svg:x="4.24826in" svg:y="0in" svg:width="3.25in" svg:height="0.50174in" presentation:class="date-time" presentation:placeholder="false">
          <draw:text-box>
            <text:p text:style-name="a242" text:class-names="" text:cond-style-name=""><text:span text:style-name="a240" text:class-names=""><text:date text:fixed="false" style:data-style-name="a241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4" draw:name="Segnaposto immagine diapositiva 3">
          <svg:title/>
          <svg:desc/>
        </draw:page-thumbnail>
        <draw:frame draw:id="id11" presentation:style-name="a259" draw:name="Segnaposto note 4" svg:x="0.75in" svg:y="4.8125in" svg:width="6in" svg:height="3.9375in" presentation:class="notes" presentation:placeholder="false">
          <draw:text-box>
            <text:p text:style-name="a246" text:class-names="" text:cond-style-name=""><text:span text:style-name="a245" text:class-names="">Fare clic per modificare gli stili del testo dello schema</text:span></text:p>
            <text:list text:style-name="a249">
              <text:list-item>
                <text:list text:style-name="a249">
                  <text:list-item>
                    <text:p text:style-name="a248" text:class-names="" text:cond-style-name=""><text:span text:style-name="a247" text:class-names="">Secondo livello</text:span></text:p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p text:style-name="a251" text:class-names="" text:cond-style-name=""><text:span text:style-name="a2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p text:style-name="a254" text:class-names="" text:cond-style-name=""><text:span text:style-name="a2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2" draw:name="Segnaposto piè di pagina 5" svg:x="0in" svg:y="9.49826in" svg:width="3.25in" svg:height="0.50174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3" presentation:style-name="a265" draw:name="Segnaposto numero diapositiva 6" svg:x="4.24826in" svg:y="9.49826in" svg:width="3.25in" svg:height="0.50174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67">
      <draw:custom-shape svg:x="0.48834in" svg:y="0.5in" svg:width="4.05in" svg:height="0.10389in" draw:id="id41" draw:layer="Master1-bg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3" draw:name="Rectangle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76" draw:name="Rectangle 10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9" draw:name="Rectangle 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3" draw:name="Title 1" svg:x="0.6356in" svg:y="0.79796in" svg:width="12.06213in" svg:height="1.08085in" presentation:class="title" presentation:placeholder="false">
        <draw:text-box>
          <text:p text:style-name="a282" text:class-names="" text:cond-style-name=""><text:span text:style-name="a280" text:class-names="">Fare clic per modificare lo stile del titolo dello schema</text:span><text:span text:style-name="a281" text:class-names=""/></text:p>
        </draw:text-box>
        <svg:title/>
        <svg:desc/>
      </draw:frame>
      <draw:frame draw:id="id46" presentation:style-name="a300" draw:name="Content Placeholder 2" svg:x="0.6356in" svg:y="2.43657in" svg:width="5.93in" svg:height="3.97315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Fare clic per modificare gli stili del testo dello schema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Secondo livello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Quinto livello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7" draw:name="Content Placeholder 3" svg:x="6.76774in" svg:y="2.43657in" svg:width="5.93in" svg:height="3.97315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o livello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3" text:class-names="">Quinto livello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1" draw:name="Date Placeholder 4" svg:x="8.31797in" svg:y="6.51371in" svg:width="3.11111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3/30/2022</text:date></text:span></text:p>
        </draw:text-box>
        <svg:title/>
        <svg:desc/>
      </draw:frame>
      <draw:frame draw:id="id49" presentation:style-name="a324" draw:name="Footer Placeholder 5" svg:x="0.6356in" svg:y="6.50898in" svg:width="7.5647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0" presentation:style-name="a327" draw:name="Slide Number Placeholder 6" svg:x="11.5467in" svg:y="6.51371in" svg:width="1.15104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8" presentation:style-name="a330" draw:name="Segnaposto intestazione 1" svg:x="0in" svg:y="0in" svg:width="3.25in" svg:height="0.501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9" presentation:style-name="a334" draw:name="Segnaposto data 2" svg:x="4.24826in" svg:y="0in" svg:width="3.25in" svg:height="0.50174in" presentation:class="date-time" presentation:placeholder="false">
          <draw:text-box>
            <text:p text:style-name="a333" text:class-names="" text:cond-style-name=""><text:span text:style-name="a331" text:class-names=""><text:date text:fixed="false" style:data-style-name="a332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5" draw:name="Segnaposto immagine diapositiva 3">
          <svg:title/>
          <svg:desc/>
        </draw:page-thumbnail>
        <draw:frame draw:id="id11" presentation:style-name="a350" draw:name="Segnaposto note 4" svg:x="0.75in" svg:y="4.8125in" svg:width="6in" svg:height="3.9375in" presentation:class="notes" presentation:placeholder="false">
          <draw:text-box>
            <text:p text:style-name="a337" text:class-names="" text:cond-style-name=""><text:span text:style-name="a336" text:class-names="">Fare clic per modificare gli stili del testo dello schema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Secondo livello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3" draw:name="Segnaposto piè di pagina 5" svg:x="0in" svg:y="9.49826in" svg:width="3.25in" svg:height="0.50174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3" presentation:style-name="a356" draw:name="Segnaposto numero diapositiva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58">
      <draw:custom-shape svg:x="0.48834in" svg:y="0.5in" svg:width="4.05in" svg:height="0.10389in" draw:id="id51" draw:layer="Master1-bg" draw:style-name="a361" draw:name="Rectangle 8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64" draw:name="Rectangle 9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67" draw:name="Rectangle 10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70" draw:name="Rectangle 10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74" draw:name="Title 1" svg:x="0.6356in" svg:y="0.79796in" svg:width="12.06213in" svg:height="1.08085in" presentation:class="title" presentation:placeholder="false">
        <draw:text-box>
          <text:p text:style-name="a373" text:class-names="" text:cond-style-name=""><text:span text:style-name="a371" text:class-names="">Fare clic per modificare lo stile del titolo dello schema</text:span><text:span text:style-name="a372" text:class-names=""/></text:p>
        </draw:text-box>
        <svg:title/>
        <svg:desc/>
      </draw:frame>
      <draw:frame draw:id="id56" presentation:style-name="a378" draw:name="Text Placeholder 2" svg:x="0.97027in" svg:y="2.46161in" svg:width="5.56329in" svg:height="0.5861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Fare clic per modificare gli stili del testo dello schema</text:span></text:p>
            </text:list-item>
          </text:list>
        </draw:text-box>
        <svg:title/>
        <svg:desc/>
      </draw:frame>
      <draw:frame draw:id="id57" presentation:style-name="a395" draw:name="Content Placeholder 3" svg:x="0.6356in" svg:y="3.19997in" svg:width="5.89797in" svg:height="3.20975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Fare clic per modificare gli stili del testo dello schema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o livello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Quinto livello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9" draw:name="Text Placeholder 4" svg:x="7.13444in" svg:y="2.46161in" svg:width="5.56329in" svg:height="0.60518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416" draw:name="Content Placeholder 5" svg:x="6.79977in" svg:y="3.19997in" svg:width="5.89797in" svg:height="3.20975in" presentation:class="object" presentation:placeholder="false">
        <draw:text-box>
          <text:list text:style-name="a402">
            <text:list-item>
              <text:p text:style-name="a401" text:class-names="" text:cond-style-name=""><text:span text:style-name="a400" text:class-names="">Fare clic per modificare gli stili del testo dello schema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Secondo livello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2" text:class-names="">Quinto livello</text:span><text:span text:style-name="a4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0" draw:name="Date Placeholder 6" svg:x="8.31797in" svg:y="6.51371in" svg:width="3.11111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3/30/2022</text:date></text:span></text:p>
        </draw:text-box>
        <svg:title/>
        <svg:desc/>
      </draw:frame>
      <draw:frame draw:id="id61" presentation:style-name="a423" draw:name="Footer Placeholder 7" svg:x="0.6356in" svg:y="6.50898in" svg:width="7.5647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2" presentation:style-name="a426" draw:name="Slide Number Placeholder 8" svg:x="11.5467in" svg:y="6.51371in" svg:width="1.15104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8" presentation:style-name="a429" draw:name="Segnaposto intestazion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9" presentation:style-name="a433" draw:name="Segnaposto data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34" draw:name="Segnaposto immagine diapositiva 3">
          <svg:title/>
          <svg:desc/>
        </draw:page-thumbnail>
        <draw:frame draw:id="id11" presentation:style-name="a449" draw:name="Segnaposto note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Fare clic per modificare gli stili del testo dello schema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o livello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2" draw:name="Segnaposto piè di pagina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3" presentation:style-name="a455" draw:name="Segnaposto numero diapositiva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57">
      <draw:custom-shape svg:x="0.48834in" svg:y="0.5in" svg:width="4.05in" svg:height="0.10389in" draw:id="id63" draw:layer="Master1-bg" draw:style-name="a460" draw:name="Rectangle 8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63" draw:name="Rectangle 9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66" draw:name="Rectangle 10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94in" svg:y="0.66334in" svg:width="12.35787in" svg:height="1.37667in" draw:id="id66" draw:style-name="a469" draw:name="Rectangle 6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3" draw:name="Title 1" svg:x="0.62981in" svg:y="0.79796in" svg:width="12.06213in" svg:height="1.08085in" presentation:class="title" presentation:placeholder="false">
        <draw:text-box>
          <text:p text:style-name="a472" text:class-names="" text:cond-style-name=""><text:span text:style-name="a470" text:class-names="">Fare clic per modificare lo stile del titolo dello schema</text:span><text:span text:style-name="a471" text:class-names=""/></text:p>
        </draw:text-box>
        <svg:title/>
        <svg:desc/>
      </draw:frame>
      <draw:frame draw:id="id68" presentation:style-name="a477" draw:name="Date Placeholder 2" svg:x="8.31797in" svg:y="6.51371in" svg:width="3.11111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3/30/2022</text:date></text:span></text:p>
        </draw:text-box>
        <svg:title/>
        <svg:desc/>
      </draw:frame>
      <draw:frame draw:id="id69" presentation:style-name="a480" draw:name="Footer Placeholder 3" svg:x="0.6356in" svg:y="6.50898in" svg:width="7.5647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0" presentation:style-name="a483" draw:name="Slide Number Placeholder 4" svg:x="11.5467in" svg:y="6.51371in" svg:width="1.15104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frame draw:id="id8" presentation:style-name="a486" draw:name="Segnaposto intestazione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0" draw:name="Segnaposto data 2" svg:x="4.24826in" svg:y="0in" svg:width="3.25in" svg:height="0.50174in" presentation:class="date-time" presentation:placeholder="false">
          <draw:text-box>
            <text:p text:style-name="a489" text:class-names="" text:cond-style-name=""><text:span text:style-name="a487" text:class-names=""><text:date text:fixed="false" style:data-style-name="a488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1" draw:name="Segnaposto immagine diapositiva 3">
          <svg:title/>
          <svg:desc/>
        </draw:page-thumbnail>
        <draw:frame draw:id="id11" presentation:style-name="a506" draw:name="Segnaposto note 4" svg:x="0.75in" svg:y="4.8125in" svg:width="6in" svg:height="3.9375in" presentation:class="notes" presentation:placeholder="false">
          <draw:text-box>
            <text:p text:style-name="a493" text:class-names="" text:cond-style-name=""><text:span text:style-name="a492" text:class-names="">Fare clic per modificare gli stili del testo dello schema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econdo livello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9" draw:name="Segnaposto piè di pagina 5" svg:x="0in" svg:y="9.49826in" svg:width="3.25in" svg:height="0.5017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Segnaposto numero diapositiva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514">
      <draw:custom-shape svg:x="0.48834in" svg:y="0.5in" svg:width="4.05in" svg:height="0.10389in" draw:id="id71" draw:layer="Master1-bg" draw:style-name="a517" draw:name="Rectangle 8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20" draw:name="Rectangle 9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23" draw:name="Rectangle 10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27" draw:name="Date Placeholder 1" svg:x="8.31797in" svg:y="6.51371in" svg:width="3.11111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3/30/2022</text:date></text:span></text:p>
        </draw:text-box>
        <svg:title/>
        <svg:desc/>
      </draw:frame>
      <draw:frame draw:id="id75" presentation:style-name="a530" draw:name="Footer Placeholder 2" svg:x="0.6356in" svg:y="6.50898in" svg:width="7.5647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6" presentation:style-name="a533" draw:name="Slide Number Placeholder 3" svg:x="11.5467in" svg:y="6.51371in" svg:width="1.15104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frame draw:id="id8" presentation:style-name="a536" draw:name="Segnaposto intestazione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40" draw:name="Segnaposto data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41" draw:name="Segnaposto immagine diapositiva 3">
          <svg:title/>
          <svg:desc/>
        </draw:page-thumbnail>
        <draw:frame draw:id="id11" presentation:style-name="a556" draw:name="Segnaposto note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Fare clic per modificare gli stili del testo dello schema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o livello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9" draw:name="Segnaposto piè di pagina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3" presentation:style-name="a562" draw:name="Segnaposto numero diapositiva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64">
      <draw:custom-shape svg:x="0.48834in" svg:y="0.5in" svg:width="4.05in" svg:height="0.10389in" draw:id="id77" draw:layer="Master1-bg" draw:style-name="a567" draw:name="Rectangle 8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70" draw:name="Rectangle 9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73" draw:name="Rectangle 10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76" draw:name="Rectangle 8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80" draw:name="Title 1" svg:x="0.6356in" svg:y="5.75492in" svg:width="5.36903in" svg:height="0.75406in" presentation:class="title" presentation:placeholder="false">
        <draw:text-box>
          <text:p text:style-name="a579" text:class-names="" text:cond-style-name=""><text:span text:style-name="a577" text:class-names="">Fare clic per modificare lo stile del titolo dello schema</text:span><text:span text:style-name="a578" text:class-names=""/></text:p>
        </draw:text-box>
        <svg:title/>
        <svg:desc/>
      </draw:frame>
      <draw:frame draw:id="id82" presentation:style-name="a597" draw:name="Content Placeholder 2" svg:x="0.48974in" svg:y="0.65748in" svg:width="12.35in" svg:height="4.59843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>Fare clic per modificare gli stili del testo dello schema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o livello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Quinto livello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01" draw:name="Text Placeholder 3" svg:x="6.27824in" svg:y="5.75492in" svg:width="6.4195in" svg:height="0.75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Fare clic per modificare gli stili del testo dello schema</text:span></text:p>
            </text:list-item>
          </text:list>
        </draw:text-box>
        <svg:title/>
        <svg:desc/>
      </draw:frame>
      <draw:frame draw:id="id84" presentation:style-name="a605" draw:name="Date Placeholder 4" svg:x="8.31797in" svg:y="6.51371in" svg:width="3.11111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3/30/2022</text:date></text:span></text:p>
        </draw:text-box>
        <svg:title/>
        <svg:desc/>
      </draw:frame>
      <draw:frame draw:id="id85" presentation:style-name="a608" draw:name="Footer Placeholder 5" svg:x="0.6356in" svg:y="6.50898in" svg:width="7.5647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86" presentation:style-name="a611" draw:name="Slide Number Placeholder 6" svg:x="11.5467in" svg:y="6.51371in" svg:width="1.15104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8" presentation:style-name="a614" draw:name="Segnaposto intestazione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8" draw:name="Segnaposto data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9" draw:name="Segnaposto immagine diapositiva 3">
          <svg:title/>
          <svg:desc/>
        </draw:page-thumbnail>
        <draw:frame draw:id="id11" presentation:style-name="a634" draw:name="Segnaposto note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Fare clic per modificare gli stili del testo dello schema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o livello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7" draw:name="Segnaposto piè di pagina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Segnaposto numero diapositiva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42">
      <draw:custom-shape svg:x="0.48834in" svg:y="0.5in" svg:width="4.05in" svg:height="0.10389in" draw:id="id87" draw:layer="Master1-bg" draw:style-name="a645" draw:name="Rectangle 8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48" draw:name="Rectangle 9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51" draw:name="Rectangle 10">
        <svg:title/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55" draw:name="Title 1" svg:x="0.6356in" svg:y="5.13275in" svg:width="12.06213in" svg:height="0.61979in" presentation:class="title" presentation:placeholder="false">
        <draw:text-box>
          <text:p text:style-name="a654" text:class-names="" text:cond-style-name=""><text:span text:style-name="a652" text:class-names="">Fare clic per modificare lo stile del titolo dello schema</text:span><text:span text:style-name="a653" text:class-names=""/></text:p>
        </draw:text-box>
        <svg:title/>
        <svg:desc/>
      </draw:frame>
      <draw:frame draw:id="id91" presentation:style-name="a659" draw:name="Picture Placeholder 2" svg:x="0.48974in" svg:y="0.65587in" svg:width="12.34783in" svg:height="3.89026in" presentation:class="graphic" presentation:placeholder="false">
        <draw:text-box>
          <text:p text:style-name="a658" text:class-names="" text:cond-style-name=""><text:span text:style-name="a656" text:class-names="">Fare clic sull'icona per inserire un'immagine</text:span><text:span text:style-name="a657" text:class-names=""/></text:p>
        </draw:text-box>
        <svg:title/>
        <svg:desc/>
      </draw:frame>
      <draw:frame draw:id="id92" presentation:style-name="a663" draw:name="Text Placeholder 3" svg:x="0.6356in" svg:y="5.75254in" svg:width="12.06214in" svg:height="0.6547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Fare clic per modificare gli stili del testo dello schema</text:span></text:p>
            </text:list-item>
          </text:list>
        </draw:text-box>
        <svg:title/>
        <svg:desc/>
      </draw:frame>
      <draw:frame draw:id="id93" presentation:style-name="a667" draw:name="Date Placeholder 4" svg:x="8.31797in" svg:y="6.51371in" svg:width="3.11111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3/30/2022</text:date></text:span></text:p>
        </draw:text-box>
        <svg:title/>
        <svg:desc/>
      </draw:frame>
      <draw:frame draw:id="id94" presentation:style-name="a670" draw:name="Footer Placeholder 5" svg:x="0.6356in" svg:y="6.50898in" svg:width="7.56475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95" presentation:style-name="a673" draw:name="Slide Number Placeholder 6" svg:x="11.5467in" svg:y="6.51371in" svg:width="1.15104in" svg:height="0.39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3">
        <draw:frame draw:id="id8" presentation:style-name="a676" draw:name="Segnaposto intestazione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9" presentation:style-name="a680" draw:name="Segnaposto data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1" draw:name="Segnaposto immagine diapositiva 3">
          <svg:title/>
          <svg:desc/>
        </draw:page-thumbnail>
        <draw:frame draw:id="id11" presentation:style-name="a696" draw:name="Segnaposto note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Fare clic per modificare gli stili del testo dello schema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o livello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9" draw:name="Segnaposto piè di pagina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3" presentation:style-name="a702" draw:name="Segnaposto numero diapositiva 6" svg:x="4.24826in" svg:y="9.49826in" svg:width="3.25in" svg:height="0.50174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704">
      <draw:custom-shape svg:x="0.48834in" svg:y="0.5in" svg:width="4.05in" svg:height="0.10389in" draw:id="id96" draw:layer="Master1-bg" draw:style-name="a707" draw:name="Rectangle 8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10" draw:name="Rectangle 9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13" draw:name="Rectangle 10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16" draw:name="Rectangle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20" draw:name="Title 1" svg:x="0.6356in" svg:y="0.76789in" svg:width="12.06213in" svg:height="1.10871in" presentation:class="title" presentation:placeholder="false">
        <draw:text-box>
          <text:p text:style-name="a719" text:class-names="" text:cond-style-name=""><text:span text:style-name="a717" text:class-names="">Fare clic per modificare lo stile del titolo dello schema</text:span><text:span text:style-name="a718" text:class-names=""/></text:p>
        </draw:text-box>
        <svg:title/>
        <svg:desc/>
      </draw:frame>
      <draw:frame draw:id="id101" presentation:style-name="a737" draw:name="Vertical Text Placeholder 2" svg:x="0.6356in" svg:y="2.55468in" svg:width="12.06213in" svg:height="3.85257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Fare clic per modificare gli stili del testo dello schema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Secondo livello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3" text:class-names="">Quinto livello</text:span><text:span text:style-name="a7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Date Placeholder 3" svg:x="8.31797in" svg:y="6.51371in" svg:width="3.11111in" svg:height="0.39931in" presentation:class="date-time" presentation:placeholder="false">
        <draw:text-box>
          <text:p text:style-name="a740" text:class-names="" text:cond-style-name=""><text:span text:style-name="a738" text:class-names=""><text:date text:fixed="false" style:data-style-name="a739">3/30/2022</text:date></text:span></text:p>
        </draw:text-box>
        <svg:title/>
        <svg:desc/>
      </draw:frame>
      <draw:frame draw:id="id103" presentation:style-name="a744" draw:name="Footer Placeholder 4" svg:x="0.6356in" svg:y="6.50898in" svg:width="7.56475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04" presentation:style-name="a747" draw:name="Slide Number Placeholder 5" svg:x="11.5467in" svg:y="6.51371in" svg:width="1.15104in" svg:height="0.39931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77">
        <draw:frame draw:id="id8" presentation:style-name="a750" draw:name="Segnaposto intestazione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9" presentation:style-name="a754" draw:name="Segnaposto data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5" draw:name="Segnaposto immagine diapositiva 3">
          <svg:title/>
          <svg:desc/>
        </draw:page-thumbnail>
        <draw:frame draw:id="id11" presentation:style-name="a770" draw:name="Segnaposto note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Fare clic per modificare gli stili del testo dello schema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o livello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3" draw:name="Segnaposto piè di pagina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3" presentation:style-name="a776" draw:name="Segnaposto numero diapositiva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778">
      <draw:custom-shape svg:x="0.48834in" svg:y="0.5in" svg:width="4.05in" svg:height="0.10389in" draw:id="id105" draw:layer="Master1-bg" draw:style-name="a781" draw:name="Rectangle 8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84" draw:name="Rectangle 9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87" draw:name="Rectangle 10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90" draw:name="Rectangl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94" draw:name="Vertical Title 1" svg:x="9.66667in" svg:y="0.73898in" svg:width="2.19178in" svg:height="5.66828in" presentation:class="title" presentation:placeholder="false">
        <draw:text-box>
          <text:p text:style-name="a793" text:class-names="" text:cond-style-name=""><text:span text:style-name="a791" text:class-names="">Fare clic per modificare lo stile del titolo dello schema</text:span><text:span text:style-name="a792" text:class-names=""/></text:p>
        </draw:text-box>
        <svg:title/>
        <svg:desc/>
      </draw:frame>
      <draw:frame draw:id="id110" presentation:style-name="a811" draw:name="Vertical Text Placeholder 2" svg:x="0.84747in" svg:y="0.73898in" svg:width="8.63548in" svg:height="5.66828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Fare clic per modificare gli stili del testo dello schema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o livello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Quinto livello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15" draw:name="Date Placeholder 3" svg:x="9.8356in" svg:y="6.51371in" svg:width="1.45247in" svg:height="0.39931in" presentation:class="date-time" presentation:placeholder="false">
        <draw:text-box>
          <text:p text:style-name="a814" text:class-names="" text:cond-style-name=""><text:span text:style-name="a812" text:class-names=""><text:date text:fixed="false" style:data-style-name="a813">3/30/2022</text:date></text:span></text:p>
        </draw:text-box>
        <svg:title/>
        <svg:desc/>
      </draw:frame>
      <draw:frame draw:id="id112" presentation:style-name="a818" draw:name="Footer Placeholder 4" svg:x="0.84747in" svg:y="6.50898in" svg:width="8.63548in" svg:height="0.39931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3" presentation:style-name="a821" draw:name="Slide Number Placeholder 5" svg:x="11.42456in" svg:y="6.51371in" svg:width="1.27318in" svg:height="0.39931in" presentation:class="page-number" presentation:placeholder="false">
        <draw:text-box>
          <text:p text:style-name="a820" text:class-names="" text:cond-style-name=""><text:span text:style-name="a819" text:class-names=""><text:page-number style:num-format="1" text:fixed="false"/></text:span></text:p>
        </draw:text-box>
        <svg:title/>
        <svg:desc/>
      </draw:frame>
      <presentation:notes style:page-layout-name="pageLayout2" draw:style-name="a851">
        <draw:frame draw:id="id8" presentation:style-name="a824" draw:name="Segnaposto intestazione 1" svg:x="0in" svg:y="0in" svg:width="3.25in" svg:height="0.50174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8" draw:name="Segnaposto data 2" svg:x="4.24826in" svg:y="0in" svg:width="3.25in" svg:height="0.50174in" presentation:class="date-time" presentation:placeholder="false">
          <draw:text-box>
            <text:p text:style-name="a827" text:class-names="" text:cond-style-name=""><text:span text:style-name="a825" text:class-names=""><text:date text:fixed="false" style:data-style-name="a826">30/03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29" draw:name="Segnaposto immagine diapositiva 3">
          <svg:title/>
          <svg:desc/>
        </draw:page-thumbnail>
        <draw:frame draw:id="id11" presentation:style-name="a844" draw:name="Segnaposto note 4" svg:x="0.75in" svg:y="4.8125in" svg:width="6in" svg:height="3.9375in" presentation:class="notes" presentation:placeholder="false">
          <draw:text-box>
            <text:p text:style-name="a831" text:class-names="" text:cond-style-name=""><text:span text:style-name="a830" text:class-names="">Fare clic per modificare gli stili del testo dello schema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Secondo livello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p text:style-name="a839" text:class-names="" text:cond-style-name=""><text:span text:style-name="a8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7" draw:name="Segnaposto piè di pagina 5" svg:x="0in" svg:y="9.49826in" svg:width="3.25in" svg:height="0.501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Segnaposto numero diapositiva 6" svg:x="4.24826in" svg:y="9.49826in" svg:width="3.25in" svg:height="0.50174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lgoritmi di scheduling real-time</dc:title>
    <meta:initial-creator>IVONNE RIZZUTO</meta:initial-creator>
    <dc:creator>IVONNE RIZZUTO</dc:creator>
    <meta:creation-date>2022-02-10T17:20:37Z</meta:creation-date>
    <dc:date>2022-03-30T10:26:51Z</dc:date>
    <meta:template xlink:href="TM03457464%5b%5bfn=Dividendi%5d%5d" xlink:type="simple"/>
    <meta:editing-cycles>86</meta:editing-cycles>
    <meta:editing-duration>PT115076S</meta:editing-duration>
    <meta:document-statistic meta:paragraph-count="75" meta:word-count="101"/>
  </office:meta>
</office:document-meta>
</file>